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heet7.xml" manifest:media-type="text/xml"/>
  <manifest:file-entry manifest:full-path="Basic/Standard/Sheet10.xml" manifest:media-type="text/xml"/>
  <manifest:file-entry manifest:full-path="Basic/Standard/Sheet8.xml" manifest:media-type="text/xml"/>
  <manifest:file-entry manifest:full-path="Basic/Standard/Sheet11.xml" manifest:media-type="text/xml"/>
  <manifest:file-entry manifest:full-path="Basic/Standard/Sheet9.xml" manifest:media-type="text/xml"/>
  <manifest:file-entry manifest:full-path="Basic/Standard/script-lb.xml" manifest:media-type="text/xml"/>
  <manifest:file-entry manifest:full-path="Basic/Standard/ThisWorkbook.xml" manifest:media-type="text/xml"/>
  <manifest:file-entry manifest:full-path="Basic/Standard/Sheet12.xml" manifest:media-type="text/xml"/>
  <manifest:file-entry manifest:full-path="Basic/Standard/Sheet6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empty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YPK UTR" table:style-name="ta1" table:print="false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X</text:p>
          </table:table-cell>
          <table:table-cell/>
          <table:table-cell table:style-name="ce4" office:value-type="string">
            <text:p>t</text:p>
          </table:table-cell>
          <table:table-cell table:style-name="ce5" office:value-type="string">
            <text:p>t</text:p>
          </table:table-cell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g</text:p>
          </table:table-cell>
          <table:table-cell table:style-name="ce5" office:value-type="string">
            <text:p>t</text:p>
          </table:table-cell>
          <table:table-cell table:style-name="ce5" office:value-type="string">
            <text:p>c</text:p>
          </table:table-cell>
          <table:table-cell table:style-name="ce5" office:value-type="string">
            <text:p>g</text:p>
          </table:table-cell>
          <table:table-cell table:style-name="ce5" office:value-type="string">
            <text:p>a</text:p>
          </table:table-cell>
          <table:table-cell table:number-columns-repeated="2" table:style-name="ce5" office:value-type="string">
            <text:p>g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c</text:p>
          </table:table-cell>
          <table:table-cell table:style-name="ce5" office:value-type="string">
            <text:p>g</text:p>
          </table:table-cell>
          <table:table-cell table:number-columns-repeated="2" table:style-name="ce5" office:value-type="string">
            <text:p>c</text:p>
          </table:table-cell>
          <table:table-cell table:style-name="ce5" office:value-type="string">
            <text:p>a</text:p>
          </table:table-cell>
          <table:table-cell table:number-columns-repeated="2"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table:number-columns-repeated="3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3" office:value-type="string">
            <text:p>a</text:p>
          </table:table-cell>
          <table:table-cell table:number-columns-repeated="974"/>
        </table:table-row>
        <table:table-row table:style-name="ro1">
          <table:table-cell/>
          <table:table-cell table:style-name="ce2" office:value-type="string">
            <text:p>Y</text:p>
          </table:table-cell>
          <table:table-cell/>
          <table:table-cell table:style-name="ce4" office:value-type="string">
            <text:p>t</text:p>
          </table:table-cell>
          <table:table-cell table:style-name="ce5" office:value-type="string">
            <text:p>t</text:p>
          </table:table-cell>
          <table:table-cell table:number-columns-repeated="2" table:style-name="ce5" office:value-type="string">
            <text:p>a</text:p>
          </table:table-cell>
          <table:table-cell table:number-columns-repeated="2"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g</text:p>
          </table:table-cell>
          <table:table-cell table:style-name="ce5" office:value-type="string">
            <text:p>t</text:p>
          </table:table-cell>
          <table:table-cell table:style-name="ce5" office:value-type="string">
            <text:p>c</text:p>
          </table:table-cell>
          <table:table-cell table:style-name="ce5" office:value-type="string">
            <text:p>g</text:p>
          </table:table-cell>
          <table:table-cell table:style-name="ce5" office:value-type="string">
            <text:p>a</text:p>
          </table:table-cell>
          <table:table-cell table:number-columns-repeated="2" table:style-name="ce5" office:value-type="string">
            <text:p>g</text:p>
          </table:table-cell>
          <table:table-cell table:number-columns-repeated="2" table:style-name="ce5" office:value-type="string">
            <text:p>a</text:p>
          </table:table-cell>
          <table:table-cell table:style-name="ce5" office:value-type="string">
            <text:p>c</text:p>
          </table:table-cell>
          <table:table-cell table:style-name="ce5" office:value-type="string">
            <text:p>g</text:p>
          </table:table-cell>
          <table:table-cell table:number-columns-repeated="2" table:style-name="ce5" office:value-type="string">
            <text:p>c</text:p>
          </table:table-cell>
          <table:table-cell table:style-name="ce5" office:value-type="string">
            <text:p>a</text:p>
          </table:table-cell>
          <table:table-cell table:number-columns-repeated="2"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table:number-columns-repeated="3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3" office:value-type="string">
            <text:p>a</text:p>
          </table:table-cell>
          <table:table-cell table:number-columns-repeated="974"/>
        </table:table-row>
        <table:table-row table:style-name="ro1">
          <table:table-cell table:number-columns-repeated="3"/>
          <table:table-cell table:style-name="ce3" table:number-columns-repeated="19"/>
          <table:table-cell table:style-name="Default"/>
          <table:table-cell table:style-name="ce3"/>
          <table:table-cell table:number-columns-repeated="3"/>
          <table:table-cell table:style-name="ce3" table:number-columns-repeated="21"/>
          <table:table-cell table:number-columns-repeated="976"/>
        </table:table-row>
        <table:table-row table:style-name="ro1">
          <table:table-cell table:number-columns-repeated="2"/>
          <table:table-cell table:style-name="ce3"/>
          <table:table-cell table:style-name="ce3" table:formula="of:=IF([.D2]&lt;&gt;&quot;&quot;;[.D2];&quot;&quot;)" office:value-type="string" office:string-value="t">
            <text:p>t</text:p>
          </table:table-cell>
          <table:table-cell table:style-name="ce3" table:formula="of:=IF([.E2]&lt;&gt;&quot;&quot;;[.E2];&quot;&quot;)" office:value-type="string" office:string-value="t">
            <text:p>t</text:p>
          </table:table-cell>
          <table:table-cell table:style-name="ce3" table:formula="of:=IF([.F2]&lt;&gt;&quot;&quot;;[.F2];&quot;&quot;)" office:value-type="string" office:string-value="a">
            <text:p>a</text:p>
          </table:table-cell>
          <table:table-cell table:style-name="ce3" table:formula="of:=IF([.G2]&lt;&gt;&quot;&quot;;[.G2];&quot;&quot;)" office:value-type="string" office:string-value="a">
            <text:p>a</text:p>
          </table:table-cell>
          <table:table-cell table:style-name="ce3" table:formula="of:=IF([.H2]&lt;&gt;&quot;&quot;;[.H2];&quot;&quot;)" office:value-type="string" office:string-value="t">
            <text:p>t</text:p>
          </table:table-cell>
          <table:table-cell table:style-name="ce3" table:formula="of:=IF([.I2]&lt;&gt;&quot;&quot;;[.I2];&quot;&quot;)" office:value-type="string" office:string-value="t">
            <text:p>t</text:p>
          </table:table-cell>
          <table:table-cell table:style-name="ce3" table:formula="of:=IF([.J2]&lt;&gt;&quot;&quot;;[.J2];&quot;&quot;)" office:value-type="string" office:string-value="a">
            <text:p>a</text:p>
          </table:table-cell>
          <table:table-cell table:style-name="ce3" table:formula="of:=IF([.K2]&lt;&gt;&quot;&quot;;[.K2];&quot;&quot;)" office:value-type="string" office:string-value="g">
            <text:p>g</text:p>
          </table:table-cell>
          <table:table-cell table:style-name="ce3" table:formula="of:=IF([.L2]&lt;&gt;&quot;&quot;;[.L2];&quot;&quot;)" office:value-type="string" office:string-value="t">
            <text:p>t</text:p>
          </table:table-cell>
          <table:table-cell table:style-name="ce3" table:formula="of:=IF([.M2]&lt;&gt;&quot;&quot;;[.M2];&quot;&quot;)" office:value-type="string" office:string-value="c">
            <text:p>c</text:p>
          </table:table-cell>
          <table:table-cell table:style-name="ce3" table:formula="of:=IF([.N2]&lt;&gt;&quot;&quot;;[.N2];&quot;&quot;)" office:value-type="string" office:string-value="g">
            <text:p>g</text:p>
          </table:table-cell>
          <table:table-cell table:style-name="ce3" table:formula="of:=IF([.O2]&lt;&gt;&quot;&quot;;[.O2];&quot;&quot;)" office:value-type="string" office:string-value="a">
            <text:p>a</text:p>
          </table:table-cell>
          <table:table-cell table:style-name="ce3" table:formula="of:=IF([.P2]&lt;&gt;&quot;&quot;;[.P2];&quot;&quot;)" office:value-type="string" office:string-value="g">
            <text:p>g</text:p>
          </table:table-cell>
          <table:table-cell table:style-name="ce3" table:formula="of:=IF([.Q2]&lt;&gt;&quot;&quot;;[.Q2];&quot;&quot;)" office:value-type="string" office:string-value="g">
            <text:p>g</text:p>
          </table:table-cell>
          <table:table-cell table:style-name="ce3" table:formula="of:=IF([.R2]&lt;&gt;&quot;&quot;;[.R2];&quot;&quot;)" office:value-type="string" office:string-value="a">
            <text:p>a</text:p>
          </table:table-cell>
          <table:table-cell table:style-name="ce3" table:formula="of:=IF([.S2]&lt;&gt;&quot;&quot;;[.S2];&quot;&quot;)" office:value-type="string" office:string-value="a">
            <text:p>a</text:p>
          </table:table-cell>
          <table:table-cell table:style-name="ce3" table:formula="of:=IF([.T2]&lt;&gt;&quot;&quot;;[.T2];&quot;&quot;)" office:value-type="string" office:string-value="c">
            <text:p>c</text:p>
          </table:table-cell>
          <table:table-cell table:style-name="ce3" table:formula="of:=IF([.U2]&lt;&gt;&quot;&quot;;[.U2];&quot;&quot;)" office:value-type="string" office:string-value="g">
            <text:p>g</text:p>
          </table:table-cell>
          <table:table-cell table:style-name="ce3" table:formula="of:=IF([.V2]&lt;&gt;&quot;&quot;;[.V2];&quot;&quot;)" office:value-type="string" office:string-value="c">
            <text:p>c</text:p>
          </table:table-cell>
          <table:table-cell table:style-name="ce3" table:formula="of:=IF([.W2]&lt;&gt;&quot;&quot;;[.W2];&quot;&quot;)" office:value-type="string" office:string-value="c">
            <text:p>c</text:p>
          </table:table-cell>
          <table:table-cell table:style-name="ce3" table:formula="of:=IF([.X2]&lt;&gt;&quot;&quot;;[.X2];&quot;&quot;)" office:value-type="string" office:string-value="a">
            <text:p>a</text:p>
          </table:table-cell>
          <table:table-cell table:style-name="ce3" table:formula="of:=IF([.Y2]&lt;&gt;&quot;&quot;;[.Y2];&quot;&quot;)" office:value-type="string" office:string-value="g">
            <text:p>g</text:p>
          </table:table-cell>
          <table:table-cell table:style-name="ce3" table:formula="of:=IF([.Z2]&lt;&gt;&quot;&quot;;[.Z2];&quot;&quot;)" office:value-type="string" office:string-value="g">
            <text:p>g</text:p>
          </table:table-cell>
          <table:table-cell table:style-name="ce3" table:formula="of:=IF([.AA2]&lt;&gt;&quot;&quot;;[.AA2];&quot;&quot;)" office:value-type="string" office:string-value="t">
            <text:p>t</text:p>
          </table:table-cell>
          <table:table-cell table:style-name="ce3" table:formula="of:=IF([.AB2]&lt;&gt;&quot;&quot;;[.AB2];&quot;&quot;)" office:value-type="string" office:string-value="t">
            <text:p>t</text:p>
          </table:table-cell>
          <table:table-cell table:style-name="ce3" table:formula="of:=IF([.AC2]&lt;&gt;&quot;&quot;;[.AC2];&quot;&quot;)" office:value-type="string" office:string-value="g">
            <text:p>g</text:p>
          </table:table-cell>
          <table:table-cell table:style-name="ce3" table:formula="of:=IF([.AD2]&lt;&gt;&quot;&quot;;[.AD2];&quot;&quot;)" office:value-type="string" office:string-value="c">
            <text:p>c</text:p>
          </table:table-cell>
          <table:table-cell table:style-name="ce3" table:formula="of:=IF([.AE2]&lt;&gt;&quot;&quot;;[.AE2];&quot;&quot;)" office:value-type="string" office:string-value="c">
            <text:p>c</text:p>
          </table:table-cell>
          <table:table-cell table:style-name="ce3" table:formula="of:=IF([.AF2]&lt;&gt;&quot;&quot;;[.AF2];&quot;&quot;)" office:value-type="string" office:string-value="c">
            <text:p>c</text:p>
          </table:table-cell>
          <table:table-cell table:style-name="ce3" table:formula="of:=IF([.AG2]&lt;&gt;&quot;&quot;;[.AG2];&quot;&quot;)" office:value-type="string" office:string-value="a">
            <text:p>a</text:p>
          </table:table-cell>
          <table:table-cell table:style-name="ce3" table:formula="of:=IF([.AH2]&lt;&gt;&quot;&quot;;[.AH2];&quot;&quot;)" office:value-type="string" office:string-value="c">
            <text:p>c</text:p>
          </table:table-cell>
          <table:table-cell table:style-name="ce3" table:formula="of:=IF([.AI2]&lt;&gt;&quot;&quot;;[.AI2];&quot;&quot;)" office:value-type="string" office:string-value="t">
            <text:p>t</text:p>
          </table:table-cell>
          <table:table-cell table:style-name="ce3" table:formula="of:=IF([.AJ2]&lt;&gt;&quot;&quot;;[.AJ2];&quot;&quot;)" office:value-type="string" office:string-value="t">
            <text:p>t</text:p>
          </table:table-cell>
          <table:table-cell table:style-name="ce3" table:formula="of:=IF([.AK2]&lt;&gt;&quot;&quot;;[.AK2];&quot;&quot;)" office:value-type="string" office:string-value="t">
            <text:p>t</text:p>
          </table:table-cell>
          <table:table-cell table:style-name="ce3" table:formula="of:=IF([.AL2]&lt;&gt;&quot;&quot;;[.AL2];&quot;&quot;)" office:value-type="string" office:string-value="c">
            <text:p>c</text:p>
          </table:table-cell>
          <table:table-cell table:style-name="ce3" table:formula="of:=IF([.AM2]&lt;&gt;&quot;&quot;;[.AM2];&quot;&quot;)" office:value-type="string" office:string-value="t">
            <text:p>t</text:p>
          </table:table-cell>
          <table:table-cell table:style-name="ce3" table:formula="of:=IF([.AN2]&lt;&gt;&quot;&quot;;[.AN2];&quot;&quot;)" office:value-type="string" office:string-value="c">
            <text:p>c</text:p>
          </table:table-cell>
          <table:table-cell table:style-name="ce3" table:formula="of:=IF([.AO2]&lt;&gt;&quot;&quot;;[.AO2];&quot;&quot;)" office:value-type="string" office:string-value="a">
            <text:p>a</text:p>
          </table:table-cell>
          <table:table-cell table:style-name="ce3" table:formula="of:=IF([.AP2]&lt;&gt;&quot;&quot;;[.AP2];&quot;&quot;)" office:value-type="string" office:string-value="c">
            <text:p>c</text:p>
          </table:table-cell>
          <table:table-cell table:style-name="ce3" table:formula="of:=IF([.AQ2]&lt;&gt;&quot;&quot;;[.AQ2];&quot;&quot;)" office:value-type="string" office:string-value="t">
            <text:p>t</text:p>
          </table:table-cell>
          <table:table-cell table:style-name="ce3" table:formula="of:=IF([.AR2]&lt;&gt;&quot;&quot;;[.AR2];&quot;&quot;)" office:value-type="string" office:string-value="a">
            <text:p>a</text:p>
          </table:table-cell>
          <table:table-cell table:style-name="ce3" table:formula="of:=IF([.AS2]&lt;&gt;&quot;&quot;;[.AS2];&quot;&quot;)" office:value-type="string" office:string-value="g">
            <text:p>g</text:p>
          </table:table-cell>
          <table:table-cell table:style-name="ce3" table:formula="of:=IF([.AT2]&lt;&gt;&quot;&quot;;[.AT2];&quot;&quot;)" office:value-type="string" office:string-value="t">
            <text:p>t</text:p>
          </table:table-cell>
          <table:table-cell table:style-name="ce3" table:formula="of:=IF([.AU2]&lt;&gt;&quot;&quot;;[.AU2];&quot;&quot;)" office:value-type="string" office:string-value="g">
            <text:p>g</text:p>
          </table:table-cell>
          <table:table-cell table:style-name="ce3" table:formula="of:=IF([.AV2]&lt;&gt;&quot;&quot;;[.AV2];&quot;&quot;)" office:value-type="string" office:string-value="a">
            <text:p>a</text:p>
          </table:table-cell>
          <table:table-cell table:style-name="ce3" table:formula="of:=IF([.AW2]&lt;&gt;&quot;&quot;;[.AW2];&quot;&quot;)" office:value-type="string" office:string-value="a">
            <text:p>a</text:p>
          </table:table-cell>
          <table:table-cell table:style-name="ce3" table:formula="of:=IF([.AX2]&lt;&gt;&quot;&quot;;[.AX2];&quot;&quot;)" office:value-type="string" office:string-value="a">
            <text:p>a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t</text:p>
          </table:table-cell>
          <table:table-cell table:style-name="ce3" table:formula="of:=IF([.D$5]=[.$C6];IF([.D$5]&lt;&gt;&quot;&quot;;&quot;x&quot;;&quot;&quot;);&quot; &quot;)" office:value-type="string" office:string-value="x">
            <text:p>x</text:p>
          </table:table-cell>
          <table:table-cell table:style-name="ce3" table:formula="of:=IF([.E$5]=[.$C6];IF([.E$5]&lt;&gt;&quot;&quot;;&quot;x&quot;;&quot;&quot;);&quot; &quot;)" office:value-type="string" office:string-value="x">
            <text:p>x</text:p>
          </table:table-cell>
          <table:table-cell table:style-name="ce3" table:formula="of:=IF([.F$5]=[.$C6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6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6];IF([.H$5]&lt;&gt;&quot;&quot;;&quot;x&quot;;&quot;&quot;);&quot; &quot;)" office:value-type="string" office:string-value="x">
            <text:p>x</text:p>
          </table:table-cell>
          <table:table-cell table:style-name="ce3" table:formula="of:=IF([.I$5]=[.$C6];IF([.I$5]&lt;&gt;&quot;&quot;;&quot;x&quot;;&quot;&quot;);&quot; &quot;)" office:value-type="string" office:string-value="x">
            <text:p>x</text:p>
          </table:table-cell>
          <table:table-cell table:style-name="ce3" table:formula="of:=IF([.J$5]=[.$C6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6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6];IF([.L$5]&lt;&gt;&quot;&quot;;&quot;x&quot;;&quot;&quot;);&quot; &quot;)" office:value-type="string" office:string-value="x">
            <text:p>x</text:p>
          </table:table-cell>
          <table:table-cell table:style-name="ce3" table:formula="of:=IF([.M$5]=[.$C6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6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6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6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6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6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6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6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6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6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6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6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6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6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6];IF([.AA$5]&lt;&gt;&quot;&quot;;&quot;x&quot;;&quot;&quot;);&quot; &quot;)" office:value-type="string" office:string-value="x">
            <text:p>x</text:p>
          </table:table-cell>
          <table:table-cell table:style-name="ce3" table:formula="of:=IF([.AB$5]=[.$C6];IF([.AB$5]&lt;&gt;&quot;&quot;;&quot;x&quot;;&quot;&quot;);&quot; &quot;)" office:value-type="string" office:string-value="x">
            <text:p>x</text:p>
          </table:table-cell>
          <table:table-cell table:style-name="ce3" table:formula="of:=IF([.AC$5]=[.$C6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6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6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6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6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6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6];IF([.AI$5]&lt;&gt;&quot;&quot;;&quot;x&quot;;&quot;&quot;);&quot; &quot;)" office:value-type="string" office:string-value="x">
            <text:p>x</text:p>
          </table:table-cell>
          <table:table-cell table:style-name="ce3" table:formula="of:=IF([.AJ$5]=[.$C6];IF([.AJ$5]&lt;&gt;&quot;&quot;;&quot;x&quot;;&quot;&quot;);&quot; &quot;)" office:value-type="string" office:string-value="x">
            <text:p>x</text:p>
          </table:table-cell>
          <table:table-cell table:style-name="ce3" table:formula="of:=IF([.AK$5]=[.$C6];IF([.AK$5]&lt;&gt;&quot;&quot;;&quot;x&quot;;&quot;&quot;);&quot; &quot;)" office:value-type="string" office:string-value="x">
            <text:p>x</text:p>
          </table:table-cell>
          <table:table-cell table:style-name="ce3" table:formula="of:=IF([.AL$5]=[.$C6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6];IF([.AM$5]&lt;&gt;&quot;&quot;;&quot;x&quot;;&quot;&quot;);&quot; &quot;)" office:value-type="string" office:string-value="x">
            <text:p>x</text:p>
          </table:table-cell>
          <table:table-cell table:style-name="ce3" table:formula="of:=IF([.AN$5]=[.$C6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6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6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6];IF([.AQ$5]&lt;&gt;&quot;&quot;;&quot;x&quot;;&quot;&quot;);&quot; &quot;)" office:value-type="string" office:string-value="x">
            <text:p>x</text:p>
          </table:table-cell>
          <table:table-cell table:style-name="ce3" table:formula="of:=IF([.AR$5]=[.$C6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6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6];IF([.AT$5]&lt;&gt;&quot;&quot;;&quot;x&quot;;&quot;&quot;);&quot; &quot;)" office:value-type="string" office:string-value="x">
            <text:p>x</text:p>
          </table:table-cell>
          <table:table-cell table:style-name="ce3" table:formula="of:=IF([.AU$5]=[.$C6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6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6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6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t</text:p>
          </table:table-cell>
          <table:table-cell table:style-name="ce3" table:formula="of:=IF([.D$5]=[.$C7];IF([.D$5]&lt;&gt;&quot;&quot;;&quot;x&quot;;&quot;&quot;);&quot; &quot;)" office:value-type="string" office:string-value="x">
            <text:p>x</text:p>
          </table:table-cell>
          <table:table-cell table:style-name="ce3" table:formula="of:=IF([.E$5]=[.$C7];IF([.E$5]&lt;&gt;&quot;&quot;;&quot;x&quot;;&quot;&quot;);&quot; &quot;)" office:value-type="string" office:string-value="x">
            <text:p>x</text:p>
          </table:table-cell>
          <table:table-cell table:style-name="ce3" table:formula="of:=IF([.F$5]=[.$C7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7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7];IF([.H$5]&lt;&gt;&quot;&quot;;&quot;x&quot;;&quot;&quot;);&quot; &quot;)" office:value-type="string" office:string-value="x">
            <text:p>x</text:p>
          </table:table-cell>
          <table:table-cell table:style-name="ce3" table:formula="of:=IF([.I$5]=[.$C7];IF([.I$5]&lt;&gt;&quot;&quot;;&quot;x&quot;;&quot;&quot;);&quot; &quot;)" office:value-type="string" office:string-value="x">
            <text:p>x</text:p>
          </table:table-cell>
          <table:table-cell table:style-name="ce3" table:formula="of:=IF([.J$5]=[.$C7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7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7];IF([.L$5]&lt;&gt;&quot;&quot;;&quot;x&quot;;&quot;&quot;);&quot; &quot;)" office:value-type="string" office:string-value="x">
            <text:p>x</text:p>
          </table:table-cell>
          <table:table-cell table:style-name="ce3" table:formula="of:=IF([.M$5]=[.$C7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7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7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7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7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7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7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7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7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7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7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7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7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7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7];IF([.AA$5]&lt;&gt;&quot;&quot;;&quot;x&quot;;&quot;&quot;);&quot; &quot;)" office:value-type="string" office:string-value="x">
            <text:p>x</text:p>
          </table:table-cell>
          <table:table-cell table:style-name="ce3" table:formula="of:=IF([.AB$5]=[.$C7];IF([.AB$5]&lt;&gt;&quot;&quot;;&quot;x&quot;;&quot;&quot;);&quot; &quot;)" office:value-type="string" office:string-value="x">
            <text:p>x</text:p>
          </table:table-cell>
          <table:table-cell table:style-name="ce3" table:formula="of:=IF([.AC$5]=[.$C7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7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7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7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7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7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7];IF([.AI$5]&lt;&gt;&quot;&quot;;&quot;x&quot;;&quot;&quot;);&quot; &quot;)" office:value-type="string" office:string-value="x">
            <text:p>x</text:p>
          </table:table-cell>
          <table:table-cell table:style-name="ce3" table:formula="of:=IF([.AJ$5]=[.$C7];IF([.AJ$5]&lt;&gt;&quot;&quot;;&quot;x&quot;;&quot;&quot;);&quot; &quot;)" office:value-type="string" office:string-value="x">
            <text:p>x</text:p>
          </table:table-cell>
          <table:table-cell table:style-name="ce3" table:formula="of:=IF([.AK$5]=[.$C7];IF([.AK$5]&lt;&gt;&quot;&quot;;&quot;x&quot;;&quot;&quot;);&quot; &quot;)" office:value-type="string" office:string-value="x">
            <text:p>x</text:p>
          </table:table-cell>
          <table:table-cell table:style-name="ce3" table:formula="of:=IF([.AL$5]=[.$C7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7];IF([.AM$5]&lt;&gt;&quot;&quot;;&quot;x&quot;;&quot;&quot;);&quot; &quot;)" office:value-type="string" office:string-value="x">
            <text:p>x</text:p>
          </table:table-cell>
          <table:table-cell table:style-name="ce3" table:formula="of:=IF([.AN$5]=[.$C7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7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7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7];IF([.AQ$5]&lt;&gt;&quot;&quot;;&quot;x&quot;;&quot;&quot;);&quot; &quot;)" office:value-type="string" office:string-value="x">
            <text:p>x</text:p>
          </table:table-cell>
          <table:table-cell table:style-name="ce3" table:formula="of:=IF([.AR$5]=[.$C7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7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7];IF([.AT$5]&lt;&gt;&quot;&quot;;&quot;x&quot;;&quot;&quot;);&quot; &quot;)" office:value-type="string" office:string-value="x">
            <text:p>x</text:p>
          </table:table-cell>
          <table:table-cell table:style-name="ce3" table:formula="of:=IF([.AU$5]=[.$C7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7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7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7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a</text:p>
          </table:table-cell>
          <table:table-cell table:style-name="ce3" table:formula="of:=IF([.D$5]=[.$C8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8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8];IF([.F$5]&lt;&gt;&quot;&quot;;&quot;x&quot;;&quot;&quot;);&quot; &quot;)" office:value-type="string" office:string-value="x">
            <text:p>x</text:p>
          </table:table-cell>
          <table:table-cell table:style-name="ce3" table:formula="of:=IF([.G$5]=[.$C8];IF([.G$5]&lt;&gt;&quot;&quot;;&quot;x&quot;;&quot;&quot;);&quot; &quot;)" office:value-type="string" office:string-value="x">
            <text:p>x</text:p>
          </table:table-cell>
          <table:table-cell table:style-name="ce3" table:formula="of:=IF([.H$5]=[.$C8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8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8];IF([.J$5]&lt;&gt;&quot;&quot;;&quot;x&quot;;&quot;&quot;);&quot; &quot;)" office:value-type="string" office:string-value="x">
            <text:p>x</text:p>
          </table:table-cell>
          <table:table-cell table:style-name="ce3" table:formula="of:=IF([.K$5]=[.$C8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8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8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8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8];IF([.O$5]&lt;&gt;&quot;&quot;;&quot;x&quot;;&quot;&quot;);&quot; &quot;)" office:value-type="string" office:string-value="x">
            <text:p>x</text:p>
          </table:table-cell>
          <table:table-cell table:style-name="ce3" table:formula="of:=IF([.P$5]=[.$C8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8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8];IF([.R$5]&lt;&gt;&quot;&quot;;&quot;x&quot;;&quot;&quot;);&quot; &quot;)" office:value-type="string" office:string-value="x">
            <text:p>x</text:p>
          </table:table-cell>
          <table:table-cell table:style-name="ce3" table:formula="of:=IF([.S$5]=[.$C8];IF([.S$5]&lt;&gt;&quot;&quot;;&quot;x&quot;;&quot;&quot;);&quot; &quot;)" office:value-type="string" office:string-value="x">
            <text:p>x</text:p>
          </table:table-cell>
          <table:table-cell table:style-name="ce3" table:formula="of:=IF([.T$5]=[.$C8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8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8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8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8];IF([.X$5]&lt;&gt;&quot;&quot;;&quot;x&quot;;&quot;&quot;);&quot; &quot;)" office:value-type="string" office:string-value="x">
            <text:p>x</text:p>
          </table:table-cell>
          <table:table-cell table:style-name="ce3" table:formula="of:=IF([.Y$5]=[.$C8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8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8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8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8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8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8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8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8];IF([.AG$5]&lt;&gt;&quot;&quot;;&quot;x&quot;;&quot;&quot;);&quot; &quot;)" office:value-type="string" office:string-value="x">
            <text:p>x</text:p>
          </table:table-cell>
          <table:table-cell table:style-name="ce3" table:formula="of:=IF([.AH$5]=[.$C8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8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8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8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8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8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8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8];IF([.AO$5]&lt;&gt;&quot;&quot;;&quot;x&quot;;&quot;&quot;);&quot; &quot;)" office:value-type="string" office:string-value="x">
            <text:p>x</text:p>
          </table:table-cell>
          <table:table-cell table:style-name="ce3" table:formula="of:=IF([.AP$5]=[.$C8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8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8];IF([.AR$5]&lt;&gt;&quot;&quot;;&quot;x&quot;;&quot;&quot;);&quot; &quot;)" office:value-type="string" office:string-value="x">
            <text:p>x</text:p>
          </table:table-cell>
          <table:table-cell table:style-name="ce3" table:formula="of:=IF([.AS$5]=[.$C8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8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8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8];IF([.AV$5]&lt;&gt;&quot;&quot;;&quot;x&quot;;&quot;&quot;);&quot; &quot;)" office:value-type="string" office:string-value="x">
            <text:p>x</text:p>
          </table:table-cell>
          <table:table-cell table:style-name="ce3" table:formula="of:=IF([.AW$5]=[.$C8];IF([.AW$5]&lt;&gt;&quot;&quot;;&quot;x&quot;;&quot;&quot;);&quot; &quot;)" office:value-type="string" office:string-value="x">
            <text:p>x</text:p>
          </table:table-cell>
          <table:table-cell table:style-name="ce3" table:formula="of:=IF([.AX$5]=[.$C8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a</text:p>
          </table:table-cell>
          <table:table-cell table:style-name="ce3" table:formula="of:=IF([.D$5]=[.$C9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9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9];IF([.F$5]&lt;&gt;&quot;&quot;;&quot;x&quot;;&quot;&quot;);&quot; &quot;)" office:value-type="string" office:string-value="x">
            <text:p>x</text:p>
          </table:table-cell>
          <table:table-cell table:style-name="ce3" table:formula="of:=IF([.G$5]=[.$C9];IF([.G$5]&lt;&gt;&quot;&quot;;&quot;x&quot;;&quot;&quot;);&quot; &quot;)" office:value-type="string" office:string-value="x">
            <text:p>x</text:p>
          </table:table-cell>
          <table:table-cell table:style-name="ce3" table:formula="of:=IF([.H$5]=[.$C9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9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9];IF([.J$5]&lt;&gt;&quot;&quot;;&quot;x&quot;;&quot;&quot;);&quot; &quot;)" office:value-type="string" office:string-value="x">
            <text:p>x</text:p>
          </table:table-cell>
          <table:table-cell table:style-name="ce3" table:formula="of:=IF([.K$5]=[.$C9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9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9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9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9];IF([.O$5]&lt;&gt;&quot;&quot;;&quot;x&quot;;&quot;&quot;);&quot; &quot;)" office:value-type="string" office:string-value="x">
            <text:p>x</text:p>
          </table:table-cell>
          <table:table-cell table:style-name="ce3" table:formula="of:=IF([.P$5]=[.$C9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9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9];IF([.R$5]&lt;&gt;&quot;&quot;;&quot;x&quot;;&quot;&quot;);&quot; &quot;)" office:value-type="string" office:string-value="x">
            <text:p>x</text:p>
          </table:table-cell>
          <table:table-cell table:style-name="ce3" table:formula="of:=IF([.S$5]=[.$C9];IF([.S$5]&lt;&gt;&quot;&quot;;&quot;x&quot;;&quot;&quot;);&quot; &quot;)" office:value-type="string" office:string-value="x">
            <text:p>x</text:p>
          </table:table-cell>
          <table:table-cell table:style-name="ce3" table:formula="of:=IF([.T$5]=[.$C9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9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9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9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9];IF([.X$5]&lt;&gt;&quot;&quot;;&quot;x&quot;;&quot;&quot;);&quot; &quot;)" office:value-type="string" office:string-value="x">
            <text:p>x</text:p>
          </table:table-cell>
          <table:table-cell table:style-name="ce3" table:formula="of:=IF([.Y$5]=[.$C9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9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9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9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9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9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9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9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9];IF([.AG$5]&lt;&gt;&quot;&quot;;&quot;x&quot;;&quot;&quot;);&quot; &quot;)" office:value-type="string" office:string-value="x">
            <text:p>x</text:p>
          </table:table-cell>
          <table:table-cell table:style-name="ce3" table:formula="of:=IF([.AH$5]=[.$C9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9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9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9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9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9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9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9];IF([.AO$5]&lt;&gt;&quot;&quot;;&quot;x&quot;;&quot;&quot;);&quot; &quot;)" office:value-type="string" office:string-value="x">
            <text:p>x</text:p>
          </table:table-cell>
          <table:table-cell table:style-name="ce3" table:formula="of:=IF([.AP$5]=[.$C9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9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9];IF([.AR$5]&lt;&gt;&quot;&quot;;&quot;x&quot;;&quot;&quot;);&quot; &quot;)" office:value-type="string" office:string-value="x">
            <text:p>x</text:p>
          </table:table-cell>
          <table:table-cell table:style-name="ce3" table:formula="of:=IF([.AS$5]=[.$C9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9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9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9];IF([.AV$5]&lt;&gt;&quot;&quot;;&quot;x&quot;;&quot;&quot;);&quot; &quot;)" office:value-type="string" office:string-value="x">
            <text:p>x</text:p>
          </table:table-cell>
          <table:table-cell table:style-name="ce3" table:formula="of:=IF([.AW$5]=[.$C9];IF([.AW$5]&lt;&gt;&quot;&quot;;&quot;x&quot;;&quot;&quot;);&quot; &quot;)" office:value-type="string" office:string-value="x">
            <text:p>x</text:p>
          </table:table-cell>
          <table:table-cell table:style-name="ce3" table:formula="of:=IF([.AX$5]=[.$C9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t</text:p>
          </table:table-cell>
          <table:table-cell table:style-name="ce3" table:formula="of:=IF([.D$5]=[.$C10];IF([.D$5]&lt;&gt;&quot;&quot;;&quot;x&quot;;&quot;&quot;);&quot; &quot;)" office:value-type="string" office:string-value="x">
            <text:p>x</text:p>
          </table:table-cell>
          <table:table-cell table:style-name="ce3" table:formula="of:=IF([.E$5]=[.$C10];IF([.E$5]&lt;&gt;&quot;&quot;;&quot;x&quot;;&quot;&quot;);&quot; &quot;)" office:value-type="string" office:string-value="x">
            <text:p>x</text:p>
          </table:table-cell>
          <table:table-cell table:style-name="ce3" table:formula="of:=IF([.F$5]=[.$C10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10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10];IF([.H$5]&lt;&gt;&quot;&quot;;&quot;x&quot;;&quot;&quot;);&quot; &quot;)" office:value-type="string" office:string-value="x">
            <text:p>x</text:p>
          </table:table-cell>
          <table:table-cell table:style-name="ce3" table:formula="of:=IF([.I$5]=[.$C10];IF([.I$5]&lt;&gt;&quot;&quot;;&quot;x&quot;;&quot;&quot;);&quot; &quot;)" office:value-type="string" office:string-value="x">
            <text:p>x</text:p>
          </table:table-cell>
          <table:table-cell table:style-name="ce3" table:formula="of:=IF([.J$5]=[.$C10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10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10];IF([.L$5]&lt;&gt;&quot;&quot;;&quot;x&quot;;&quot;&quot;);&quot; &quot;)" office:value-type="string" office:string-value="x">
            <text:p>x</text:p>
          </table:table-cell>
          <table:table-cell table:style-name="ce3" table:formula="of:=IF([.M$5]=[.$C10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10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10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10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10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10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10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10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10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10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10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10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10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10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10];IF([.AA$5]&lt;&gt;&quot;&quot;;&quot;x&quot;;&quot;&quot;);&quot; &quot;)" office:value-type="string" office:string-value="x">
            <text:p>x</text:p>
          </table:table-cell>
          <table:table-cell table:style-name="ce3" table:formula="of:=IF([.AB$5]=[.$C10];IF([.AB$5]&lt;&gt;&quot;&quot;;&quot;x&quot;;&quot;&quot;);&quot; &quot;)" office:value-type="string" office:string-value="x">
            <text:p>x</text:p>
          </table:table-cell>
          <table:table-cell table:style-name="ce3" table:formula="of:=IF([.AC$5]=[.$C10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10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10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10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10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10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10];IF([.AI$5]&lt;&gt;&quot;&quot;;&quot;x&quot;;&quot;&quot;);&quot; &quot;)" office:value-type="string" office:string-value="x">
            <text:p>x</text:p>
          </table:table-cell>
          <table:table-cell table:style-name="ce3" table:formula="of:=IF([.AJ$5]=[.$C10];IF([.AJ$5]&lt;&gt;&quot;&quot;;&quot;x&quot;;&quot;&quot;);&quot; &quot;)" office:value-type="string" office:string-value="x">
            <text:p>x</text:p>
          </table:table-cell>
          <table:table-cell table:style-name="ce3" table:formula="of:=IF([.AK$5]=[.$C10];IF([.AK$5]&lt;&gt;&quot;&quot;;&quot;x&quot;;&quot;&quot;);&quot; &quot;)" office:value-type="string" office:string-value="x">
            <text:p>x</text:p>
          </table:table-cell>
          <table:table-cell table:style-name="ce3" table:formula="of:=IF([.AL$5]=[.$C10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10];IF([.AM$5]&lt;&gt;&quot;&quot;;&quot;x&quot;;&quot;&quot;);&quot; &quot;)" office:value-type="string" office:string-value="x">
            <text:p>x</text:p>
          </table:table-cell>
          <table:table-cell table:style-name="ce3" table:formula="of:=IF([.AN$5]=[.$C10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10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10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10];IF([.AQ$5]&lt;&gt;&quot;&quot;;&quot;x&quot;;&quot;&quot;);&quot; &quot;)" office:value-type="string" office:string-value="x">
            <text:p>x</text:p>
          </table:table-cell>
          <table:table-cell table:style-name="ce3" table:formula="of:=IF([.AR$5]=[.$C10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10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10];IF([.AT$5]&lt;&gt;&quot;&quot;;&quot;x&quot;;&quot;&quot;);&quot; &quot;)" office:value-type="string" office:string-value="x">
            <text:p>x</text:p>
          </table:table-cell>
          <table:table-cell table:style-name="ce3" table:formula="of:=IF([.AU$5]=[.$C10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10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10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10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t</text:p>
          </table:table-cell>
          <table:table-cell table:style-name="ce3" table:formula="of:=IF([.D$5]=[.$C11];IF([.D$5]&lt;&gt;&quot;&quot;;&quot;x&quot;;&quot;&quot;);&quot; &quot;)" office:value-type="string" office:string-value="x">
            <text:p>x</text:p>
          </table:table-cell>
          <table:table-cell table:style-name="ce3" table:formula="of:=IF([.E$5]=[.$C11];IF([.E$5]&lt;&gt;&quot;&quot;;&quot;x&quot;;&quot;&quot;);&quot; &quot;)" office:value-type="string" office:string-value="x">
            <text:p>x</text:p>
          </table:table-cell>
          <table:table-cell table:style-name="ce3" table:formula="of:=IF([.F$5]=[.$C11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11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11];IF([.H$5]&lt;&gt;&quot;&quot;;&quot;x&quot;;&quot;&quot;);&quot; &quot;)" office:value-type="string" office:string-value="x">
            <text:p>x</text:p>
          </table:table-cell>
          <table:table-cell table:style-name="ce3" table:formula="of:=IF([.I$5]=[.$C11];IF([.I$5]&lt;&gt;&quot;&quot;;&quot;x&quot;;&quot;&quot;);&quot; &quot;)" office:value-type="string" office:string-value="x">
            <text:p>x</text:p>
          </table:table-cell>
          <table:table-cell table:style-name="ce3" table:formula="of:=IF([.J$5]=[.$C11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11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11];IF([.L$5]&lt;&gt;&quot;&quot;;&quot;x&quot;;&quot;&quot;);&quot; &quot;)" office:value-type="string" office:string-value="x">
            <text:p>x</text:p>
          </table:table-cell>
          <table:table-cell table:style-name="ce3" table:formula="of:=IF([.M$5]=[.$C11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11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11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11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11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11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11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11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11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11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11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11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11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11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11];IF([.AA$5]&lt;&gt;&quot;&quot;;&quot;x&quot;;&quot;&quot;);&quot; &quot;)" office:value-type="string" office:string-value="x">
            <text:p>x</text:p>
          </table:table-cell>
          <table:table-cell table:style-name="ce3" table:formula="of:=IF([.AB$5]=[.$C11];IF([.AB$5]&lt;&gt;&quot;&quot;;&quot;x&quot;;&quot;&quot;);&quot; &quot;)" office:value-type="string" office:string-value="x">
            <text:p>x</text:p>
          </table:table-cell>
          <table:table-cell table:style-name="ce3" table:formula="of:=IF([.AC$5]=[.$C11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11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11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11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11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11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11];IF([.AI$5]&lt;&gt;&quot;&quot;;&quot;x&quot;;&quot;&quot;);&quot; &quot;)" office:value-type="string" office:string-value="x">
            <text:p>x</text:p>
          </table:table-cell>
          <table:table-cell table:style-name="ce3" table:formula="of:=IF([.AJ$5]=[.$C11];IF([.AJ$5]&lt;&gt;&quot;&quot;;&quot;x&quot;;&quot;&quot;);&quot; &quot;)" office:value-type="string" office:string-value="x">
            <text:p>x</text:p>
          </table:table-cell>
          <table:table-cell table:style-name="ce3" table:formula="of:=IF([.AK$5]=[.$C11];IF([.AK$5]&lt;&gt;&quot;&quot;;&quot;x&quot;;&quot;&quot;);&quot; &quot;)" office:value-type="string" office:string-value="x">
            <text:p>x</text:p>
          </table:table-cell>
          <table:table-cell table:style-name="ce3" table:formula="of:=IF([.AL$5]=[.$C11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11];IF([.AM$5]&lt;&gt;&quot;&quot;;&quot;x&quot;;&quot;&quot;);&quot; &quot;)" office:value-type="string" office:string-value="x">
            <text:p>x</text:p>
          </table:table-cell>
          <table:table-cell table:style-name="ce3" table:formula="of:=IF([.AN$5]=[.$C11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11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11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11];IF([.AQ$5]&lt;&gt;&quot;&quot;;&quot;x&quot;;&quot;&quot;);&quot; &quot;)" office:value-type="string" office:string-value="x">
            <text:p>x</text:p>
          </table:table-cell>
          <table:table-cell table:style-name="ce3" table:formula="of:=IF([.AR$5]=[.$C11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11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11];IF([.AT$5]&lt;&gt;&quot;&quot;;&quot;x&quot;;&quot;&quot;);&quot; &quot;)" office:value-type="string" office:string-value="x">
            <text:p>x</text:p>
          </table:table-cell>
          <table:table-cell table:style-name="ce3" table:formula="of:=IF([.AU$5]=[.$C11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11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11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11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a</text:p>
          </table:table-cell>
          <table:table-cell table:style-name="ce3" table:formula="of:=IF([.D$5]=[.$C12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12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12];IF([.F$5]&lt;&gt;&quot;&quot;;&quot;x&quot;;&quot;&quot;);&quot; &quot;)" office:value-type="string" office:string-value="x">
            <text:p>x</text:p>
          </table:table-cell>
          <table:table-cell table:style-name="ce3" table:formula="of:=IF([.G$5]=[.$C12];IF([.G$5]&lt;&gt;&quot;&quot;;&quot;x&quot;;&quot;&quot;);&quot; &quot;)" office:value-type="string" office:string-value="x">
            <text:p>x</text:p>
          </table:table-cell>
          <table:table-cell table:style-name="ce3" table:formula="of:=IF([.H$5]=[.$C12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12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12];IF([.J$5]&lt;&gt;&quot;&quot;;&quot;x&quot;;&quot;&quot;);&quot; &quot;)" office:value-type="string" office:string-value="x">
            <text:p>x</text:p>
          </table:table-cell>
          <table:table-cell table:style-name="ce3" table:formula="of:=IF([.K$5]=[.$C12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12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12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12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12];IF([.O$5]&lt;&gt;&quot;&quot;;&quot;x&quot;;&quot;&quot;);&quot; &quot;)" office:value-type="string" office:string-value="x">
            <text:p>x</text:p>
          </table:table-cell>
          <table:table-cell table:style-name="ce3" table:formula="of:=IF([.P$5]=[.$C12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12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12];IF([.R$5]&lt;&gt;&quot;&quot;;&quot;x&quot;;&quot;&quot;);&quot; &quot;)" office:value-type="string" office:string-value="x">
            <text:p>x</text:p>
          </table:table-cell>
          <table:table-cell table:style-name="ce3" table:formula="of:=IF([.S$5]=[.$C12];IF([.S$5]&lt;&gt;&quot;&quot;;&quot;x&quot;;&quot;&quot;);&quot; &quot;)" office:value-type="string" office:string-value="x">
            <text:p>x</text:p>
          </table:table-cell>
          <table:table-cell table:style-name="ce3" table:formula="of:=IF([.T$5]=[.$C12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12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12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12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12];IF([.X$5]&lt;&gt;&quot;&quot;;&quot;x&quot;;&quot;&quot;);&quot; &quot;)" office:value-type="string" office:string-value="x">
            <text:p>x</text:p>
          </table:table-cell>
          <table:table-cell table:style-name="ce3" table:formula="of:=IF([.Y$5]=[.$C12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12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12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12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12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12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12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12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12];IF([.AG$5]&lt;&gt;&quot;&quot;;&quot;x&quot;;&quot;&quot;);&quot; &quot;)" office:value-type="string" office:string-value="x">
            <text:p>x</text:p>
          </table:table-cell>
          <table:table-cell table:style-name="ce3" table:formula="of:=IF([.AH$5]=[.$C12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12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12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12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12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12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12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12];IF([.AO$5]&lt;&gt;&quot;&quot;;&quot;x&quot;;&quot;&quot;);&quot; &quot;)" office:value-type="string" office:string-value="x">
            <text:p>x</text:p>
          </table:table-cell>
          <table:table-cell table:style-name="ce3" table:formula="of:=IF([.AP$5]=[.$C12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12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12];IF([.AR$5]&lt;&gt;&quot;&quot;;&quot;x&quot;;&quot;&quot;);&quot; &quot;)" office:value-type="string" office:string-value="x">
            <text:p>x</text:p>
          </table:table-cell>
          <table:table-cell table:style-name="ce3" table:formula="of:=IF([.AS$5]=[.$C12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12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12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12];IF([.AV$5]&lt;&gt;&quot;&quot;;&quot;x&quot;;&quot;&quot;);&quot; &quot;)" office:value-type="string" office:string-value="x">
            <text:p>x</text:p>
          </table:table-cell>
          <table:table-cell table:style-name="ce3" table:formula="of:=IF([.AW$5]=[.$C12];IF([.AW$5]&lt;&gt;&quot;&quot;;&quot;x&quot;;&quot;&quot;);&quot; &quot;)" office:value-type="string" office:string-value="x">
            <text:p>x</text:p>
          </table:table-cell>
          <table:table-cell table:style-name="ce3" table:formula="of:=IF([.AX$5]=[.$C12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g</text:p>
          </table:table-cell>
          <table:table-cell table:style-name="ce3" table:formula="of:=IF([.D$5]=[.$C13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13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13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13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13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13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13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13];IF([.K$5]&lt;&gt;&quot;&quot;;&quot;x&quot;;&quot;&quot;);&quot; &quot;)" office:value-type="string" office:string-value="x">
            <text:p>x</text:p>
          </table:table-cell>
          <table:table-cell table:style-name="ce3" table:formula="of:=IF([.L$5]=[.$C13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13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13];IF([.N$5]&lt;&gt;&quot;&quot;;&quot;x&quot;;&quot;&quot;);&quot; &quot;)" office:value-type="string" office:string-value="x">
            <text:p>x</text:p>
          </table:table-cell>
          <table:table-cell table:style-name="ce3" table:formula="of:=IF([.O$5]=[.$C13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13];IF([.P$5]&lt;&gt;&quot;&quot;;&quot;x&quot;;&quot;&quot;);&quot; &quot;)" office:value-type="string" office:string-value="x">
            <text:p>x</text:p>
          </table:table-cell>
          <table:table-cell table:style-name="ce3" table:formula="of:=IF([.Q$5]=[.$C13];IF([.Q$5]&lt;&gt;&quot;&quot;;&quot;x&quot;;&quot;&quot;);&quot; &quot;)" office:value-type="string" office:string-value="x">
            <text:p>x</text:p>
          </table:table-cell>
          <table:table-cell table:style-name="ce3" table:formula="of:=IF([.R$5]=[.$C13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13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13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13];IF([.U$5]&lt;&gt;&quot;&quot;;&quot;x&quot;;&quot;&quot;);&quot; &quot;)" office:value-type="string" office:string-value="x">
            <text:p>x</text:p>
          </table:table-cell>
          <table:table-cell table:style-name="ce3" table:formula="of:=IF([.V$5]=[.$C13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13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13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13];IF([.Y$5]&lt;&gt;&quot;&quot;;&quot;x&quot;;&quot;&quot;);&quot; &quot;)" office:value-type="string" office:string-value="x">
            <text:p>x</text:p>
          </table:table-cell>
          <table:table-cell table:style-name="ce3" table:formula="of:=IF([.Z$5]=[.$C13];IF([.Z$5]&lt;&gt;&quot;&quot;;&quot;x&quot;;&quot;&quot;);&quot; &quot;)" office:value-type="string" office:string-value="x">
            <text:p>x</text:p>
          </table:table-cell>
          <table:table-cell table:style-name="ce3" table:formula="of:=IF([.AA$5]=[.$C13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13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13];IF([.AC$5]&lt;&gt;&quot;&quot;;&quot;x&quot;;&quot;&quot;);&quot; &quot;)" office:value-type="string" office:string-value="x">
            <text:p>x</text:p>
          </table:table-cell>
          <table:table-cell table:style-name="ce3" table:formula="of:=IF([.AD$5]=[.$C13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13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13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13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13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13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13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13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13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13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13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13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13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13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13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13];IF([.AS$5]&lt;&gt;&quot;&quot;;&quot;x&quot;;&quot;&quot;);&quot; &quot;)" office:value-type="string" office:string-value="x">
            <text:p>x</text:p>
          </table:table-cell>
          <table:table-cell table:style-name="ce3" table:formula="of:=IF([.AT$5]=[.$C13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13];IF([.AU$5]&lt;&gt;&quot;&quot;;&quot;x&quot;;&quot;&quot;);&quot; &quot;)" office:value-type="string" office:string-value="x">
            <text:p>x</text:p>
          </table:table-cell>
          <table:table-cell table:style-name="ce3" table:formula="of:=IF([.AV$5]=[.$C13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13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13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t</text:p>
          </table:table-cell>
          <table:table-cell table:style-name="ce3" table:formula="of:=IF([.D$5]=[.$C14];IF([.D$5]&lt;&gt;&quot;&quot;;&quot;x&quot;;&quot;&quot;);&quot; &quot;)" office:value-type="string" office:string-value="x">
            <text:p>x</text:p>
          </table:table-cell>
          <table:table-cell table:style-name="ce3" table:formula="of:=IF([.E$5]=[.$C14];IF([.E$5]&lt;&gt;&quot;&quot;;&quot;x&quot;;&quot;&quot;);&quot; &quot;)" office:value-type="string" office:string-value="x">
            <text:p>x</text:p>
          </table:table-cell>
          <table:table-cell table:style-name="ce3" table:formula="of:=IF([.F$5]=[.$C14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14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14];IF([.H$5]&lt;&gt;&quot;&quot;;&quot;x&quot;;&quot;&quot;);&quot; &quot;)" office:value-type="string" office:string-value="x">
            <text:p>x</text:p>
          </table:table-cell>
          <table:table-cell table:style-name="ce3" table:formula="of:=IF([.I$5]=[.$C14];IF([.I$5]&lt;&gt;&quot;&quot;;&quot;x&quot;;&quot;&quot;);&quot; &quot;)" office:value-type="string" office:string-value="x">
            <text:p>x</text:p>
          </table:table-cell>
          <table:table-cell table:style-name="ce3" table:formula="of:=IF([.J$5]=[.$C14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14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14];IF([.L$5]&lt;&gt;&quot;&quot;;&quot;x&quot;;&quot;&quot;);&quot; &quot;)" office:value-type="string" office:string-value="x">
            <text:p>x</text:p>
          </table:table-cell>
          <table:table-cell table:style-name="ce3" table:formula="of:=IF([.M$5]=[.$C14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14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14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14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14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14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14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14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14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14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14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14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14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14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14];IF([.AA$5]&lt;&gt;&quot;&quot;;&quot;x&quot;;&quot;&quot;);&quot; &quot;)" office:value-type="string" office:string-value="x">
            <text:p>x</text:p>
          </table:table-cell>
          <table:table-cell table:style-name="ce3" table:formula="of:=IF([.AB$5]=[.$C14];IF([.AB$5]&lt;&gt;&quot;&quot;;&quot;x&quot;;&quot;&quot;);&quot; &quot;)" office:value-type="string" office:string-value="x">
            <text:p>x</text:p>
          </table:table-cell>
          <table:table-cell table:style-name="ce3" table:formula="of:=IF([.AC$5]=[.$C14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14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14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14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14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14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14];IF([.AI$5]&lt;&gt;&quot;&quot;;&quot;x&quot;;&quot;&quot;);&quot; &quot;)" office:value-type="string" office:string-value="x">
            <text:p>x</text:p>
          </table:table-cell>
          <table:table-cell table:style-name="ce3" table:formula="of:=IF([.AJ$5]=[.$C14];IF([.AJ$5]&lt;&gt;&quot;&quot;;&quot;x&quot;;&quot;&quot;);&quot; &quot;)" office:value-type="string" office:string-value="x">
            <text:p>x</text:p>
          </table:table-cell>
          <table:table-cell table:style-name="ce3" table:formula="of:=IF([.AK$5]=[.$C14];IF([.AK$5]&lt;&gt;&quot;&quot;;&quot;x&quot;;&quot;&quot;);&quot; &quot;)" office:value-type="string" office:string-value="x">
            <text:p>x</text:p>
          </table:table-cell>
          <table:table-cell table:style-name="ce3" table:formula="of:=IF([.AL$5]=[.$C14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14];IF([.AM$5]&lt;&gt;&quot;&quot;;&quot;x&quot;;&quot;&quot;);&quot; &quot;)" office:value-type="string" office:string-value="x">
            <text:p>x</text:p>
          </table:table-cell>
          <table:table-cell table:style-name="ce3" table:formula="of:=IF([.AN$5]=[.$C14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14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14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14];IF([.AQ$5]&lt;&gt;&quot;&quot;;&quot;x&quot;;&quot;&quot;);&quot; &quot;)" office:value-type="string" office:string-value="x">
            <text:p>x</text:p>
          </table:table-cell>
          <table:table-cell table:style-name="ce3" table:formula="of:=IF([.AR$5]=[.$C14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14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14];IF([.AT$5]&lt;&gt;&quot;&quot;;&quot;x&quot;;&quot;&quot;);&quot; &quot;)" office:value-type="string" office:string-value="x">
            <text:p>x</text:p>
          </table:table-cell>
          <table:table-cell table:style-name="ce3" table:formula="of:=IF([.AU$5]=[.$C14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14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14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14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c</text:p>
          </table:table-cell>
          <table:table-cell table:style-name="ce3" table:formula="of:=IF([.D$5]=[.$C15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15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15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15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15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15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15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15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15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15];IF([.M$5]&lt;&gt;&quot;&quot;;&quot;x&quot;;&quot;&quot;);&quot; &quot;)" office:value-type="string" office:string-value="x">
            <text:p>x</text:p>
          </table:table-cell>
          <table:table-cell table:style-name="ce3" table:formula="of:=IF([.N$5]=[.$C15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15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15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15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15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15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15];IF([.T$5]&lt;&gt;&quot;&quot;;&quot;x&quot;;&quot;&quot;);&quot; &quot;)" office:value-type="string" office:string-value="x">
            <text:p>x</text:p>
          </table:table-cell>
          <table:table-cell table:style-name="ce3" table:formula="of:=IF([.U$5]=[.$C15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15];IF([.V$5]&lt;&gt;&quot;&quot;;&quot;x&quot;;&quot;&quot;);&quot; &quot;)" office:value-type="string" office:string-value="x">
            <text:p>x</text:p>
          </table:table-cell>
          <table:table-cell table:style-name="ce3" table:formula="of:=IF([.W$5]=[.$C15];IF([.W$5]&lt;&gt;&quot;&quot;;&quot;x&quot;;&quot;&quot;);&quot; &quot;)" office:value-type="string" office:string-value="x">
            <text:p>x</text:p>
          </table:table-cell>
          <table:table-cell table:style-name="ce3" table:formula="of:=IF([.X$5]=[.$C15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15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15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15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15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15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15];IF([.AD$5]&lt;&gt;&quot;&quot;;&quot;x&quot;;&quot;&quot;);&quot; &quot;)" office:value-type="string" office:string-value="x">
            <text:p>x</text:p>
          </table:table-cell>
          <table:table-cell table:style-name="ce3" table:formula="of:=IF([.AE$5]=[.$C15];IF([.AE$5]&lt;&gt;&quot;&quot;;&quot;x&quot;;&quot;&quot;);&quot; &quot;)" office:value-type="string" office:string-value="x">
            <text:p>x</text:p>
          </table:table-cell>
          <table:table-cell table:style-name="ce3" table:formula="of:=IF([.AF$5]=[.$C15];IF([.AF$5]&lt;&gt;&quot;&quot;;&quot;x&quot;;&quot;&quot;);&quot; &quot;)" office:value-type="string" office:string-value="x">
            <text:p>x</text:p>
          </table:table-cell>
          <table:table-cell table:style-name="ce3" table:formula="of:=IF([.AG$5]=[.$C15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15];IF([.AH$5]&lt;&gt;&quot;&quot;;&quot;x&quot;;&quot;&quot;);&quot; &quot;)" office:value-type="string" office:string-value="x">
            <text:p>x</text:p>
          </table:table-cell>
          <table:table-cell table:style-name="ce3" table:formula="of:=IF([.AI$5]=[.$C15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15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15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15];IF([.AL$5]&lt;&gt;&quot;&quot;;&quot;x&quot;;&quot;&quot;);&quot; &quot;)" office:value-type="string" office:string-value="x">
            <text:p>x</text:p>
          </table:table-cell>
          <table:table-cell table:style-name="ce3" table:formula="of:=IF([.AM$5]=[.$C15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15];IF([.AN$5]&lt;&gt;&quot;&quot;;&quot;x&quot;;&quot;&quot;);&quot; &quot;)" office:value-type="string" office:string-value="x">
            <text:p>x</text:p>
          </table:table-cell>
          <table:table-cell table:style-name="ce3" table:formula="of:=IF([.AO$5]=[.$C15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15];IF([.AP$5]&lt;&gt;&quot;&quot;;&quot;x&quot;;&quot;&quot;);&quot; &quot;)" office:value-type="string" office:string-value="x">
            <text:p>x</text:p>
          </table:table-cell>
          <table:table-cell table:style-name="ce3" table:formula="of:=IF([.AQ$5]=[.$C15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15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15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15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15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15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15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15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g</text:p>
          </table:table-cell>
          <table:table-cell table:style-name="ce3" table:formula="of:=IF([.D$5]=[.$C16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16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16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16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16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16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16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16];IF([.K$5]&lt;&gt;&quot;&quot;;&quot;x&quot;;&quot;&quot;);&quot; &quot;)" office:value-type="string" office:string-value="x">
            <text:p>x</text:p>
          </table:table-cell>
          <table:table-cell table:style-name="ce3" table:formula="of:=IF([.L$5]=[.$C16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16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16];IF([.N$5]&lt;&gt;&quot;&quot;;&quot;x&quot;;&quot;&quot;);&quot; &quot;)" office:value-type="string" office:string-value="x">
            <text:p>x</text:p>
          </table:table-cell>
          <table:table-cell table:style-name="ce3" table:formula="of:=IF([.O$5]=[.$C16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16];IF([.P$5]&lt;&gt;&quot;&quot;;&quot;x&quot;;&quot;&quot;);&quot; &quot;)" office:value-type="string" office:string-value="x">
            <text:p>x</text:p>
          </table:table-cell>
          <table:table-cell table:style-name="ce3" table:formula="of:=IF([.Q$5]=[.$C16];IF([.Q$5]&lt;&gt;&quot;&quot;;&quot;x&quot;;&quot;&quot;);&quot; &quot;)" office:value-type="string" office:string-value="x">
            <text:p>x</text:p>
          </table:table-cell>
          <table:table-cell table:style-name="ce3" table:formula="of:=IF([.R$5]=[.$C16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16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16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16];IF([.U$5]&lt;&gt;&quot;&quot;;&quot;x&quot;;&quot;&quot;);&quot; &quot;)" office:value-type="string" office:string-value="x">
            <text:p>x</text:p>
          </table:table-cell>
          <table:table-cell table:style-name="ce3" table:formula="of:=IF([.V$5]=[.$C16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16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16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16];IF([.Y$5]&lt;&gt;&quot;&quot;;&quot;x&quot;;&quot;&quot;);&quot; &quot;)" office:value-type="string" office:string-value="x">
            <text:p>x</text:p>
          </table:table-cell>
          <table:table-cell table:style-name="ce3" table:formula="of:=IF([.Z$5]=[.$C16];IF([.Z$5]&lt;&gt;&quot;&quot;;&quot;x&quot;;&quot;&quot;);&quot; &quot;)" office:value-type="string" office:string-value="x">
            <text:p>x</text:p>
          </table:table-cell>
          <table:table-cell table:style-name="ce3" table:formula="of:=IF([.AA$5]=[.$C16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16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16];IF([.AC$5]&lt;&gt;&quot;&quot;;&quot;x&quot;;&quot;&quot;);&quot; &quot;)" office:value-type="string" office:string-value="x">
            <text:p>x</text:p>
          </table:table-cell>
          <table:table-cell table:style-name="ce3" table:formula="of:=IF([.AD$5]=[.$C16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16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16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16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16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16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16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16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16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16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16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16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16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16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16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16];IF([.AS$5]&lt;&gt;&quot;&quot;;&quot;x&quot;;&quot;&quot;);&quot; &quot;)" office:value-type="string" office:string-value="x">
            <text:p>x</text:p>
          </table:table-cell>
          <table:table-cell table:style-name="ce3" table:formula="of:=IF([.AT$5]=[.$C16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16];IF([.AU$5]&lt;&gt;&quot;&quot;;&quot;x&quot;;&quot;&quot;);&quot; &quot;)" office:value-type="string" office:string-value="x">
            <text:p>x</text:p>
          </table:table-cell>
          <table:table-cell table:style-name="ce3" table:formula="of:=IF([.AV$5]=[.$C16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16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16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a</text:p>
          </table:table-cell>
          <table:table-cell table:style-name="ce3" table:formula="of:=IF([.D$5]=[.$C17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17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17];IF([.F$5]&lt;&gt;&quot;&quot;;&quot;x&quot;;&quot;&quot;);&quot; &quot;)" office:value-type="string" office:string-value="x">
            <text:p>x</text:p>
          </table:table-cell>
          <table:table-cell table:style-name="ce3" table:formula="of:=IF([.G$5]=[.$C17];IF([.G$5]&lt;&gt;&quot;&quot;;&quot;x&quot;;&quot;&quot;);&quot; &quot;)" office:value-type="string" office:string-value="x">
            <text:p>x</text:p>
          </table:table-cell>
          <table:table-cell table:style-name="ce3" table:formula="of:=IF([.H$5]=[.$C17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17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17];IF([.J$5]&lt;&gt;&quot;&quot;;&quot;x&quot;;&quot;&quot;);&quot; &quot;)" office:value-type="string" office:string-value="x">
            <text:p>x</text:p>
          </table:table-cell>
          <table:table-cell table:style-name="ce3" table:formula="of:=IF([.K$5]=[.$C17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17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17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17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17];IF([.O$5]&lt;&gt;&quot;&quot;;&quot;x&quot;;&quot;&quot;);&quot; &quot;)" office:value-type="string" office:string-value="x">
            <text:p>x</text:p>
          </table:table-cell>
          <table:table-cell table:style-name="ce3" table:formula="of:=IF([.P$5]=[.$C17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17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17];IF([.R$5]&lt;&gt;&quot;&quot;;&quot;x&quot;;&quot;&quot;);&quot; &quot;)" office:value-type="string" office:string-value="x">
            <text:p>x</text:p>
          </table:table-cell>
          <table:table-cell table:style-name="ce3" table:formula="of:=IF([.S$5]=[.$C17];IF([.S$5]&lt;&gt;&quot;&quot;;&quot;x&quot;;&quot;&quot;);&quot; &quot;)" office:value-type="string" office:string-value="x">
            <text:p>x</text:p>
          </table:table-cell>
          <table:table-cell table:style-name="ce3" table:formula="of:=IF([.T$5]=[.$C17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17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17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17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17];IF([.X$5]&lt;&gt;&quot;&quot;;&quot;x&quot;;&quot;&quot;);&quot; &quot;)" office:value-type="string" office:string-value="x">
            <text:p>x</text:p>
          </table:table-cell>
          <table:table-cell table:style-name="ce3" table:formula="of:=IF([.Y$5]=[.$C17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17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17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17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17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17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17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17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17];IF([.AG$5]&lt;&gt;&quot;&quot;;&quot;x&quot;;&quot;&quot;);&quot; &quot;)" office:value-type="string" office:string-value="x">
            <text:p>x</text:p>
          </table:table-cell>
          <table:table-cell table:style-name="ce3" table:formula="of:=IF([.AH$5]=[.$C17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17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17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17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17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17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17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17];IF([.AO$5]&lt;&gt;&quot;&quot;;&quot;x&quot;;&quot;&quot;);&quot; &quot;)" office:value-type="string" office:string-value="x">
            <text:p>x</text:p>
          </table:table-cell>
          <table:table-cell table:style-name="ce3" table:formula="of:=IF([.AP$5]=[.$C17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17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17];IF([.AR$5]&lt;&gt;&quot;&quot;;&quot;x&quot;;&quot;&quot;);&quot; &quot;)" office:value-type="string" office:string-value="x">
            <text:p>x</text:p>
          </table:table-cell>
          <table:table-cell table:style-name="ce3" table:formula="of:=IF([.AS$5]=[.$C17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17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17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17];IF([.AV$5]&lt;&gt;&quot;&quot;;&quot;x&quot;;&quot;&quot;);&quot; &quot;)" office:value-type="string" office:string-value="x">
            <text:p>x</text:p>
          </table:table-cell>
          <table:table-cell table:style-name="ce3" table:formula="of:=IF([.AW$5]=[.$C17];IF([.AW$5]&lt;&gt;&quot;&quot;;&quot;x&quot;;&quot;&quot;);&quot; &quot;)" office:value-type="string" office:string-value="x">
            <text:p>x</text:p>
          </table:table-cell>
          <table:table-cell table:style-name="ce3" table:formula="of:=IF([.AX$5]=[.$C17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g</text:p>
          </table:table-cell>
          <table:table-cell table:style-name="ce3" table:formula="of:=IF([.D$5]=[.$C18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18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18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18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18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18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18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18];IF([.K$5]&lt;&gt;&quot;&quot;;&quot;x&quot;;&quot;&quot;);&quot; &quot;)" office:value-type="string" office:string-value="x">
            <text:p>x</text:p>
          </table:table-cell>
          <table:table-cell table:style-name="ce3" table:formula="of:=IF([.L$5]=[.$C18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18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18];IF([.N$5]&lt;&gt;&quot;&quot;;&quot;x&quot;;&quot;&quot;);&quot; &quot;)" office:value-type="string" office:string-value="x">
            <text:p>x</text:p>
          </table:table-cell>
          <table:table-cell table:style-name="ce3" table:formula="of:=IF([.O$5]=[.$C18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18];IF([.P$5]&lt;&gt;&quot;&quot;;&quot;x&quot;;&quot;&quot;);&quot; &quot;)" office:value-type="string" office:string-value="x">
            <text:p>x</text:p>
          </table:table-cell>
          <table:table-cell table:style-name="ce3" table:formula="of:=IF([.Q$5]=[.$C18];IF([.Q$5]&lt;&gt;&quot;&quot;;&quot;x&quot;;&quot;&quot;);&quot; &quot;)" office:value-type="string" office:string-value="x">
            <text:p>x</text:p>
          </table:table-cell>
          <table:table-cell table:style-name="ce3" table:formula="of:=IF([.R$5]=[.$C18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18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18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18];IF([.U$5]&lt;&gt;&quot;&quot;;&quot;x&quot;;&quot;&quot;);&quot; &quot;)" office:value-type="string" office:string-value="x">
            <text:p>x</text:p>
          </table:table-cell>
          <table:table-cell table:style-name="ce3" table:formula="of:=IF([.V$5]=[.$C18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18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18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18];IF([.Y$5]&lt;&gt;&quot;&quot;;&quot;x&quot;;&quot;&quot;);&quot; &quot;)" office:value-type="string" office:string-value="x">
            <text:p>x</text:p>
          </table:table-cell>
          <table:table-cell table:style-name="ce3" table:formula="of:=IF([.Z$5]=[.$C18];IF([.Z$5]&lt;&gt;&quot;&quot;;&quot;x&quot;;&quot;&quot;);&quot; &quot;)" office:value-type="string" office:string-value="x">
            <text:p>x</text:p>
          </table:table-cell>
          <table:table-cell table:style-name="ce3" table:formula="of:=IF([.AA$5]=[.$C18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18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18];IF([.AC$5]&lt;&gt;&quot;&quot;;&quot;x&quot;;&quot;&quot;);&quot; &quot;)" office:value-type="string" office:string-value="x">
            <text:p>x</text:p>
          </table:table-cell>
          <table:table-cell table:style-name="ce3" table:formula="of:=IF([.AD$5]=[.$C18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18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18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18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18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18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18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18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18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18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18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18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18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18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18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18];IF([.AS$5]&lt;&gt;&quot;&quot;;&quot;x&quot;;&quot;&quot;);&quot; &quot;)" office:value-type="string" office:string-value="x">
            <text:p>x</text:p>
          </table:table-cell>
          <table:table-cell table:style-name="ce3" table:formula="of:=IF([.AT$5]=[.$C18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18];IF([.AU$5]&lt;&gt;&quot;&quot;;&quot;x&quot;;&quot;&quot;);&quot; &quot;)" office:value-type="string" office:string-value="x">
            <text:p>x</text:p>
          </table:table-cell>
          <table:table-cell table:style-name="ce3" table:formula="of:=IF([.AV$5]=[.$C18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18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18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g</text:p>
          </table:table-cell>
          <table:table-cell table:style-name="ce3" table:formula="of:=IF([.D$5]=[.$C19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19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19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19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19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19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19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19];IF([.K$5]&lt;&gt;&quot;&quot;;&quot;x&quot;;&quot;&quot;);&quot; &quot;)" office:value-type="string" office:string-value="x">
            <text:p>x</text:p>
          </table:table-cell>
          <table:table-cell table:style-name="ce3" table:formula="of:=IF([.L$5]=[.$C19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19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19];IF([.N$5]&lt;&gt;&quot;&quot;;&quot;x&quot;;&quot;&quot;);&quot; &quot;)" office:value-type="string" office:string-value="x">
            <text:p>x</text:p>
          </table:table-cell>
          <table:table-cell table:style-name="ce3" table:formula="of:=IF([.O$5]=[.$C19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19];IF([.P$5]&lt;&gt;&quot;&quot;;&quot;x&quot;;&quot;&quot;);&quot; &quot;)" office:value-type="string" office:string-value="x">
            <text:p>x</text:p>
          </table:table-cell>
          <table:table-cell table:style-name="ce3" table:formula="of:=IF([.Q$5]=[.$C19];IF([.Q$5]&lt;&gt;&quot;&quot;;&quot;x&quot;;&quot;&quot;);&quot; &quot;)" office:value-type="string" office:string-value="x">
            <text:p>x</text:p>
          </table:table-cell>
          <table:table-cell table:style-name="ce3" table:formula="of:=IF([.R$5]=[.$C19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19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19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19];IF([.U$5]&lt;&gt;&quot;&quot;;&quot;x&quot;;&quot;&quot;);&quot; &quot;)" office:value-type="string" office:string-value="x">
            <text:p>x</text:p>
          </table:table-cell>
          <table:table-cell table:style-name="ce3" table:formula="of:=IF([.V$5]=[.$C19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19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19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19];IF([.Y$5]&lt;&gt;&quot;&quot;;&quot;x&quot;;&quot;&quot;);&quot; &quot;)" office:value-type="string" office:string-value="x">
            <text:p>x</text:p>
          </table:table-cell>
          <table:table-cell table:style-name="ce3" table:formula="of:=IF([.Z$5]=[.$C19];IF([.Z$5]&lt;&gt;&quot;&quot;;&quot;x&quot;;&quot;&quot;);&quot; &quot;)" office:value-type="string" office:string-value="x">
            <text:p>x</text:p>
          </table:table-cell>
          <table:table-cell table:style-name="ce3" table:formula="of:=IF([.AA$5]=[.$C19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19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19];IF([.AC$5]&lt;&gt;&quot;&quot;;&quot;x&quot;;&quot;&quot;);&quot; &quot;)" office:value-type="string" office:string-value="x">
            <text:p>x</text:p>
          </table:table-cell>
          <table:table-cell table:style-name="ce3" table:formula="of:=IF([.AD$5]=[.$C19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19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19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19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19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19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19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19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19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19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19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19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19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19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19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19];IF([.AS$5]&lt;&gt;&quot;&quot;;&quot;x&quot;;&quot;&quot;);&quot; &quot;)" office:value-type="string" office:string-value="x">
            <text:p>x</text:p>
          </table:table-cell>
          <table:table-cell table:style-name="ce3" table:formula="of:=IF([.AT$5]=[.$C19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19];IF([.AU$5]&lt;&gt;&quot;&quot;;&quot;x&quot;;&quot;&quot;);&quot; &quot;)" office:value-type="string" office:string-value="x">
            <text:p>x</text:p>
          </table:table-cell>
          <table:table-cell table:style-name="ce3" table:formula="of:=IF([.AV$5]=[.$C19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19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19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a</text:p>
          </table:table-cell>
          <table:table-cell table:style-name="ce3" table:formula="of:=IF([.D$5]=[.$C20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20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20];IF([.F$5]&lt;&gt;&quot;&quot;;&quot;x&quot;;&quot;&quot;);&quot; &quot;)" office:value-type="string" office:string-value="x">
            <text:p>x</text:p>
          </table:table-cell>
          <table:table-cell table:style-name="ce3" table:formula="of:=IF([.G$5]=[.$C20];IF([.G$5]&lt;&gt;&quot;&quot;;&quot;x&quot;;&quot;&quot;);&quot; &quot;)" office:value-type="string" office:string-value="x">
            <text:p>x</text:p>
          </table:table-cell>
          <table:table-cell table:style-name="ce3" table:formula="of:=IF([.H$5]=[.$C20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20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20];IF([.J$5]&lt;&gt;&quot;&quot;;&quot;x&quot;;&quot;&quot;);&quot; &quot;)" office:value-type="string" office:string-value="x">
            <text:p>x</text:p>
          </table:table-cell>
          <table:table-cell table:style-name="ce3" table:formula="of:=IF([.K$5]=[.$C20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20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20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20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20];IF([.O$5]&lt;&gt;&quot;&quot;;&quot;x&quot;;&quot;&quot;);&quot; &quot;)" office:value-type="string" office:string-value="x">
            <text:p>x</text:p>
          </table:table-cell>
          <table:table-cell table:style-name="ce3" table:formula="of:=IF([.P$5]=[.$C20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20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20];IF([.R$5]&lt;&gt;&quot;&quot;;&quot;x&quot;;&quot;&quot;);&quot; &quot;)" office:value-type="string" office:string-value="x">
            <text:p>x</text:p>
          </table:table-cell>
          <table:table-cell table:style-name="ce3" table:formula="of:=IF([.S$5]=[.$C20];IF([.S$5]&lt;&gt;&quot;&quot;;&quot;x&quot;;&quot;&quot;);&quot; &quot;)" office:value-type="string" office:string-value="x">
            <text:p>x</text:p>
          </table:table-cell>
          <table:table-cell table:style-name="ce3" table:formula="of:=IF([.T$5]=[.$C20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20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20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20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20];IF([.X$5]&lt;&gt;&quot;&quot;;&quot;x&quot;;&quot;&quot;);&quot; &quot;)" office:value-type="string" office:string-value="x">
            <text:p>x</text:p>
          </table:table-cell>
          <table:table-cell table:style-name="ce3" table:formula="of:=IF([.Y$5]=[.$C20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20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20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20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20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20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20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20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20];IF([.AG$5]&lt;&gt;&quot;&quot;;&quot;x&quot;;&quot;&quot;);&quot; &quot;)" office:value-type="string" office:string-value="x">
            <text:p>x</text:p>
          </table:table-cell>
          <table:table-cell table:style-name="ce3" table:formula="of:=IF([.AH$5]=[.$C20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20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20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20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20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20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20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20];IF([.AO$5]&lt;&gt;&quot;&quot;;&quot;x&quot;;&quot;&quot;);&quot; &quot;)" office:value-type="string" office:string-value="x">
            <text:p>x</text:p>
          </table:table-cell>
          <table:table-cell table:style-name="ce3" table:formula="of:=IF([.AP$5]=[.$C20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20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20];IF([.AR$5]&lt;&gt;&quot;&quot;;&quot;x&quot;;&quot;&quot;);&quot; &quot;)" office:value-type="string" office:string-value="x">
            <text:p>x</text:p>
          </table:table-cell>
          <table:table-cell table:style-name="ce3" table:formula="of:=IF([.AS$5]=[.$C20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20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20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20];IF([.AV$5]&lt;&gt;&quot;&quot;;&quot;x&quot;;&quot;&quot;);&quot; &quot;)" office:value-type="string" office:string-value="x">
            <text:p>x</text:p>
          </table:table-cell>
          <table:table-cell table:style-name="ce3" table:formula="of:=IF([.AW$5]=[.$C20];IF([.AW$5]&lt;&gt;&quot;&quot;;&quot;x&quot;;&quot;&quot;);&quot; &quot;)" office:value-type="string" office:string-value="x">
            <text:p>x</text:p>
          </table:table-cell>
          <table:table-cell table:style-name="ce3" table:formula="of:=IF([.AX$5]=[.$C20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a</text:p>
          </table:table-cell>
          <table:table-cell table:style-name="ce3" table:formula="of:=IF([.D$5]=[.$C21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21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21];IF([.F$5]&lt;&gt;&quot;&quot;;&quot;x&quot;;&quot;&quot;);&quot; &quot;)" office:value-type="string" office:string-value="x">
            <text:p>x</text:p>
          </table:table-cell>
          <table:table-cell table:style-name="ce3" table:formula="of:=IF([.G$5]=[.$C21];IF([.G$5]&lt;&gt;&quot;&quot;;&quot;x&quot;;&quot;&quot;);&quot; &quot;)" office:value-type="string" office:string-value="x">
            <text:p>x</text:p>
          </table:table-cell>
          <table:table-cell table:style-name="ce3" table:formula="of:=IF([.H$5]=[.$C21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21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21];IF([.J$5]&lt;&gt;&quot;&quot;;&quot;x&quot;;&quot;&quot;);&quot; &quot;)" office:value-type="string" office:string-value="x">
            <text:p>x</text:p>
          </table:table-cell>
          <table:table-cell table:style-name="ce3" table:formula="of:=IF([.K$5]=[.$C21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21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21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21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21];IF([.O$5]&lt;&gt;&quot;&quot;;&quot;x&quot;;&quot;&quot;);&quot; &quot;)" office:value-type="string" office:string-value="x">
            <text:p>x</text:p>
          </table:table-cell>
          <table:table-cell table:style-name="ce3" table:formula="of:=IF([.P$5]=[.$C21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21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21];IF([.R$5]&lt;&gt;&quot;&quot;;&quot;x&quot;;&quot;&quot;);&quot; &quot;)" office:value-type="string" office:string-value="x">
            <text:p>x</text:p>
          </table:table-cell>
          <table:table-cell table:style-name="ce3" table:formula="of:=IF([.S$5]=[.$C21];IF([.S$5]&lt;&gt;&quot;&quot;;&quot;x&quot;;&quot;&quot;);&quot; &quot;)" office:value-type="string" office:string-value="x">
            <text:p>x</text:p>
          </table:table-cell>
          <table:table-cell table:style-name="ce3" table:formula="of:=IF([.T$5]=[.$C21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21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21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21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21];IF([.X$5]&lt;&gt;&quot;&quot;;&quot;x&quot;;&quot;&quot;);&quot; &quot;)" office:value-type="string" office:string-value="x">
            <text:p>x</text:p>
          </table:table-cell>
          <table:table-cell table:style-name="ce3" table:formula="of:=IF([.Y$5]=[.$C21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21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21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21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21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21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21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21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21];IF([.AG$5]&lt;&gt;&quot;&quot;;&quot;x&quot;;&quot;&quot;);&quot; &quot;)" office:value-type="string" office:string-value="x">
            <text:p>x</text:p>
          </table:table-cell>
          <table:table-cell table:style-name="ce3" table:formula="of:=IF([.AH$5]=[.$C21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21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21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21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21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21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21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21];IF([.AO$5]&lt;&gt;&quot;&quot;;&quot;x&quot;;&quot;&quot;);&quot; &quot;)" office:value-type="string" office:string-value="x">
            <text:p>x</text:p>
          </table:table-cell>
          <table:table-cell table:style-name="ce3" table:formula="of:=IF([.AP$5]=[.$C21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21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21];IF([.AR$5]&lt;&gt;&quot;&quot;;&quot;x&quot;;&quot;&quot;);&quot; &quot;)" office:value-type="string" office:string-value="x">
            <text:p>x</text:p>
          </table:table-cell>
          <table:table-cell table:style-name="ce3" table:formula="of:=IF([.AS$5]=[.$C21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21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21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21];IF([.AV$5]&lt;&gt;&quot;&quot;;&quot;x&quot;;&quot;&quot;);&quot; &quot;)" office:value-type="string" office:string-value="x">
            <text:p>x</text:p>
          </table:table-cell>
          <table:table-cell table:style-name="ce3" table:formula="of:=IF([.AW$5]=[.$C21];IF([.AW$5]&lt;&gt;&quot;&quot;;&quot;x&quot;;&quot;&quot;);&quot; &quot;)" office:value-type="string" office:string-value="x">
            <text:p>x</text:p>
          </table:table-cell>
          <table:table-cell table:style-name="ce3" table:formula="of:=IF([.AX$5]=[.$C21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c</text:p>
          </table:table-cell>
          <table:table-cell table:style-name="ce3" table:formula="of:=IF([.D$5]=[.$C22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22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22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22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22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22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22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22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22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22];IF([.M$5]&lt;&gt;&quot;&quot;;&quot;x&quot;;&quot;&quot;);&quot; &quot;)" office:value-type="string" office:string-value="x">
            <text:p>x</text:p>
          </table:table-cell>
          <table:table-cell table:style-name="ce3" table:formula="of:=IF([.N$5]=[.$C22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22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22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22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22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22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22];IF([.T$5]&lt;&gt;&quot;&quot;;&quot;x&quot;;&quot;&quot;);&quot; &quot;)" office:value-type="string" office:string-value="x">
            <text:p>x</text:p>
          </table:table-cell>
          <table:table-cell table:style-name="ce3" table:formula="of:=IF([.U$5]=[.$C22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22];IF([.V$5]&lt;&gt;&quot;&quot;;&quot;x&quot;;&quot;&quot;);&quot; &quot;)" office:value-type="string" office:string-value="x">
            <text:p>x</text:p>
          </table:table-cell>
          <table:table-cell table:style-name="ce3" table:formula="of:=IF([.W$5]=[.$C22];IF([.W$5]&lt;&gt;&quot;&quot;;&quot;x&quot;;&quot;&quot;);&quot; &quot;)" office:value-type="string" office:string-value="x">
            <text:p>x</text:p>
          </table:table-cell>
          <table:table-cell table:style-name="ce3" table:formula="of:=IF([.X$5]=[.$C22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22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22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22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22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22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22];IF([.AD$5]&lt;&gt;&quot;&quot;;&quot;x&quot;;&quot;&quot;);&quot; &quot;)" office:value-type="string" office:string-value="x">
            <text:p>x</text:p>
          </table:table-cell>
          <table:table-cell table:style-name="ce3" table:formula="of:=IF([.AE$5]=[.$C22];IF([.AE$5]&lt;&gt;&quot;&quot;;&quot;x&quot;;&quot;&quot;);&quot; &quot;)" office:value-type="string" office:string-value="x">
            <text:p>x</text:p>
          </table:table-cell>
          <table:table-cell table:style-name="ce3" table:formula="of:=IF([.AF$5]=[.$C22];IF([.AF$5]&lt;&gt;&quot;&quot;;&quot;x&quot;;&quot;&quot;);&quot; &quot;)" office:value-type="string" office:string-value="x">
            <text:p>x</text:p>
          </table:table-cell>
          <table:table-cell table:style-name="ce3" table:formula="of:=IF([.AG$5]=[.$C22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22];IF([.AH$5]&lt;&gt;&quot;&quot;;&quot;x&quot;;&quot;&quot;);&quot; &quot;)" office:value-type="string" office:string-value="x">
            <text:p>x</text:p>
          </table:table-cell>
          <table:table-cell table:style-name="ce3" table:formula="of:=IF([.AI$5]=[.$C22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22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22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22];IF([.AL$5]&lt;&gt;&quot;&quot;;&quot;x&quot;;&quot;&quot;);&quot; &quot;)" office:value-type="string" office:string-value="x">
            <text:p>x</text:p>
          </table:table-cell>
          <table:table-cell table:style-name="ce3" table:formula="of:=IF([.AM$5]=[.$C22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22];IF([.AN$5]&lt;&gt;&quot;&quot;;&quot;x&quot;;&quot;&quot;);&quot; &quot;)" office:value-type="string" office:string-value="x">
            <text:p>x</text:p>
          </table:table-cell>
          <table:table-cell table:style-name="ce3" table:formula="of:=IF([.AO$5]=[.$C22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22];IF([.AP$5]&lt;&gt;&quot;&quot;;&quot;x&quot;;&quot;&quot;);&quot; &quot;)" office:value-type="string" office:string-value="x">
            <text:p>x</text:p>
          </table:table-cell>
          <table:table-cell table:style-name="ce3" table:formula="of:=IF([.AQ$5]=[.$C22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22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22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22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22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22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22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22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g</text:p>
          </table:table-cell>
          <table:table-cell table:style-name="ce3" table:formula="of:=IF([.D$5]=[.$C23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23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23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23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23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23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23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23];IF([.K$5]&lt;&gt;&quot;&quot;;&quot;x&quot;;&quot;&quot;);&quot; &quot;)" office:value-type="string" office:string-value="x">
            <text:p>x</text:p>
          </table:table-cell>
          <table:table-cell table:style-name="ce3" table:formula="of:=IF([.L$5]=[.$C23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23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23];IF([.N$5]&lt;&gt;&quot;&quot;;&quot;x&quot;;&quot;&quot;);&quot; &quot;)" office:value-type="string" office:string-value="x">
            <text:p>x</text:p>
          </table:table-cell>
          <table:table-cell table:style-name="ce3" table:formula="of:=IF([.O$5]=[.$C23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23];IF([.P$5]&lt;&gt;&quot;&quot;;&quot;x&quot;;&quot;&quot;);&quot; &quot;)" office:value-type="string" office:string-value="x">
            <text:p>x</text:p>
          </table:table-cell>
          <table:table-cell table:style-name="ce3" table:formula="of:=IF([.Q$5]=[.$C23];IF([.Q$5]&lt;&gt;&quot;&quot;;&quot;x&quot;;&quot;&quot;);&quot; &quot;)" office:value-type="string" office:string-value="x">
            <text:p>x</text:p>
          </table:table-cell>
          <table:table-cell table:style-name="ce3" table:formula="of:=IF([.R$5]=[.$C23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23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23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23];IF([.U$5]&lt;&gt;&quot;&quot;;&quot;x&quot;;&quot;&quot;);&quot; &quot;)" office:value-type="string" office:string-value="x">
            <text:p>x</text:p>
          </table:table-cell>
          <table:table-cell table:style-name="ce3" table:formula="of:=IF([.V$5]=[.$C23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23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23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23];IF([.Y$5]&lt;&gt;&quot;&quot;;&quot;x&quot;;&quot;&quot;);&quot; &quot;)" office:value-type="string" office:string-value="x">
            <text:p>x</text:p>
          </table:table-cell>
          <table:table-cell table:style-name="ce3" table:formula="of:=IF([.Z$5]=[.$C23];IF([.Z$5]&lt;&gt;&quot;&quot;;&quot;x&quot;;&quot;&quot;);&quot; &quot;)" office:value-type="string" office:string-value="x">
            <text:p>x</text:p>
          </table:table-cell>
          <table:table-cell table:style-name="ce3" table:formula="of:=IF([.AA$5]=[.$C23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23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23];IF([.AC$5]&lt;&gt;&quot;&quot;;&quot;x&quot;;&quot;&quot;);&quot; &quot;)" office:value-type="string" office:string-value="x">
            <text:p>x</text:p>
          </table:table-cell>
          <table:table-cell table:style-name="ce3" table:formula="of:=IF([.AD$5]=[.$C23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23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23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23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23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23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23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23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23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23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23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23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23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23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23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23];IF([.AS$5]&lt;&gt;&quot;&quot;;&quot;x&quot;;&quot;&quot;);&quot; &quot;)" office:value-type="string" office:string-value="x">
            <text:p>x</text:p>
          </table:table-cell>
          <table:table-cell table:style-name="ce3" table:formula="of:=IF([.AT$5]=[.$C23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23];IF([.AU$5]&lt;&gt;&quot;&quot;;&quot;x&quot;;&quot;&quot;);&quot; &quot;)" office:value-type="string" office:string-value="x">
            <text:p>x</text:p>
          </table:table-cell>
          <table:table-cell table:style-name="ce3" table:formula="of:=IF([.AV$5]=[.$C23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23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23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c</text:p>
          </table:table-cell>
          <table:table-cell table:style-name="ce3" table:formula="of:=IF([.D$5]=[.$C24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24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24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24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24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24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24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24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24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24];IF([.M$5]&lt;&gt;&quot;&quot;;&quot;x&quot;;&quot;&quot;);&quot; &quot;)" office:value-type="string" office:string-value="x">
            <text:p>x</text:p>
          </table:table-cell>
          <table:table-cell table:style-name="ce3" table:formula="of:=IF([.N$5]=[.$C24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24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24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24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24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24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24];IF([.T$5]&lt;&gt;&quot;&quot;;&quot;x&quot;;&quot;&quot;);&quot; &quot;)" office:value-type="string" office:string-value="x">
            <text:p>x</text:p>
          </table:table-cell>
          <table:table-cell table:style-name="ce3" table:formula="of:=IF([.U$5]=[.$C24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24];IF([.V$5]&lt;&gt;&quot;&quot;;&quot;x&quot;;&quot;&quot;);&quot; &quot;)" office:value-type="string" office:string-value="x">
            <text:p>x</text:p>
          </table:table-cell>
          <table:table-cell table:style-name="ce3" table:formula="of:=IF([.W$5]=[.$C24];IF([.W$5]&lt;&gt;&quot;&quot;;&quot;x&quot;;&quot;&quot;);&quot; &quot;)" office:value-type="string" office:string-value="x">
            <text:p>x</text:p>
          </table:table-cell>
          <table:table-cell table:style-name="ce3" table:formula="of:=IF([.X$5]=[.$C24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24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24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24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24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24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24];IF([.AD$5]&lt;&gt;&quot;&quot;;&quot;x&quot;;&quot;&quot;);&quot; &quot;)" office:value-type="string" office:string-value="x">
            <text:p>x</text:p>
          </table:table-cell>
          <table:table-cell table:style-name="ce3" table:formula="of:=IF([.AE$5]=[.$C24];IF([.AE$5]&lt;&gt;&quot;&quot;;&quot;x&quot;;&quot;&quot;);&quot; &quot;)" office:value-type="string" office:string-value="x">
            <text:p>x</text:p>
          </table:table-cell>
          <table:table-cell table:style-name="ce3" table:formula="of:=IF([.AF$5]=[.$C24];IF([.AF$5]&lt;&gt;&quot;&quot;;&quot;x&quot;;&quot;&quot;);&quot; &quot;)" office:value-type="string" office:string-value="x">
            <text:p>x</text:p>
          </table:table-cell>
          <table:table-cell table:style-name="ce3" table:formula="of:=IF([.AG$5]=[.$C24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24];IF([.AH$5]&lt;&gt;&quot;&quot;;&quot;x&quot;;&quot;&quot;);&quot; &quot;)" office:value-type="string" office:string-value="x">
            <text:p>x</text:p>
          </table:table-cell>
          <table:table-cell table:style-name="ce3" table:formula="of:=IF([.AI$5]=[.$C24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24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24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24];IF([.AL$5]&lt;&gt;&quot;&quot;;&quot;x&quot;;&quot;&quot;);&quot; &quot;)" office:value-type="string" office:string-value="x">
            <text:p>x</text:p>
          </table:table-cell>
          <table:table-cell table:style-name="ce3" table:formula="of:=IF([.AM$5]=[.$C24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24];IF([.AN$5]&lt;&gt;&quot;&quot;;&quot;x&quot;;&quot;&quot;);&quot; &quot;)" office:value-type="string" office:string-value="x">
            <text:p>x</text:p>
          </table:table-cell>
          <table:table-cell table:style-name="ce3" table:formula="of:=IF([.AO$5]=[.$C24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24];IF([.AP$5]&lt;&gt;&quot;&quot;;&quot;x&quot;;&quot;&quot;);&quot; &quot;)" office:value-type="string" office:string-value="x">
            <text:p>x</text:p>
          </table:table-cell>
          <table:table-cell table:style-name="ce3" table:formula="of:=IF([.AQ$5]=[.$C24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24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24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24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24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24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24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24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/>
          <table:table-cell table:style-name="ce3"/>
          <table:table-cell table:style-name="ce3" office:value-type="string">
            <text:p>c</text:p>
          </table:table-cell>
          <table:table-cell table:style-name="ce3" table:formula="of:=IF([.D$5]=[.$C25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25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25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25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25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25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25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25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25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25];IF([.M$5]&lt;&gt;&quot;&quot;;&quot;x&quot;;&quot;&quot;);&quot; &quot;)" office:value-type="string" office:string-value="x">
            <text:p>x</text:p>
          </table:table-cell>
          <table:table-cell table:style-name="ce3" table:formula="of:=IF([.N$5]=[.$C25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25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25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25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25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25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25];IF([.T$5]&lt;&gt;&quot;&quot;;&quot;x&quot;;&quot;&quot;);&quot; &quot;)" office:value-type="string" office:string-value="x">
            <text:p>x</text:p>
          </table:table-cell>
          <table:table-cell table:style-name="ce3" table:formula="of:=IF([.U$5]=[.$C25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25];IF([.V$5]&lt;&gt;&quot;&quot;;&quot;x&quot;;&quot;&quot;);&quot; &quot;)" office:value-type="string" office:string-value="x">
            <text:p>x</text:p>
          </table:table-cell>
          <table:table-cell table:style-name="ce3" table:formula="of:=IF([.W$5]=[.$C25];IF([.W$5]&lt;&gt;&quot;&quot;;&quot;x&quot;;&quot;&quot;);&quot; &quot;)" office:value-type="string" office:string-value="x">
            <text:p>x</text:p>
          </table:table-cell>
          <table:table-cell table:style-name="ce3" table:formula="of:=IF([.X$5]=[.$C25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25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25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25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25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25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25];IF([.AD$5]&lt;&gt;&quot;&quot;;&quot;x&quot;;&quot;&quot;);&quot; &quot;)" office:value-type="string" office:string-value="x">
            <text:p>x</text:p>
          </table:table-cell>
          <table:table-cell table:style-name="ce3" table:formula="of:=IF([.AE$5]=[.$C25];IF([.AE$5]&lt;&gt;&quot;&quot;;&quot;x&quot;;&quot;&quot;);&quot; &quot;)" office:value-type="string" office:string-value="x">
            <text:p>x</text:p>
          </table:table-cell>
          <table:table-cell table:style-name="ce3" table:formula="of:=IF([.AF$5]=[.$C25];IF([.AF$5]&lt;&gt;&quot;&quot;;&quot;x&quot;;&quot;&quot;);&quot; &quot;)" office:value-type="string" office:string-value="x">
            <text:p>x</text:p>
          </table:table-cell>
          <table:table-cell table:style-name="ce3" table:formula="of:=IF([.AG$5]=[.$C25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25];IF([.AH$5]&lt;&gt;&quot;&quot;;&quot;x&quot;;&quot;&quot;);&quot; &quot;)" office:value-type="string" office:string-value="x">
            <text:p>x</text:p>
          </table:table-cell>
          <table:table-cell table:style-name="ce3" table:formula="of:=IF([.AI$5]=[.$C25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25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25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25];IF([.AL$5]&lt;&gt;&quot;&quot;;&quot;x&quot;;&quot;&quot;);&quot; &quot;)" office:value-type="string" office:string-value="x">
            <text:p>x</text:p>
          </table:table-cell>
          <table:table-cell table:style-name="ce3" table:formula="of:=IF([.AM$5]=[.$C25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25];IF([.AN$5]&lt;&gt;&quot;&quot;;&quot;x&quot;;&quot;&quot;);&quot; &quot;)" office:value-type="string" office:string-value="x">
            <text:p>x</text:p>
          </table:table-cell>
          <table:table-cell table:style-name="ce3" table:formula="of:=IF([.AO$5]=[.$C25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25];IF([.AP$5]&lt;&gt;&quot;&quot;;&quot;x&quot;;&quot;&quot;);&quot; &quot;)" office:value-type="string" office:string-value="x">
            <text:p>x</text:p>
          </table:table-cell>
          <table:table-cell table:style-name="ce3" table:formula="of:=IF([.AQ$5]=[.$C25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25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25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25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25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25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25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25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style-name="ce3" office:value-type="string">
            <text:p>a</text:p>
          </table:table-cell>
          <table:table-cell table:style-name="ce3" table:formula="of:=IF([.D$5]=[.$C26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26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26];IF([.F$5]&lt;&gt;&quot;&quot;;&quot;x&quot;;&quot;&quot;);&quot; &quot;)" office:value-type="string" office:string-value="x">
            <text:p>x</text:p>
          </table:table-cell>
          <table:table-cell table:style-name="ce3" table:formula="of:=IF([.G$5]=[.$C26];IF([.G$5]&lt;&gt;&quot;&quot;;&quot;x&quot;;&quot;&quot;);&quot; &quot;)" office:value-type="string" office:string-value="x">
            <text:p>x</text:p>
          </table:table-cell>
          <table:table-cell table:style-name="ce3" table:formula="of:=IF([.H$5]=[.$C26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26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26];IF([.J$5]&lt;&gt;&quot;&quot;;&quot;x&quot;;&quot;&quot;);&quot; &quot;)" office:value-type="string" office:string-value="x">
            <text:p>x</text:p>
          </table:table-cell>
          <table:table-cell table:style-name="ce3" table:formula="of:=IF([.K$5]=[.$C26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26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26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26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26];IF([.O$5]&lt;&gt;&quot;&quot;;&quot;x&quot;;&quot;&quot;);&quot; &quot;)" office:value-type="string" office:string-value="x">
            <text:p>x</text:p>
          </table:table-cell>
          <table:table-cell table:style-name="ce3" table:formula="of:=IF([.P$5]=[.$C26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26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26];IF([.R$5]&lt;&gt;&quot;&quot;;&quot;x&quot;;&quot;&quot;);&quot; &quot;)" office:value-type="string" office:string-value="x">
            <text:p>x</text:p>
          </table:table-cell>
          <table:table-cell table:style-name="ce3" table:formula="of:=IF([.S$5]=[.$C26];IF([.S$5]&lt;&gt;&quot;&quot;;&quot;x&quot;;&quot;&quot;);&quot; &quot;)" office:value-type="string" office:string-value="x">
            <text:p>x</text:p>
          </table:table-cell>
          <table:table-cell table:style-name="ce3" table:formula="of:=IF([.T$5]=[.$C26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26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26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26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26];IF([.X$5]&lt;&gt;&quot;&quot;;&quot;x&quot;;&quot;&quot;);&quot; &quot;)" office:value-type="string" office:string-value="x">
            <text:p>x</text:p>
          </table:table-cell>
          <table:table-cell table:style-name="ce3" table:formula="of:=IF([.Y$5]=[.$C26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26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26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26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26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26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26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26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26];IF([.AG$5]&lt;&gt;&quot;&quot;;&quot;x&quot;;&quot;&quot;);&quot; &quot;)" office:value-type="string" office:string-value="x">
            <text:p>x</text:p>
          </table:table-cell>
          <table:table-cell table:style-name="ce3" table:formula="of:=IF([.AH$5]=[.$C26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26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26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26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26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26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26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26];IF([.AO$5]&lt;&gt;&quot;&quot;;&quot;x&quot;;&quot;&quot;);&quot; &quot;)" office:value-type="string" office:string-value="x">
            <text:p>x</text:p>
          </table:table-cell>
          <table:table-cell table:style-name="ce3" table:formula="of:=IF([.AP$5]=[.$C26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26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26];IF([.AR$5]&lt;&gt;&quot;&quot;;&quot;x&quot;;&quot;&quot;);&quot; &quot;)" office:value-type="string" office:string-value="x">
            <text:p>x</text:p>
          </table:table-cell>
          <table:table-cell table:style-name="ce3" table:formula="of:=IF([.AS$5]=[.$C26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26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26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26];IF([.AV$5]&lt;&gt;&quot;&quot;;&quot;x&quot;;&quot;&quot;);&quot; &quot;)" office:value-type="string" office:string-value="x">
            <text:p>x</text:p>
          </table:table-cell>
          <table:table-cell table:style-name="ce3" table:formula="of:=IF([.AW$5]=[.$C26];IF([.AW$5]&lt;&gt;&quot;&quot;;&quot;x&quot;;&quot;&quot;);&quot; &quot;)" office:value-type="string" office:string-value="x">
            <text:p>x</text:p>
          </table:table-cell>
          <table:table-cell table:style-name="ce3" table:formula="of:=IF([.AX$5]=[.$C26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style-name="ce3" table:formula="of:=IF([.D$5]=[.$C27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27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27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27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27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27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27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27];IF([.K$5]&lt;&gt;&quot;&quot;;&quot;x&quot;;&quot;&quot;);&quot; &quot;)" office:value-type="string" office:string-value="x">
            <text:p>x</text:p>
          </table:table-cell>
          <table:table-cell table:style-name="ce3" table:formula="of:=IF([.L$5]=[.$C27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27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27];IF([.N$5]&lt;&gt;&quot;&quot;;&quot;x&quot;;&quot;&quot;);&quot; &quot;)" office:value-type="string" office:string-value="x">
            <text:p>x</text:p>
          </table:table-cell>
          <table:table-cell table:style-name="ce3" table:formula="of:=IF([.O$5]=[.$C27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27];IF([.P$5]&lt;&gt;&quot;&quot;;&quot;x&quot;;&quot;&quot;);&quot; &quot;)" office:value-type="string" office:string-value="x">
            <text:p>x</text:p>
          </table:table-cell>
          <table:table-cell table:style-name="ce3" table:formula="of:=IF([.Q$5]=[.$C27];IF([.Q$5]&lt;&gt;&quot;&quot;;&quot;x&quot;;&quot;&quot;);&quot; &quot;)" office:value-type="string" office:string-value="x">
            <text:p>x</text:p>
          </table:table-cell>
          <table:table-cell table:style-name="ce3" table:formula="of:=IF([.R$5]=[.$C27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27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27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27];IF([.U$5]&lt;&gt;&quot;&quot;;&quot;x&quot;;&quot;&quot;);&quot; &quot;)" office:value-type="string" office:string-value="x">
            <text:p>x</text:p>
          </table:table-cell>
          <table:table-cell table:style-name="ce3" table:formula="of:=IF([.V$5]=[.$C27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27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27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27];IF([.Y$5]&lt;&gt;&quot;&quot;;&quot;x&quot;;&quot;&quot;);&quot; &quot;)" office:value-type="string" office:string-value="x">
            <text:p>x</text:p>
          </table:table-cell>
          <table:table-cell table:style-name="ce3" table:formula="of:=IF([.Z$5]=[.$C27];IF([.Z$5]&lt;&gt;&quot;&quot;;&quot;x&quot;;&quot;&quot;);&quot; &quot;)" office:value-type="string" office:string-value="x">
            <text:p>x</text:p>
          </table:table-cell>
          <table:table-cell table:style-name="ce3" table:formula="of:=IF([.AA$5]=[.$C27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27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27];IF([.AC$5]&lt;&gt;&quot;&quot;;&quot;x&quot;;&quot;&quot;);&quot; &quot;)" office:value-type="string" office:string-value="x">
            <text:p>x</text:p>
          </table:table-cell>
          <table:table-cell table:style-name="ce3" table:formula="of:=IF([.AD$5]=[.$C27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27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27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27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27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27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27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27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27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27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27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27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27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27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27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27];IF([.AS$5]&lt;&gt;&quot;&quot;;&quot;x&quot;;&quot;&quot;);&quot; &quot;)" office:value-type="string" office:string-value="x">
            <text:p>x</text:p>
          </table:table-cell>
          <table:table-cell table:style-name="ce3" table:formula="of:=IF([.AT$5]=[.$C27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27];IF([.AU$5]&lt;&gt;&quot;&quot;;&quot;x&quot;;&quot;&quot;);&quot; &quot;)" office:value-type="string" office:string-value="x">
            <text:p>x</text:p>
          </table:table-cell>
          <table:table-cell table:style-name="ce3" table:formula="of:=IF([.AV$5]=[.$C27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27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27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style-name="ce3" table:formula="of:=IF([.D$5]=[.$C28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28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28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28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28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28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28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28];IF([.K$5]&lt;&gt;&quot;&quot;;&quot;x&quot;;&quot;&quot;);&quot; &quot;)" office:value-type="string" office:string-value="x">
            <text:p>x</text:p>
          </table:table-cell>
          <table:table-cell table:style-name="ce3" table:formula="of:=IF([.L$5]=[.$C28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28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28];IF([.N$5]&lt;&gt;&quot;&quot;;&quot;x&quot;;&quot;&quot;);&quot; &quot;)" office:value-type="string" office:string-value="x">
            <text:p>x</text:p>
          </table:table-cell>
          <table:table-cell table:style-name="ce3" table:formula="of:=IF([.O$5]=[.$C28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28];IF([.P$5]&lt;&gt;&quot;&quot;;&quot;x&quot;;&quot;&quot;);&quot; &quot;)" office:value-type="string" office:string-value="x">
            <text:p>x</text:p>
          </table:table-cell>
          <table:table-cell table:style-name="ce3" table:formula="of:=IF([.Q$5]=[.$C28];IF([.Q$5]&lt;&gt;&quot;&quot;;&quot;x&quot;;&quot;&quot;);&quot; &quot;)" office:value-type="string" office:string-value="x">
            <text:p>x</text:p>
          </table:table-cell>
          <table:table-cell table:style-name="ce3" table:formula="of:=IF([.R$5]=[.$C28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28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28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28];IF([.U$5]&lt;&gt;&quot;&quot;;&quot;x&quot;;&quot;&quot;);&quot; &quot;)" office:value-type="string" office:string-value="x">
            <text:p>x</text:p>
          </table:table-cell>
          <table:table-cell table:style-name="ce3" table:formula="of:=IF([.V$5]=[.$C28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28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28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28];IF([.Y$5]&lt;&gt;&quot;&quot;;&quot;x&quot;;&quot;&quot;);&quot; &quot;)" office:value-type="string" office:string-value="x">
            <text:p>x</text:p>
          </table:table-cell>
          <table:table-cell table:style-name="ce3" table:formula="of:=IF([.Z$5]=[.$C28];IF([.Z$5]&lt;&gt;&quot;&quot;;&quot;x&quot;;&quot;&quot;);&quot; &quot;)" office:value-type="string" office:string-value="x">
            <text:p>x</text:p>
          </table:table-cell>
          <table:table-cell table:style-name="ce3" table:formula="of:=IF([.AA$5]=[.$C28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28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28];IF([.AC$5]&lt;&gt;&quot;&quot;;&quot;x&quot;;&quot;&quot;);&quot; &quot;)" office:value-type="string" office:string-value="x">
            <text:p>x</text:p>
          </table:table-cell>
          <table:table-cell table:style-name="ce3" table:formula="of:=IF([.AD$5]=[.$C28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28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28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28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28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28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28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28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28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28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28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28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28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28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28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28];IF([.AS$5]&lt;&gt;&quot;&quot;;&quot;x&quot;;&quot;&quot;);&quot; &quot;)" office:value-type="string" office:string-value="x">
            <text:p>x</text:p>
          </table:table-cell>
          <table:table-cell table:style-name="ce3" table:formula="of:=IF([.AT$5]=[.$C28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28];IF([.AU$5]&lt;&gt;&quot;&quot;;&quot;x&quot;;&quot;&quot;);&quot; &quot;)" office:value-type="string" office:string-value="x">
            <text:p>x</text:p>
          </table:table-cell>
          <table:table-cell table:style-name="ce3" table:formula="of:=IF([.AV$5]=[.$C28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28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28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style-name="ce3" table:formula="of:=IF([.D$5]=[.$C29];IF([.D$5]&lt;&gt;&quot;&quot;;&quot;x&quot;;&quot;&quot;);&quot; &quot;)" office:value-type="string" office:string-value="x">
            <text:p>x</text:p>
          </table:table-cell>
          <table:table-cell table:style-name="ce3" table:formula="of:=IF([.E$5]=[.$C29];IF([.E$5]&lt;&gt;&quot;&quot;;&quot;x&quot;;&quot;&quot;);&quot; &quot;)" office:value-type="string" office:string-value="x">
            <text:p>x</text:p>
          </table:table-cell>
          <table:table-cell table:style-name="ce3" table:formula="of:=IF([.F$5]=[.$C29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29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29];IF([.H$5]&lt;&gt;&quot;&quot;;&quot;x&quot;;&quot;&quot;);&quot; &quot;)" office:value-type="string" office:string-value="x">
            <text:p>x</text:p>
          </table:table-cell>
          <table:table-cell table:style-name="ce3" table:formula="of:=IF([.I$5]=[.$C29];IF([.I$5]&lt;&gt;&quot;&quot;;&quot;x&quot;;&quot;&quot;);&quot; &quot;)" office:value-type="string" office:string-value="x">
            <text:p>x</text:p>
          </table:table-cell>
          <table:table-cell table:style-name="ce3" table:formula="of:=IF([.J$5]=[.$C29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29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29];IF([.L$5]&lt;&gt;&quot;&quot;;&quot;x&quot;;&quot;&quot;);&quot; &quot;)" office:value-type="string" office:string-value="x">
            <text:p>x</text:p>
          </table:table-cell>
          <table:table-cell table:style-name="ce3" table:formula="of:=IF([.M$5]=[.$C29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29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29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29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29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29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29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29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29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29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29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29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29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29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29];IF([.AA$5]&lt;&gt;&quot;&quot;;&quot;x&quot;;&quot;&quot;);&quot; &quot;)" office:value-type="string" office:string-value="x">
            <text:p>x</text:p>
          </table:table-cell>
          <table:table-cell table:style-name="ce3" table:formula="of:=IF([.AB$5]=[.$C29];IF([.AB$5]&lt;&gt;&quot;&quot;;&quot;x&quot;;&quot;&quot;);&quot; &quot;)" office:value-type="string" office:string-value="x">
            <text:p>x</text:p>
          </table:table-cell>
          <table:table-cell table:style-name="ce3" table:formula="of:=IF([.AC$5]=[.$C29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29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29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29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29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29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29];IF([.AI$5]&lt;&gt;&quot;&quot;;&quot;x&quot;;&quot;&quot;);&quot; &quot;)" office:value-type="string" office:string-value="x">
            <text:p>x</text:p>
          </table:table-cell>
          <table:table-cell table:style-name="ce3" table:formula="of:=IF([.AJ$5]=[.$C29];IF([.AJ$5]&lt;&gt;&quot;&quot;;&quot;x&quot;;&quot;&quot;);&quot; &quot;)" office:value-type="string" office:string-value="x">
            <text:p>x</text:p>
          </table:table-cell>
          <table:table-cell table:style-name="ce3" table:formula="of:=IF([.AK$5]=[.$C29];IF([.AK$5]&lt;&gt;&quot;&quot;;&quot;x&quot;;&quot;&quot;);&quot; &quot;)" office:value-type="string" office:string-value="x">
            <text:p>x</text:p>
          </table:table-cell>
          <table:table-cell table:style-name="ce3" table:formula="of:=IF([.AL$5]=[.$C29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29];IF([.AM$5]&lt;&gt;&quot;&quot;;&quot;x&quot;;&quot;&quot;);&quot; &quot;)" office:value-type="string" office:string-value="x">
            <text:p>x</text:p>
          </table:table-cell>
          <table:table-cell table:style-name="ce3" table:formula="of:=IF([.AN$5]=[.$C29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29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29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29];IF([.AQ$5]&lt;&gt;&quot;&quot;;&quot;x&quot;;&quot;&quot;);&quot; &quot;)" office:value-type="string" office:string-value="x">
            <text:p>x</text:p>
          </table:table-cell>
          <table:table-cell table:style-name="ce3" table:formula="of:=IF([.AR$5]=[.$C29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29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29];IF([.AT$5]&lt;&gt;&quot;&quot;;&quot;x&quot;;&quot;&quot;);&quot; &quot;)" office:value-type="string" office:string-value="x">
            <text:p>x</text:p>
          </table:table-cell>
          <table:table-cell table:style-name="ce3" table:formula="of:=IF([.AU$5]=[.$C29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29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29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29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style-name="ce3" table:formula="of:=IF([.D$5]=[.$C30];IF([.D$5]&lt;&gt;&quot;&quot;;&quot;x&quot;;&quot;&quot;);&quot; &quot;)" office:value-type="string" office:string-value="x">
            <text:p>x</text:p>
          </table:table-cell>
          <table:table-cell table:style-name="ce3" table:formula="of:=IF([.E$5]=[.$C30];IF([.E$5]&lt;&gt;&quot;&quot;;&quot;x&quot;;&quot;&quot;);&quot; &quot;)" office:value-type="string" office:string-value="x">
            <text:p>x</text:p>
          </table:table-cell>
          <table:table-cell table:style-name="ce3" table:formula="of:=IF([.F$5]=[.$C30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30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30];IF([.H$5]&lt;&gt;&quot;&quot;;&quot;x&quot;;&quot;&quot;);&quot; &quot;)" office:value-type="string" office:string-value="x">
            <text:p>x</text:p>
          </table:table-cell>
          <table:table-cell table:style-name="ce3" table:formula="of:=IF([.I$5]=[.$C30];IF([.I$5]&lt;&gt;&quot;&quot;;&quot;x&quot;;&quot;&quot;);&quot; &quot;)" office:value-type="string" office:string-value="x">
            <text:p>x</text:p>
          </table:table-cell>
          <table:table-cell table:style-name="ce3" table:formula="of:=IF([.J$5]=[.$C30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30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30];IF([.L$5]&lt;&gt;&quot;&quot;;&quot;x&quot;;&quot;&quot;);&quot; &quot;)" office:value-type="string" office:string-value="x">
            <text:p>x</text:p>
          </table:table-cell>
          <table:table-cell table:style-name="ce3" table:formula="of:=IF([.M$5]=[.$C30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30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30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30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30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30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30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30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30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30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30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30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30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30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30];IF([.AA$5]&lt;&gt;&quot;&quot;;&quot;x&quot;;&quot;&quot;);&quot; &quot;)" office:value-type="string" office:string-value="x">
            <text:p>x</text:p>
          </table:table-cell>
          <table:table-cell table:style-name="ce3" table:formula="of:=IF([.AB$5]=[.$C30];IF([.AB$5]&lt;&gt;&quot;&quot;;&quot;x&quot;;&quot;&quot;);&quot; &quot;)" office:value-type="string" office:string-value="x">
            <text:p>x</text:p>
          </table:table-cell>
          <table:table-cell table:style-name="ce3" table:formula="of:=IF([.AC$5]=[.$C30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30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30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30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30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30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30];IF([.AI$5]&lt;&gt;&quot;&quot;;&quot;x&quot;;&quot;&quot;);&quot; &quot;)" office:value-type="string" office:string-value="x">
            <text:p>x</text:p>
          </table:table-cell>
          <table:table-cell table:style-name="ce3" table:formula="of:=IF([.AJ$5]=[.$C30];IF([.AJ$5]&lt;&gt;&quot;&quot;;&quot;x&quot;;&quot;&quot;);&quot; &quot;)" office:value-type="string" office:string-value="x">
            <text:p>x</text:p>
          </table:table-cell>
          <table:table-cell table:style-name="ce3" table:formula="of:=IF([.AK$5]=[.$C30];IF([.AK$5]&lt;&gt;&quot;&quot;;&quot;x&quot;;&quot;&quot;);&quot; &quot;)" office:value-type="string" office:string-value="x">
            <text:p>x</text:p>
          </table:table-cell>
          <table:table-cell table:style-name="ce3" table:formula="of:=IF([.AL$5]=[.$C30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30];IF([.AM$5]&lt;&gt;&quot;&quot;;&quot;x&quot;;&quot;&quot;);&quot; &quot;)" office:value-type="string" office:string-value="x">
            <text:p>x</text:p>
          </table:table-cell>
          <table:table-cell table:style-name="ce3" table:formula="of:=IF([.AN$5]=[.$C30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30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30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30];IF([.AQ$5]&lt;&gt;&quot;&quot;;&quot;x&quot;;&quot;&quot;);&quot; &quot;)" office:value-type="string" office:string-value="x">
            <text:p>x</text:p>
          </table:table-cell>
          <table:table-cell table:style-name="ce3" table:formula="of:=IF([.AR$5]=[.$C30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30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30];IF([.AT$5]&lt;&gt;&quot;&quot;;&quot;x&quot;;&quot;&quot;);&quot; &quot;)" office:value-type="string" office:string-value="x">
            <text:p>x</text:p>
          </table:table-cell>
          <table:table-cell table:style-name="ce3" table:formula="of:=IF([.AU$5]=[.$C30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30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30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30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style-name="ce3" table:formula="of:=IF([.D$5]=[.$C31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31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31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31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31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31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31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31];IF([.K$5]&lt;&gt;&quot;&quot;;&quot;x&quot;;&quot;&quot;);&quot; &quot;)" office:value-type="string" office:string-value="x">
            <text:p>x</text:p>
          </table:table-cell>
          <table:table-cell table:style-name="ce3" table:formula="of:=IF([.L$5]=[.$C31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31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31];IF([.N$5]&lt;&gt;&quot;&quot;;&quot;x&quot;;&quot;&quot;);&quot; &quot;)" office:value-type="string" office:string-value="x">
            <text:p>x</text:p>
          </table:table-cell>
          <table:table-cell table:style-name="ce3" table:formula="of:=IF([.O$5]=[.$C31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31];IF([.P$5]&lt;&gt;&quot;&quot;;&quot;x&quot;;&quot;&quot;);&quot; &quot;)" office:value-type="string" office:string-value="x">
            <text:p>x</text:p>
          </table:table-cell>
          <table:table-cell table:style-name="ce3" table:formula="of:=IF([.Q$5]=[.$C31];IF([.Q$5]&lt;&gt;&quot;&quot;;&quot;x&quot;;&quot;&quot;);&quot; &quot;)" office:value-type="string" office:string-value="x">
            <text:p>x</text:p>
          </table:table-cell>
          <table:table-cell table:style-name="ce3" table:formula="of:=IF([.R$5]=[.$C31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31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31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31];IF([.U$5]&lt;&gt;&quot;&quot;;&quot;x&quot;;&quot;&quot;);&quot; &quot;)" office:value-type="string" office:string-value="x">
            <text:p>x</text:p>
          </table:table-cell>
          <table:table-cell table:style-name="ce3" table:formula="of:=IF([.V$5]=[.$C31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31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31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31];IF([.Y$5]&lt;&gt;&quot;&quot;;&quot;x&quot;;&quot;&quot;);&quot; &quot;)" office:value-type="string" office:string-value="x">
            <text:p>x</text:p>
          </table:table-cell>
          <table:table-cell table:style-name="ce3" table:formula="of:=IF([.Z$5]=[.$C31];IF([.Z$5]&lt;&gt;&quot;&quot;;&quot;x&quot;;&quot;&quot;);&quot; &quot;)" office:value-type="string" office:string-value="x">
            <text:p>x</text:p>
          </table:table-cell>
          <table:table-cell table:style-name="ce3" table:formula="of:=IF([.AA$5]=[.$C31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31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31];IF([.AC$5]&lt;&gt;&quot;&quot;;&quot;x&quot;;&quot;&quot;);&quot; &quot;)" office:value-type="string" office:string-value="x">
            <text:p>x</text:p>
          </table:table-cell>
          <table:table-cell table:style-name="ce3" table:formula="of:=IF([.AD$5]=[.$C31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31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31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31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31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31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31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31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31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31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31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31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31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31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31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31];IF([.AS$5]&lt;&gt;&quot;&quot;;&quot;x&quot;;&quot;&quot;);&quot; &quot;)" office:value-type="string" office:string-value="x">
            <text:p>x</text:p>
          </table:table-cell>
          <table:table-cell table:style-name="ce3" table:formula="of:=IF([.AT$5]=[.$C31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31];IF([.AU$5]&lt;&gt;&quot;&quot;;&quot;x&quot;;&quot;&quot;);&quot; &quot;)" office:value-type="string" office:string-value="x">
            <text:p>x</text:p>
          </table:table-cell>
          <table:table-cell table:style-name="ce3" table:formula="of:=IF([.AV$5]=[.$C31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31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31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style-name="ce3" table:formula="of:=IF([.D$5]=[.$C32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32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32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32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32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32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32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32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32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32];IF([.M$5]&lt;&gt;&quot;&quot;;&quot;x&quot;;&quot;&quot;);&quot; &quot;)" office:value-type="string" office:string-value="x">
            <text:p>x</text:p>
          </table:table-cell>
          <table:table-cell table:style-name="ce3" table:formula="of:=IF([.N$5]=[.$C32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32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32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32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32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32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32];IF([.T$5]&lt;&gt;&quot;&quot;;&quot;x&quot;;&quot;&quot;);&quot; &quot;)" office:value-type="string" office:string-value="x">
            <text:p>x</text:p>
          </table:table-cell>
          <table:table-cell table:style-name="ce3" table:formula="of:=IF([.U$5]=[.$C32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32];IF([.V$5]&lt;&gt;&quot;&quot;;&quot;x&quot;;&quot;&quot;);&quot; &quot;)" office:value-type="string" office:string-value="x">
            <text:p>x</text:p>
          </table:table-cell>
          <table:table-cell table:style-name="ce3" table:formula="of:=IF([.W$5]=[.$C32];IF([.W$5]&lt;&gt;&quot;&quot;;&quot;x&quot;;&quot;&quot;);&quot; &quot;)" office:value-type="string" office:string-value="x">
            <text:p>x</text:p>
          </table:table-cell>
          <table:table-cell table:style-name="ce3" table:formula="of:=IF([.X$5]=[.$C32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32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32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32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32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32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32];IF([.AD$5]&lt;&gt;&quot;&quot;;&quot;x&quot;;&quot;&quot;);&quot; &quot;)" office:value-type="string" office:string-value="x">
            <text:p>x</text:p>
          </table:table-cell>
          <table:table-cell table:style-name="ce3" table:formula="of:=IF([.AE$5]=[.$C32];IF([.AE$5]&lt;&gt;&quot;&quot;;&quot;x&quot;;&quot;&quot;);&quot; &quot;)" office:value-type="string" office:string-value="x">
            <text:p>x</text:p>
          </table:table-cell>
          <table:table-cell table:style-name="ce3" table:formula="of:=IF([.AF$5]=[.$C32];IF([.AF$5]&lt;&gt;&quot;&quot;;&quot;x&quot;;&quot;&quot;);&quot; &quot;)" office:value-type="string" office:string-value="x">
            <text:p>x</text:p>
          </table:table-cell>
          <table:table-cell table:style-name="ce3" table:formula="of:=IF([.AG$5]=[.$C32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32];IF([.AH$5]&lt;&gt;&quot;&quot;;&quot;x&quot;;&quot;&quot;);&quot; &quot;)" office:value-type="string" office:string-value="x">
            <text:p>x</text:p>
          </table:table-cell>
          <table:table-cell table:style-name="ce3" table:formula="of:=IF([.AI$5]=[.$C32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32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32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32];IF([.AL$5]&lt;&gt;&quot;&quot;;&quot;x&quot;;&quot;&quot;);&quot; &quot;)" office:value-type="string" office:string-value="x">
            <text:p>x</text:p>
          </table:table-cell>
          <table:table-cell table:style-name="ce3" table:formula="of:=IF([.AM$5]=[.$C32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32];IF([.AN$5]&lt;&gt;&quot;&quot;;&quot;x&quot;;&quot;&quot;);&quot; &quot;)" office:value-type="string" office:string-value="x">
            <text:p>x</text:p>
          </table:table-cell>
          <table:table-cell table:style-name="ce3" table:formula="of:=IF([.AO$5]=[.$C32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32];IF([.AP$5]&lt;&gt;&quot;&quot;;&quot;x&quot;;&quot;&quot;);&quot; &quot;)" office:value-type="string" office:string-value="x">
            <text:p>x</text:p>
          </table:table-cell>
          <table:table-cell table:style-name="ce3" table:formula="of:=IF([.AQ$5]=[.$C32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32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32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32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32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32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32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32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style-name="ce3" table:formula="of:=IF([.D$5]=[.$C33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33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33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33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33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33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33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33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33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33];IF([.M$5]&lt;&gt;&quot;&quot;;&quot;x&quot;;&quot;&quot;);&quot; &quot;)" office:value-type="string" office:string-value="x">
            <text:p>x</text:p>
          </table:table-cell>
          <table:table-cell table:style-name="ce3" table:formula="of:=IF([.N$5]=[.$C33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33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33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33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33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33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33];IF([.T$5]&lt;&gt;&quot;&quot;;&quot;x&quot;;&quot;&quot;);&quot; &quot;)" office:value-type="string" office:string-value="x">
            <text:p>x</text:p>
          </table:table-cell>
          <table:table-cell table:style-name="ce3" table:formula="of:=IF([.U$5]=[.$C33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33];IF([.V$5]&lt;&gt;&quot;&quot;;&quot;x&quot;;&quot;&quot;);&quot; &quot;)" office:value-type="string" office:string-value="x">
            <text:p>x</text:p>
          </table:table-cell>
          <table:table-cell table:style-name="ce3" table:formula="of:=IF([.W$5]=[.$C33];IF([.W$5]&lt;&gt;&quot;&quot;;&quot;x&quot;;&quot;&quot;);&quot; &quot;)" office:value-type="string" office:string-value="x">
            <text:p>x</text:p>
          </table:table-cell>
          <table:table-cell table:style-name="ce3" table:formula="of:=IF([.X$5]=[.$C33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33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33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33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33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33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33];IF([.AD$5]&lt;&gt;&quot;&quot;;&quot;x&quot;;&quot;&quot;);&quot; &quot;)" office:value-type="string" office:string-value="x">
            <text:p>x</text:p>
          </table:table-cell>
          <table:table-cell table:style-name="ce3" table:formula="of:=IF([.AE$5]=[.$C33];IF([.AE$5]&lt;&gt;&quot;&quot;;&quot;x&quot;;&quot;&quot;);&quot; &quot;)" office:value-type="string" office:string-value="x">
            <text:p>x</text:p>
          </table:table-cell>
          <table:table-cell table:style-name="ce3" table:formula="of:=IF([.AF$5]=[.$C33];IF([.AF$5]&lt;&gt;&quot;&quot;;&quot;x&quot;;&quot;&quot;);&quot; &quot;)" office:value-type="string" office:string-value="x">
            <text:p>x</text:p>
          </table:table-cell>
          <table:table-cell table:style-name="ce3" table:formula="of:=IF([.AG$5]=[.$C33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33];IF([.AH$5]&lt;&gt;&quot;&quot;;&quot;x&quot;;&quot;&quot;);&quot; &quot;)" office:value-type="string" office:string-value="x">
            <text:p>x</text:p>
          </table:table-cell>
          <table:table-cell table:style-name="ce3" table:formula="of:=IF([.AI$5]=[.$C33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33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33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33];IF([.AL$5]&lt;&gt;&quot;&quot;;&quot;x&quot;;&quot;&quot;);&quot; &quot;)" office:value-type="string" office:string-value="x">
            <text:p>x</text:p>
          </table:table-cell>
          <table:table-cell table:style-name="ce3" table:formula="of:=IF([.AM$5]=[.$C33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33];IF([.AN$5]&lt;&gt;&quot;&quot;;&quot;x&quot;;&quot;&quot;);&quot; &quot;)" office:value-type="string" office:string-value="x">
            <text:p>x</text:p>
          </table:table-cell>
          <table:table-cell table:style-name="ce3" table:formula="of:=IF([.AO$5]=[.$C33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33];IF([.AP$5]&lt;&gt;&quot;&quot;;&quot;x&quot;;&quot;&quot;);&quot; &quot;)" office:value-type="string" office:string-value="x">
            <text:p>x</text:p>
          </table:table-cell>
          <table:table-cell table:style-name="ce3" table:formula="of:=IF([.AQ$5]=[.$C33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33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33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33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33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33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33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33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style-name="ce3" table:formula="of:=IF([.D$5]=[.$C34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34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34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34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34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34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34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34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34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34];IF([.M$5]&lt;&gt;&quot;&quot;;&quot;x&quot;;&quot;&quot;);&quot; &quot;)" office:value-type="string" office:string-value="x">
            <text:p>x</text:p>
          </table:table-cell>
          <table:table-cell table:style-name="ce3" table:formula="of:=IF([.N$5]=[.$C34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34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34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34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34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34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34];IF([.T$5]&lt;&gt;&quot;&quot;;&quot;x&quot;;&quot;&quot;);&quot; &quot;)" office:value-type="string" office:string-value="x">
            <text:p>x</text:p>
          </table:table-cell>
          <table:table-cell table:style-name="ce3" table:formula="of:=IF([.U$5]=[.$C34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34];IF([.V$5]&lt;&gt;&quot;&quot;;&quot;x&quot;;&quot;&quot;);&quot; &quot;)" office:value-type="string" office:string-value="x">
            <text:p>x</text:p>
          </table:table-cell>
          <table:table-cell table:style-name="ce3" table:formula="of:=IF([.W$5]=[.$C34];IF([.W$5]&lt;&gt;&quot;&quot;;&quot;x&quot;;&quot;&quot;);&quot; &quot;)" office:value-type="string" office:string-value="x">
            <text:p>x</text:p>
          </table:table-cell>
          <table:table-cell table:style-name="ce3" table:formula="of:=IF([.X$5]=[.$C34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34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34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34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34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34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34];IF([.AD$5]&lt;&gt;&quot;&quot;;&quot;x&quot;;&quot;&quot;);&quot; &quot;)" office:value-type="string" office:string-value="x">
            <text:p>x</text:p>
          </table:table-cell>
          <table:table-cell table:style-name="ce3" table:formula="of:=IF([.AE$5]=[.$C34];IF([.AE$5]&lt;&gt;&quot;&quot;;&quot;x&quot;;&quot;&quot;);&quot; &quot;)" office:value-type="string" office:string-value="x">
            <text:p>x</text:p>
          </table:table-cell>
          <table:table-cell table:style-name="ce3" table:formula="of:=IF([.AF$5]=[.$C34];IF([.AF$5]&lt;&gt;&quot;&quot;;&quot;x&quot;;&quot;&quot;);&quot; &quot;)" office:value-type="string" office:string-value="x">
            <text:p>x</text:p>
          </table:table-cell>
          <table:table-cell table:style-name="ce3" table:formula="of:=IF([.AG$5]=[.$C34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34];IF([.AH$5]&lt;&gt;&quot;&quot;;&quot;x&quot;;&quot;&quot;);&quot; &quot;)" office:value-type="string" office:string-value="x">
            <text:p>x</text:p>
          </table:table-cell>
          <table:table-cell table:style-name="ce3" table:formula="of:=IF([.AI$5]=[.$C34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34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34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34];IF([.AL$5]&lt;&gt;&quot;&quot;;&quot;x&quot;;&quot;&quot;);&quot; &quot;)" office:value-type="string" office:string-value="x">
            <text:p>x</text:p>
          </table:table-cell>
          <table:table-cell table:style-name="ce3" table:formula="of:=IF([.AM$5]=[.$C34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34];IF([.AN$5]&lt;&gt;&quot;&quot;;&quot;x&quot;;&quot;&quot;);&quot; &quot;)" office:value-type="string" office:string-value="x">
            <text:p>x</text:p>
          </table:table-cell>
          <table:table-cell table:style-name="ce3" table:formula="of:=IF([.AO$5]=[.$C34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34];IF([.AP$5]&lt;&gt;&quot;&quot;;&quot;x&quot;;&quot;&quot;);&quot; &quot;)" office:value-type="string" office:string-value="x">
            <text:p>x</text:p>
          </table:table-cell>
          <table:table-cell table:style-name="ce3" table:formula="of:=IF([.AQ$5]=[.$C34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34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34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34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34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34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34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34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3" table:formula="of:=IF([.D$5]=[.$C35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35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35];IF([.F$5]&lt;&gt;&quot;&quot;;&quot;x&quot;;&quot;&quot;);&quot; &quot;)" office:value-type="string" office:string-value="x">
            <text:p>x</text:p>
          </table:table-cell>
          <table:table-cell table:style-name="ce3" table:formula="of:=IF([.G$5]=[.$C35];IF([.G$5]&lt;&gt;&quot;&quot;;&quot;x&quot;;&quot;&quot;);&quot; &quot;)" office:value-type="string" office:string-value="x">
            <text:p>x</text:p>
          </table:table-cell>
          <table:table-cell table:style-name="ce3" table:formula="of:=IF([.H$5]=[.$C35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35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35];IF([.J$5]&lt;&gt;&quot;&quot;;&quot;x&quot;;&quot;&quot;);&quot; &quot;)" office:value-type="string" office:string-value="x">
            <text:p>x</text:p>
          </table:table-cell>
          <table:table-cell table:style-name="ce3" table:formula="of:=IF([.K$5]=[.$C35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35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35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35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35];IF([.O$5]&lt;&gt;&quot;&quot;;&quot;x&quot;;&quot;&quot;);&quot; &quot;)" office:value-type="string" office:string-value="x">
            <text:p>x</text:p>
          </table:table-cell>
          <table:table-cell table:style-name="ce3" table:formula="of:=IF([.P$5]=[.$C35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35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35];IF([.R$5]&lt;&gt;&quot;&quot;;&quot;x&quot;;&quot;&quot;);&quot; &quot;)" office:value-type="string" office:string-value="x">
            <text:p>x</text:p>
          </table:table-cell>
          <table:table-cell table:style-name="ce3" table:formula="of:=IF([.S$5]=[.$C35];IF([.S$5]&lt;&gt;&quot;&quot;;&quot;x&quot;;&quot;&quot;);&quot; &quot;)" office:value-type="string" office:string-value="x">
            <text:p>x</text:p>
          </table:table-cell>
          <table:table-cell table:style-name="ce3" table:formula="of:=IF([.T$5]=[.$C35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35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35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35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35];IF([.X$5]&lt;&gt;&quot;&quot;;&quot;x&quot;;&quot;&quot;);&quot; &quot;)" office:value-type="string" office:string-value="x">
            <text:p>x</text:p>
          </table:table-cell>
          <table:table-cell table:style-name="ce3" table:formula="of:=IF([.Y$5]=[.$C35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35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35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35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35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35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35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35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35];IF([.AG$5]&lt;&gt;&quot;&quot;;&quot;x&quot;;&quot;&quot;);&quot; &quot;)" office:value-type="string" office:string-value="x">
            <text:p>x</text:p>
          </table:table-cell>
          <table:table-cell table:style-name="ce3" table:formula="of:=IF([.AH$5]=[.$C35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35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35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35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35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35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35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35];IF([.AO$5]&lt;&gt;&quot;&quot;;&quot;x&quot;;&quot;&quot;);&quot; &quot;)" office:value-type="string" office:string-value="x">
            <text:p>x</text:p>
          </table:table-cell>
          <table:table-cell table:style-name="ce3" table:formula="of:=IF([.AP$5]=[.$C35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35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35];IF([.AR$5]&lt;&gt;&quot;&quot;;&quot;x&quot;;&quot;&quot;);&quot; &quot;)" office:value-type="string" office:string-value="x">
            <text:p>x</text:p>
          </table:table-cell>
          <table:table-cell table:style-name="ce3" table:formula="of:=IF([.AS$5]=[.$C35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35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35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35];IF([.AV$5]&lt;&gt;&quot;&quot;;&quot;x&quot;;&quot;&quot;);&quot; &quot;)" office:value-type="string" office:string-value="x">
            <text:p>x</text:p>
          </table:table-cell>
          <table:table-cell table:style-name="ce3" table:formula="of:=IF([.AW$5]=[.$C35];IF([.AW$5]&lt;&gt;&quot;&quot;;&quot;x&quot;;&quot;&quot;);&quot; &quot;)" office:value-type="string" office:string-value="x">
            <text:p>x</text:p>
          </table:table-cell>
          <table:table-cell table:style-name="ce3" table:formula="of:=IF([.AX$5]=[.$C35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style-name="ce3" table:formula="of:=IF([.D$5]=[.$C36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36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36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36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36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36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36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36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36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36];IF([.M$5]&lt;&gt;&quot;&quot;;&quot;x&quot;;&quot;&quot;);&quot; &quot;)" office:value-type="string" office:string-value="x">
            <text:p>x</text:p>
          </table:table-cell>
          <table:table-cell table:style-name="ce3" table:formula="of:=IF([.N$5]=[.$C36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36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36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36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36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36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36];IF([.T$5]&lt;&gt;&quot;&quot;;&quot;x&quot;;&quot;&quot;);&quot; &quot;)" office:value-type="string" office:string-value="x">
            <text:p>x</text:p>
          </table:table-cell>
          <table:table-cell table:style-name="ce3" table:formula="of:=IF([.U$5]=[.$C36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36];IF([.V$5]&lt;&gt;&quot;&quot;;&quot;x&quot;;&quot;&quot;);&quot; &quot;)" office:value-type="string" office:string-value="x">
            <text:p>x</text:p>
          </table:table-cell>
          <table:table-cell table:style-name="ce3" table:formula="of:=IF([.W$5]=[.$C36];IF([.W$5]&lt;&gt;&quot;&quot;;&quot;x&quot;;&quot;&quot;);&quot; &quot;)" office:value-type="string" office:string-value="x">
            <text:p>x</text:p>
          </table:table-cell>
          <table:table-cell table:style-name="ce3" table:formula="of:=IF([.X$5]=[.$C36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36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36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36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36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36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36];IF([.AD$5]&lt;&gt;&quot;&quot;;&quot;x&quot;;&quot;&quot;);&quot; &quot;)" office:value-type="string" office:string-value="x">
            <text:p>x</text:p>
          </table:table-cell>
          <table:table-cell table:style-name="ce3" table:formula="of:=IF([.AE$5]=[.$C36];IF([.AE$5]&lt;&gt;&quot;&quot;;&quot;x&quot;;&quot;&quot;);&quot; &quot;)" office:value-type="string" office:string-value="x">
            <text:p>x</text:p>
          </table:table-cell>
          <table:table-cell table:style-name="ce3" table:formula="of:=IF([.AF$5]=[.$C36];IF([.AF$5]&lt;&gt;&quot;&quot;;&quot;x&quot;;&quot;&quot;);&quot; &quot;)" office:value-type="string" office:string-value="x">
            <text:p>x</text:p>
          </table:table-cell>
          <table:table-cell table:style-name="ce3" table:formula="of:=IF([.AG$5]=[.$C36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36];IF([.AH$5]&lt;&gt;&quot;&quot;;&quot;x&quot;;&quot;&quot;);&quot; &quot;)" office:value-type="string" office:string-value="x">
            <text:p>x</text:p>
          </table:table-cell>
          <table:table-cell table:style-name="ce3" table:formula="of:=IF([.AI$5]=[.$C36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36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36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36];IF([.AL$5]&lt;&gt;&quot;&quot;;&quot;x&quot;;&quot;&quot;);&quot; &quot;)" office:value-type="string" office:string-value="x">
            <text:p>x</text:p>
          </table:table-cell>
          <table:table-cell table:style-name="ce3" table:formula="of:=IF([.AM$5]=[.$C36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36];IF([.AN$5]&lt;&gt;&quot;&quot;;&quot;x&quot;;&quot;&quot;);&quot; &quot;)" office:value-type="string" office:string-value="x">
            <text:p>x</text:p>
          </table:table-cell>
          <table:table-cell table:style-name="ce3" table:formula="of:=IF([.AO$5]=[.$C36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36];IF([.AP$5]&lt;&gt;&quot;&quot;;&quot;x&quot;;&quot;&quot;);&quot; &quot;)" office:value-type="string" office:string-value="x">
            <text:p>x</text:p>
          </table:table-cell>
          <table:table-cell table:style-name="ce3" table:formula="of:=IF([.AQ$5]=[.$C36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36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36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36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36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36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36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36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style-name="ce3" table:formula="of:=IF([.D$5]=[.$C37];IF([.D$5]&lt;&gt;&quot;&quot;;&quot;x&quot;;&quot;&quot;);&quot; &quot;)" office:value-type="string" office:string-value="x">
            <text:p>x</text:p>
          </table:table-cell>
          <table:table-cell table:style-name="ce3" table:formula="of:=IF([.E$5]=[.$C37];IF([.E$5]&lt;&gt;&quot;&quot;;&quot;x&quot;;&quot;&quot;);&quot; &quot;)" office:value-type="string" office:string-value="x">
            <text:p>x</text:p>
          </table:table-cell>
          <table:table-cell table:style-name="ce3" table:formula="of:=IF([.F$5]=[.$C37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37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37];IF([.H$5]&lt;&gt;&quot;&quot;;&quot;x&quot;;&quot;&quot;);&quot; &quot;)" office:value-type="string" office:string-value="x">
            <text:p>x</text:p>
          </table:table-cell>
          <table:table-cell table:style-name="ce3" table:formula="of:=IF([.I$5]=[.$C37];IF([.I$5]&lt;&gt;&quot;&quot;;&quot;x&quot;;&quot;&quot;);&quot; &quot;)" office:value-type="string" office:string-value="x">
            <text:p>x</text:p>
          </table:table-cell>
          <table:table-cell table:style-name="ce3" table:formula="of:=IF([.J$5]=[.$C37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37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37];IF([.L$5]&lt;&gt;&quot;&quot;;&quot;x&quot;;&quot;&quot;);&quot; &quot;)" office:value-type="string" office:string-value="x">
            <text:p>x</text:p>
          </table:table-cell>
          <table:table-cell table:style-name="ce3" table:formula="of:=IF([.M$5]=[.$C37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37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37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37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37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37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37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37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37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37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37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37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37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37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37];IF([.AA$5]&lt;&gt;&quot;&quot;;&quot;x&quot;;&quot;&quot;);&quot; &quot;)" office:value-type="string" office:string-value="x">
            <text:p>x</text:p>
          </table:table-cell>
          <table:table-cell table:style-name="ce3" table:formula="of:=IF([.AB$5]=[.$C37];IF([.AB$5]&lt;&gt;&quot;&quot;;&quot;x&quot;;&quot;&quot;);&quot; &quot;)" office:value-type="string" office:string-value="x">
            <text:p>x</text:p>
          </table:table-cell>
          <table:table-cell table:style-name="ce3" table:formula="of:=IF([.AC$5]=[.$C37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37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37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37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37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37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37];IF([.AI$5]&lt;&gt;&quot;&quot;;&quot;x&quot;;&quot;&quot;);&quot; &quot;)" office:value-type="string" office:string-value="x">
            <text:p>x</text:p>
          </table:table-cell>
          <table:table-cell table:style-name="ce3" table:formula="of:=IF([.AJ$5]=[.$C37];IF([.AJ$5]&lt;&gt;&quot;&quot;;&quot;x&quot;;&quot;&quot;);&quot; &quot;)" office:value-type="string" office:string-value="x">
            <text:p>x</text:p>
          </table:table-cell>
          <table:table-cell table:style-name="ce3" table:formula="of:=IF([.AK$5]=[.$C37];IF([.AK$5]&lt;&gt;&quot;&quot;;&quot;x&quot;;&quot;&quot;);&quot; &quot;)" office:value-type="string" office:string-value="x">
            <text:p>x</text:p>
          </table:table-cell>
          <table:table-cell table:style-name="ce3" table:formula="of:=IF([.AL$5]=[.$C37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37];IF([.AM$5]&lt;&gt;&quot;&quot;;&quot;x&quot;;&quot;&quot;);&quot; &quot;)" office:value-type="string" office:string-value="x">
            <text:p>x</text:p>
          </table:table-cell>
          <table:table-cell table:style-name="ce3" table:formula="of:=IF([.AN$5]=[.$C37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37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37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37];IF([.AQ$5]&lt;&gt;&quot;&quot;;&quot;x&quot;;&quot;&quot;);&quot; &quot;)" office:value-type="string" office:string-value="x">
            <text:p>x</text:p>
          </table:table-cell>
          <table:table-cell table:style-name="ce3" table:formula="of:=IF([.AR$5]=[.$C37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37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37];IF([.AT$5]&lt;&gt;&quot;&quot;;&quot;x&quot;;&quot;&quot;);&quot; &quot;)" office:value-type="string" office:string-value="x">
            <text:p>x</text:p>
          </table:table-cell>
          <table:table-cell table:style-name="ce3" table:formula="of:=IF([.AU$5]=[.$C37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37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37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37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style-name="ce3" table:formula="of:=IF([.D$5]=[.$C38];IF([.D$5]&lt;&gt;&quot;&quot;;&quot;x&quot;;&quot;&quot;);&quot; &quot;)" office:value-type="string" office:string-value="x">
            <text:p>x</text:p>
          </table:table-cell>
          <table:table-cell table:style-name="ce3" table:formula="of:=IF([.E$5]=[.$C38];IF([.E$5]&lt;&gt;&quot;&quot;;&quot;x&quot;;&quot;&quot;);&quot; &quot;)" office:value-type="string" office:string-value="x">
            <text:p>x</text:p>
          </table:table-cell>
          <table:table-cell table:style-name="ce3" table:formula="of:=IF([.F$5]=[.$C38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38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38];IF([.H$5]&lt;&gt;&quot;&quot;;&quot;x&quot;;&quot;&quot;);&quot; &quot;)" office:value-type="string" office:string-value="x">
            <text:p>x</text:p>
          </table:table-cell>
          <table:table-cell table:style-name="ce3" table:formula="of:=IF([.I$5]=[.$C38];IF([.I$5]&lt;&gt;&quot;&quot;;&quot;x&quot;;&quot;&quot;);&quot; &quot;)" office:value-type="string" office:string-value="x">
            <text:p>x</text:p>
          </table:table-cell>
          <table:table-cell table:style-name="ce3" table:formula="of:=IF([.J$5]=[.$C38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38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38];IF([.L$5]&lt;&gt;&quot;&quot;;&quot;x&quot;;&quot;&quot;);&quot; &quot;)" office:value-type="string" office:string-value="x">
            <text:p>x</text:p>
          </table:table-cell>
          <table:table-cell table:style-name="ce3" table:formula="of:=IF([.M$5]=[.$C38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38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38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38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38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38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38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38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38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38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38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38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38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38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38];IF([.AA$5]&lt;&gt;&quot;&quot;;&quot;x&quot;;&quot;&quot;);&quot; &quot;)" office:value-type="string" office:string-value="x">
            <text:p>x</text:p>
          </table:table-cell>
          <table:table-cell table:style-name="ce3" table:formula="of:=IF([.AB$5]=[.$C38];IF([.AB$5]&lt;&gt;&quot;&quot;;&quot;x&quot;;&quot;&quot;);&quot; &quot;)" office:value-type="string" office:string-value="x">
            <text:p>x</text:p>
          </table:table-cell>
          <table:table-cell table:style-name="ce3" table:formula="of:=IF([.AC$5]=[.$C38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38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38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38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38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38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38];IF([.AI$5]&lt;&gt;&quot;&quot;;&quot;x&quot;;&quot;&quot;);&quot; &quot;)" office:value-type="string" office:string-value="x">
            <text:p>x</text:p>
          </table:table-cell>
          <table:table-cell table:style-name="ce3" table:formula="of:=IF([.AJ$5]=[.$C38];IF([.AJ$5]&lt;&gt;&quot;&quot;;&quot;x&quot;;&quot;&quot;);&quot; &quot;)" office:value-type="string" office:string-value="x">
            <text:p>x</text:p>
          </table:table-cell>
          <table:table-cell table:style-name="ce3" table:formula="of:=IF([.AK$5]=[.$C38];IF([.AK$5]&lt;&gt;&quot;&quot;;&quot;x&quot;;&quot;&quot;);&quot; &quot;)" office:value-type="string" office:string-value="x">
            <text:p>x</text:p>
          </table:table-cell>
          <table:table-cell table:style-name="ce3" table:formula="of:=IF([.AL$5]=[.$C38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38];IF([.AM$5]&lt;&gt;&quot;&quot;;&quot;x&quot;;&quot;&quot;);&quot; &quot;)" office:value-type="string" office:string-value="x">
            <text:p>x</text:p>
          </table:table-cell>
          <table:table-cell table:style-name="ce3" table:formula="of:=IF([.AN$5]=[.$C38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38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38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38];IF([.AQ$5]&lt;&gt;&quot;&quot;;&quot;x&quot;;&quot;&quot;);&quot; &quot;)" office:value-type="string" office:string-value="x">
            <text:p>x</text:p>
          </table:table-cell>
          <table:table-cell table:style-name="ce3" table:formula="of:=IF([.AR$5]=[.$C38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38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38];IF([.AT$5]&lt;&gt;&quot;&quot;;&quot;x&quot;;&quot;&quot;);&quot; &quot;)" office:value-type="string" office:string-value="x">
            <text:p>x</text:p>
          </table:table-cell>
          <table:table-cell table:style-name="ce3" table:formula="of:=IF([.AU$5]=[.$C38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38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38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38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style-name="ce3" table:formula="of:=IF([.D$5]=[.$C39];IF([.D$5]&lt;&gt;&quot;&quot;;&quot;x&quot;;&quot;&quot;);&quot; &quot;)" office:value-type="string" office:string-value="x">
            <text:p>x</text:p>
          </table:table-cell>
          <table:table-cell table:style-name="ce3" table:formula="of:=IF([.E$5]=[.$C39];IF([.E$5]&lt;&gt;&quot;&quot;;&quot;x&quot;;&quot;&quot;);&quot; &quot;)" office:value-type="string" office:string-value="x">
            <text:p>x</text:p>
          </table:table-cell>
          <table:table-cell table:style-name="ce3" table:formula="of:=IF([.F$5]=[.$C39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39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39];IF([.H$5]&lt;&gt;&quot;&quot;;&quot;x&quot;;&quot;&quot;);&quot; &quot;)" office:value-type="string" office:string-value="x">
            <text:p>x</text:p>
          </table:table-cell>
          <table:table-cell table:style-name="ce3" table:formula="of:=IF([.I$5]=[.$C39];IF([.I$5]&lt;&gt;&quot;&quot;;&quot;x&quot;;&quot;&quot;);&quot; &quot;)" office:value-type="string" office:string-value="x">
            <text:p>x</text:p>
          </table:table-cell>
          <table:table-cell table:style-name="ce3" table:formula="of:=IF([.J$5]=[.$C39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39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39];IF([.L$5]&lt;&gt;&quot;&quot;;&quot;x&quot;;&quot;&quot;);&quot; &quot;)" office:value-type="string" office:string-value="x">
            <text:p>x</text:p>
          </table:table-cell>
          <table:table-cell table:style-name="ce3" table:formula="of:=IF([.M$5]=[.$C39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39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39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39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39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39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39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39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39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39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39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39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39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39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39];IF([.AA$5]&lt;&gt;&quot;&quot;;&quot;x&quot;;&quot;&quot;);&quot; &quot;)" office:value-type="string" office:string-value="x">
            <text:p>x</text:p>
          </table:table-cell>
          <table:table-cell table:style-name="ce3" table:formula="of:=IF([.AB$5]=[.$C39];IF([.AB$5]&lt;&gt;&quot;&quot;;&quot;x&quot;;&quot;&quot;);&quot; &quot;)" office:value-type="string" office:string-value="x">
            <text:p>x</text:p>
          </table:table-cell>
          <table:table-cell table:style-name="ce3" table:formula="of:=IF([.AC$5]=[.$C39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39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39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39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39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39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39];IF([.AI$5]&lt;&gt;&quot;&quot;;&quot;x&quot;;&quot;&quot;);&quot; &quot;)" office:value-type="string" office:string-value="x">
            <text:p>x</text:p>
          </table:table-cell>
          <table:table-cell table:style-name="ce3" table:formula="of:=IF([.AJ$5]=[.$C39];IF([.AJ$5]&lt;&gt;&quot;&quot;;&quot;x&quot;;&quot;&quot;);&quot; &quot;)" office:value-type="string" office:string-value="x">
            <text:p>x</text:p>
          </table:table-cell>
          <table:table-cell table:style-name="ce3" table:formula="of:=IF([.AK$5]=[.$C39];IF([.AK$5]&lt;&gt;&quot;&quot;;&quot;x&quot;;&quot;&quot;);&quot; &quot;)" office:value-type="string" office:string-value="x">
            <text:p>x</text:p>
          </table:table-cell>
          <table:table-cell table:style-name="ce3" table:formula="of:=IF([.AL$5]=[.$C39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39];IF([.AM$5]&lt;&gt;&quot;&quot;;&quot;x&quot;;&quot;&quot;);&quot; &quot;)" office:value-type="string" office:string-value="x">
            <text:p>x</text:p>
          </table:table-cell>
          <table:table-cell table:style-name="ce3" table:formula="of:=IF([.AN$5]=[.$C39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39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39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39];IF([.AQ$5]&lt;&gt;&quot;&quot;;&quot;x&quot;;&quot;&quot;);&quot; &quot;)" office:value-type="string" office:string-value="x">
            <text:p>x</text:p>
          </table:table-cell>
          <table:table-cell table:style-name="ce3" table:formula="of:=IF([.AR$5]=[.$C39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39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39];IF([.AT$5]&lt;&gt;&quot;&quot;;&quot;x&quot;;&quot;&quot;);&quot; &quot;)" office:value-type="string" office:string-value="x">
            <text:p>x</text:p>
          </table:table-cell>
          <table:table-cell table:style-name="ce3" table:formula="of:=IF([.AU$5]=[.$C39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39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39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39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style-name="ce3" table:formula="of:=IF([.D$5]=[.$C40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40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40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40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40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40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40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40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40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40];IF([.M$5]&lt;&gt;&quot;&quot;;&quot;x&quot;;&quot;&quot;);&quot; &quot;)" office:value-type="string" office:string-value="x">
            <text:p>x</text:p>
          </table:table-cell>
          <table:table-cell table:style-name="ce3" table:formula="of:=IF([.N$5]=[.$C40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40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40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40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40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40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40];IF([.T$5]&lt;&gt;&quot;&quot;;&quot;x&quot;;&quot;&quot;);&quot; &quot;)" office:value-type="string" office:string-value="x">
            <text:p>x</text:p>
          </table:table-cell>
          <table:table-cell table:style-name="ce3" table:formula="of:=IF([.U$5]=[.$C40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40];IF([.V$5]&lt;&gt;&quot;&quot;;&quot;x&quot;;&quot;&quot;);&quot; &quot;)" office:value-type="string" office:string-value="x">
            <text:p>x</text:p>
          </table:table-cell>
          <table:table-cell table:style-name="ce3" table:formula="of:=IF([.W$5]=[.$C40];IF([.W$5]&lt;&gt;&quot;&quot;;&quot;x&quot;;&quot;&quot;);&quot; &quot;)" office:value-type="string" office:string-value="x">
            <text:p>x</text:p>
          </table:table-cell>
          <table:table-cell table:style-name="ce3" table:formula="of:=IF([.X$5]=[.$C40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40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40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40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40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40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40];IF([.AD$5]&lt;&gt;&quot;&quot;;&quot;x&quot;;&quot;&quot;);&quot; &quot;)" office:value-type="string" office:string-value="x">
            <text:p>x</text:p>
          </table:table-cell>
          <table:table-cell table:style-name="ce3" table:formula="of:=IF([.AE$5]=[.$C40];IF([.AE$5]&lt;&gt;&quot;&quot;;&quot;x&quot;;&quot;&quot;);&quot; &quot;)" office:value-type="string" office:string-value="x">
            <text:p>x</text:p>
          </table:table-cell>
          <table:table-cell table:style-name="ce3" table:formula="of:=IF([.AF$5]=[.$C40];IF([.AF$5]&lt;&gt;&quot;&quot;;&quot;x&quot;;&quot;&quot;);&quot; &quot;)" office:value-type="string" office:string-value="x">
            <text:p>x</text:p>
          </table:table-cell>
          <table:table-cell table:style-name="ce3" table:formula="of:=IF([.AG$5]=[.$C40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40];IF([.AH$5]&lt;&gt;&quot;&quot;;&quot;x&quot;;&quot;&quot;);&quot; &quot;)" office:value-type="string" office:string-value="x">
            <text:p>x</text:p>
          </table:table-cell>
          <table:table-cell table:style-name="ce3" table:formula="of:=IF([.AI$5]=[.$C40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40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40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40];IF([.AL$5]&lt;&gt;&quot;&quot;;&quot;x&quot;;&quot;&quot;);&quot; &quot;)" office:value-type="string" office:string-value="x">
            <text:p>x</text:p>
          </table:table-cell>
          <table:table-cell table:style-name="ce3" table:formula="of:=IF([.AM$5]=[.$C40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40];IF([.AN$5]&lt;&gt;&quot;&quot;;&quot;x&quot;;&quot;&quot;);&quot; &quot;)" office:value-type="string" office:string-value="x">
            <text:p>x</text:p>
          </table:table-cell>
          <table:table-cell table:style-name="ce3" table:formula="of:=IF([.AO$5]=[.$C40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40];IF([.AP$5]&lt;&gt;&quot;&quot;;&quot;x&quot;;&quot;&quot;);&quot; &quot;)" office:value-type="string" office:string-value="x">
            <text:p>x</text:p>
          </table:table-cell>
          <table:table-cell table:style-name="ce3" table:formula="of:=IF([.AQ$5]=[.$C40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40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40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40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40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40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40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40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style-name="ce3" table:formula="of:=IF([.D$5]=[.$C41];IF([.D$5]&lt;&gt;&quot;&quot;;&quot;x&quot;;&quot;&quot;);&quot; &quot;)" office:value-type="string" office:string-value="x">
            <text:p>x</text:p>
          </table:table-cell>
          <table:table-cell table:style-name="ce3" table:formula="of:=IF([.E$5]=[.$C41];IF([.E$5]&lt;&gt;&quot;&quot;;&quot;x&quot;;&quot;&quot;);&quot; &quot;)" office:value-type="string" office:string-value="x">
            <text:p>x</text:p>
          </table:table-cell>
          <table:table-cell table:style-name="ce3" table:formula="of:=IF([.F$5]=[.$C41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41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41];IF([.H$5]&lt;&gt;&quot;&quot;;&quot;x&quot;;&quot;&quot;);&quot; &quot;)" office:value-type="string" office:string-value="x">
            <text:p>x</text:p>
          </table:table-cell>
          <table:table-cell table:style-name="ce3" table:formula="of:=IF([.I$5]=[.$C41];IF([.I$5]&lt;&gt;&quot;&quot;;&quot;x&quot;;&quot;&quot;);&quot; &quot;)" office:value-type="string" office:string-value="x">
            <text:p>x</text:p>
          </table:table-cell>
          <table:table-cell table:style-name="ce3" table:formula="of:=IF([.J$5]=[.$C41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41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41];IF([.L$5]&lt;&gt;&quot;&quot;;&quot;x&quot;;&quot;&quot;);&quot; &quot;)" office:value-type="string" office:string-value="x">
            <text:p>x</text:p>
          </table:table-cell>
          <table:table-cell table:style-name="ce3" table:formula="of:=IF([.M$5]=[.$C41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41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41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41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41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41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41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41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41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41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41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41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41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41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41];IF([.AA$5]&lt;&gt;&quot;&quot;;&quot;x&quot;;&quot;&quot;);&quot; &quot;)" office:value-type="string" office:string-value="x">
            <text:p>x</text:p>
          </table:table-cell>
          <table:table-cell table:style-name="ce3" table:formula="of:=IF([.AB$5]=[.$C41];IF([.AB$5]&lt;&gt;&quot;&quot;;&quot;x&quot;;&quot;&quot;);&quot; &quot;)" office:value-type="string" office:string-value="x">
            <text:p>x</text:p>
          </table:table-cell>
          <table:table-cell table:style-name="ce3" table:formula="of:=IF([.AC$5]=[.$C41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41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41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41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41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41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41];IF([.AI$5]&lt;&gt;&quot;&quot;;&quot;x&quot;;&quot;&quot;);&quot; &quot;)" office:value-type="string" office:string-value="x">
            <text:p>x</text:p>
          </table:table-cell>
          <table:table-cell table:style-name="ce3" table:formula="of:=IF([.AJ$5]=[.$C41];IF([.AJ$5]&lt;&gt;&quot;&quot;;&quot;x&quot;;&quot;&quot;);&quot; &quot;)" office:value-type="string" office:string-value="x">
            <text:p>x</text:p>
          </table:table-cell>
          <table:table-cell table:style-name="ce3" table:formula="of:=IF([.AK$5]=[.$C41];IF([.AK$5]&lt;&gt;&quot;&quot;;&quot;x&quot;;&quot;&quot;);&quot; &quot;)" office:value-type="string" office:string-value="x">
            <text:p>x</text:p>
          </table:table-cell>
          <table:table-cell table:style-name="ce3" table:formula="of:=IF([.AL$5]=[.$C41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41];IF([.AM$5]&lt;&gt;&quot;&quot;;&quot;x&quot;;&quot;&quot;);&quot; &quot;)" office:value-type="string" office:string-value="x">
            <text:p>x</text:p>
          </table:table-cell>
          <table:table-cell table:style-name="ce3" table:formula="of:=IF([.AN$5]=[.$C41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41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41];IF([.AP$5]&lt;&gt;&quot;&quot;;&quot;x&quot;;&quot;&quot;);&quot; &quot;)" office:value-type="string" office:string-value=" ">
            <text:p><text:s/></text:p>
          </table:table-cell>
          <table:table-cell table:style-name="ce6" table:formula="of:=IF([.AQ$5]=[.$C41];IF([.AQ$5]&lt;&gt;&quot;&quot;;&quot;x&quot;;&quot;&quot;);&quot; &quot;)" office:value-type="string" office:string-value="x">
            <text:p>x</text:p>
          </table:table-cell>
          <table:table-cell table:style-name="ce3" table:formula="of:=IF([.AR$5]=[.$C41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41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41];IF([.AT$5]&lt;&gt;&quot;&quot;;&quot;x&quot;;&quot;&quot;);&quot; &quot;)" office:value-type="string" office:string-value="x">
            <text:p>x</text:p>
          </table:table-cell>
          <table:table-cell table:style-name="ce3" table:formula="of:=IF([.AU$5]=[.$C41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41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41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41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style-name="ce3" table:formula="of:=IF([.D$5]=[.$C42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42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42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42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42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42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42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42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42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42];IF([.M$5]&lt;&gt;&quot;&quot;;&quot;x&quot;;&quot;&quot;);&quot; &quot;)" office:value-type="string" office:string-value="x">
            <text:p>x</text:p>
          </table:table-cell>
          <table:table-cell table:style-name="ce3" table:formula="of:=IF([.N$5]=[.$C42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42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42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42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42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42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42];IF([.T$5]&lt;&gt;&quot;&quot;;&quot;x&quot;;&quot;&quot;);&quot; &quot;)" office:value-type="string" office:string-value="x">
            <text:p>x</text:p>
          </table:table-cell>
          <table:table-cell table:style-name="ce3" table:formula="of:=IF([.U$5]=[.$C42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42];IF([.V$5]&lt;&gt;&quot;&quot;;&quot;x&quot;;&quot;&quot;);&quot; &quot;)" office:value-type="string" office:string-value="x">
            <text:p>x</text:p>
          </table:table-cell>
          <table:table-cell table:style-name="ce3" table:formula="of:=IF([.W$5]=[.$C42];IF([.W$5]&lt;&gt;&quot;&quot;;&quot;x&quot;;&quot;&quot;);&quot; &quot;)" office:value-type="string" office:string-value="x">
            <text:p>x</text:p>
          </table:table-cell>
          <table:table-cell table:style-name="ce3" table:formula="of:=IF([.X$5]=[.$C42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42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42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42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42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42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42];IF([.AD$5]&lt;&gt;&quot;&quot;;&quot;x&quot;;&quot;&quot;);&quot; &quot;)" office:value-type="string" office:string-value="x">
            <text:p>x</text:p>
          </table:table-cell>
          <table:table-cell table:style-name="ce3" table:formula="of:=IF([.AE$5]=[.$C42];IF([.AE$5]&lt;&gt;&quot;&quot;;&quot;x&quot;;&quot;&quot;);&quot; &quot;)" office:value-type="string" office:string-value="x">
            <text:p>x</text:p>
          </table:table-cell>
          <table:table-cell table:style-name="ce3" table:formula="of:=IF([.AF$5]=[.$C42];IF([.AF$5]&lt;&gt;&quot;&quot;;&quot;x&quot;;&quot;&quot;);&quot; &quot;)" office:value-type="string" office:string-value="x">
            <text:p>x</text:p>
          </table:table-cell>
          <table:table-cell table:style-name="ce3" table:formula="of:=IF([.AG$5]=[.$C42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42];IF([.AH$5]&lt;&gt;&quot;&quot;;&quot;x&quot;;&quot;&quot;);&quot; &quot;)" office:value-type="string" office:string-value="x">
            <text:p>x</text:p>
          </table:table-cell>
          <table:table-cell table:style-name="ce3" table:formula="of:=IF([.AI$5]=[.$C42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42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42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42];IF([.AL$5]&lt;&gt;&quot;&quot;;&quot;x&quot;;&quot;&quot;);&quot; &quot;)" office:value-type="string" office:string-value="x">
            <text:p>x</text:p>
          </table:table-cell>
          <table:table-cell table:style-name="ce3" table:formula="of:=IF([.AM$5]=[.$C42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42];IF([.AN$5]&lt;&gt;&quot;&quot;;&quot;x&quot;;&quot;&quot;);&quot; &quot;)" office:value-type="string" office:string-value="x">
            <text:p>x</text:p>
          </table:table-cell>
          <table:table-cell table:style-name="ce3" table:formula="of:=IF([.AO$5]=[.$C42];IF([.AO$5]&lt;&gt;&quot;&quot;;&quot;x&quot;;&quot;&quot;);&quot; &quot;)" office:value-type="string" office:string-value=" ">
            <text:p><text:s/></text:p>
          </table:table-cell>
          <table:table-cell table:style-name="ce6" table:formula="of:=IF([.AP$5]=[.$C42];IF([.AP$5]&lt;&gt;&quot;&quot;;&quot;x&quot;;&quot;&quot;);&quot; &quot;)" office:value-type="string" office:string-value="x">
            <text:p>x</text:p>
          </table:table-cell>
          <table:table-cell table:style-name="ce3" table:formula="of:=IF([.AQ$5]=[.$C42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42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42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42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42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42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42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42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3" table:formula="of:=IF([.D$5]=[.$C43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43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43];IF([.F$5]&lt;&gt;&quot;&quot;;&quot;x&quot;;&quot;&quot;);&quot; &quot;)" office:value-type="string" office:string-value="x">
            <text:p>x</text:p>
          </table:table-cell>
          <table:table-cell table:style-name="ce3" table:formula="of:=IF([.G$5]=[.$C43];IF([.G$5]&lt;&gt;&quot;&quot;;&quot;x&quot;;&quot;&quot;);&quot; &quot;)" office:value-type="string" office:string-value="x">
            <text:p>x</text:p>
          </table:table-cell>
          <table:table-cell table:style-name="ce3" table:formula="of:=IF([.H$5]=[.$C43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43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43];IF([.J$5]&lt;&gt;&quot;&quot;;&quot;x&quot;;&quot;&quot;);&quot; &quot;)" office:value-type="string" office:string-value="x">
            <text:p>x</text:p>
          </table:table-cell>
          <table:table-cell table:style-name="ce3" table:formula="of:=IF([.K$5]=[.$C43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43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43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43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43];IF([.O$5]&lt;&gt;&quot;&quot;;&quot;x&quot;;&quot;&quot;);&quot; &quot;)" office:value-type="string" office:string-value="x">
            <text:p>x</text:p>
          </table:table-cell>
          <table:table-cell table:style-name="ce3" table:formula="of:=IF([.P$5]=[.$C43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43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43];IF([.R$5]&lt;&gt;&quot;&quot;;&quot;x&quot;;&quot;&quot;);&quot; &quot;)" office:value-type="string" office:string-value="x">
            <text:p>x</text:p>
          </table:table-cell>
          <table:table-cell table:style-name="ce3" table:formula="of:=IF([.S$5]=[.$C43];IF([.S$5]&lt;&gt;&quot;&quot;;&quot;x&quot;;&quot;&quot;);&quot; &quot;)" office:value-type="string" office:string-value="x">
            <text:p>x</text:p>
          </table:table-cell>
          <table:table-cell table:style-name="ce3" table:formula="of:=IF([.T$5]=[.$C43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43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43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43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43];IF([.X$5]&lt;&gt;&quot;&quot;;&quot;x&quot;;&quot;&quot;);&quot; &quot;)" office:value-type="string" office:string-value="x">
            <text:p>x</text:p>
          </table:table-cell>
          <table:table-cell table:style-name="ce3" table:formula="of:=IF([.Y$5]=[.$C43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43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43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43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43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43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43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43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43];IF([.AG$5]&lt;&gt;&quot;&quot;;&quot;x&quot;;&quot;&quot;);&quot; &quot;)" office:value-type="string" office:string-value="x">
            <text:p>x</text:p>
          </table:table-cell>
          <table:table-cell table:style-name="ce3" table:formula="of:=IF([.AH$5]=[.$C43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43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43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43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43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43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43];IF([.AN$5]&lt;&gt;&quot;&quot;;&quot;x&quot;;&quot;&quot;);&quot; &quot;)" office:value-type="string" office:string-value=" ">
            <text:p><text:s/></text:p>
          </table:table-cell>
          <table:table-cell table:style-name="ce6" table:formula="of:=IF([.AO$5]=[.$C43];IF([.AO$5]&lt;&gt;&quot;&quot;;&quot;x&quot;;&quot;&quot;);&quot; &quot;)" office:value-type="string" office:string-value="x">
            <text:p>x</text:p>
          </table:table-cell>
          <table:table-cell table:style-name="ce3" table:formula="of:=IF([.AP$5]=[.$C43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43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43];IF([.AR$5]&lt;&gt;&quot;&quot;;&quot;x&quot;;&quot;&quot;);&quot; &quot;)" office:value-type="string" office:string-value="x">
            <text:p>x</text:p>
          </table:table-cell>
          <table:table-cell table:style-name="ce3" table:formula="of:=IF([.AS$5]=[.$C43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43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43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43];IF([.AV$5]&lt;&gt;&quot;&quot;;&quot;x&quot;;&quot;&quot;);&quot; &quot;)" office:value-type="string" office:string-value="x">
            <text:p>x</text:p>
          </table:table-cell>
          <table:table-cell table:style-name="ce3" table:formula="of:=IF([.AW$5]=[.$C43];IF([.AW$5]&lt;&gt;&quot;&quot;;&quot;x&quot;;&quot;&quot;);&quot; &quot;)" office:value-type="string" office:string-value="x">
            <text:p>x</text:p>
          </table:table-cell>
          <table:table-cell table:style-name="ce3" table:formula="of:=IF([.AX$5]=[.$C43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style-name="ce3" table:formula="of:=IF([.D$5]=[.$C44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44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44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44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44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44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44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44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44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44];IF([.M$5]&lt;&gt;&quot;&quot;;&quot;x&quot;;&quot;&quot;);&quot; &quot;)" office:value-type="string" office:string-value="x">
            <text:p>x</text:p>
          </table:table-cell>
          <table:table-cell table:style-name="ce3" table:formula="of:=IF([.N$5]=[.$C44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44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44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44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44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44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44];IF([.T$5]&lt;&gt;&quot;&quot;;&quot;x&quot;;&quot;&quot;);&quot; &quot;)" office:value-type="string" office:string-value="x">
            <text:p>x</text:p>
          </table:table-cell>
          <table:table-cell table:style-name="ce3" table:formula="of:=IF([.U$5]=[.$C44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44];IF([.V$5]&lt;&gt;&quot;&quot;;&quot;x&quot;;&quot;&quot;);&quot; &quot;)" office:value-type="string" office:string-value="x">
            <text:p>x</text:p>
          </table:table-cell>
          <table:table-cell table:style-name="ce3" table:formula="of:=IF([.W$5]=[.$C44];IF([.W$5]&lt;&gt;&quot;&quot;;&quot;x&quot;;&quot;&quot;);&quot; &quot;)" office:value-type="string" office:string-value="x">
            <text:p>x</text:p>
          </table:table-cell>
          <table:table-cell table:style-name="ce3" table:formula="of:=IF([.X$5]=[.$C44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44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44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44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44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44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44];IF([.AD$5]&lt;&gt;&quot;&quot;;&quot;x&quot;;&quot;&quot;);&quot; &quot;)" office:value-type="string" office:string-value="x">
            <text:p>x</text:p>
          </table:table-cell>
          <table:table-cell table:style-name="ce3" table:formula="of:=IF([.AE$5]=[.$C44];IF([.AE$5]&lt;&gt;&quot;&quot;;&quot;x&quot;;&quot;&quot;);&quot; &quot;)" office:value-type="string" office:string-value="x">
            <text:p>x</text:p>
          </table:table-cell>
          <table:table-cell table:style-name="ce3" table:formula="of:=IF([.AF$5]=[.$C44];IF([.AF$5]&lt;&gt;&quot;&quot;;&quot;x&quot;;&quot;&quot;);&quot; &quot;)" office:value-type="string" office:string-value="x">
            <text:p>x</text:p>
          </table:table-cell>
          <table:table-cell table:style-name="ce3" table:formula="of:=IF([.AG$5]=[.$C44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44];IF([.AH$5]&lt;&gt;&quot;&quot;;&quot;x&quot;;&quot;&quot;);&quot; &quot;)" office:value-type="string" office:string-value="x">
            <text:p>x</text:p>
          </table:table-cell>
          <table:table-cell table:style-name="ce3" table:formula="of:=IF([.AI$5]=[.$C44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44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44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44];IF([.AL$5]&lt;&gt;&quot;&quot;;&quot;x&quot;;&quot;&quot;);&quot; &quot;)" office:value-type="string" office:string-value="x">
            <text:p>x</text:p>
          </table:table-cell>
          <table:table-cell table:style-name="ce3" table:formula="of:=IF([.AM$5]=[.$C44];IF([.AM$5]&lt;&gt;&quot;&quot;;&quot;x&quot;;&quot;&quot;);&quot; &quot;)" office:value-type="string" office:string-value=" ">
            <text:p><text:s/></text:p>
          </table:table-cell>
          <table:table-cell table:style-name="ce6" table:formula="of:=IF([.AN$5]=[.$C44];IF([.AN$5]&lt;&gt;&quot;&quot;;&quot;x&quot;;&quot;&quot;);&quot; &quot;)" office:value-type="string" office:string-value="x">
            <text:p>x</text:p>
          </table:table-cell>
          <table:table-cell table:style-name="ce3" table:formula="of:=IF([.AO$5]=[.$C44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44];IF([.AP$5]&lt;&gt;&quot;&quot;;&quot;x&quot;;&quot;&quot;);&quot; &quot;)" office:value-type="string" office:string-value="x">
            <text:p>x</text:p>
          </table:table-cell>
          <table:table-cell table:style-name="ce3" table:formula="of:=IF([.AQ$5]=[.$C44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44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44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44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44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44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44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44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style-name="ce3" table:formula="of:=IF([.D$5]=[.$C45];IF([.D$5]&lt;&gt;&quot;&quot;;&quot;x&quot;;&quot;&quot;);&quot; &quot;)" office:value-type="string" office:string-value="x">
            <text:p>x</text:p>
          </table:table-cell>
          <table:table-cell table:style-name="ce3" table:formula="of:=IF([.E$5]=[.$C45];IF([.E$5]&lt;&gt;&quot;&quot;;&quot;x&quot;;&quot;&quot;);&quot; &quot;)" office:value-type="string" office:string-value="x">
            <text:p>x</text:p>
          </table:table-cell>
          <table:table-cell table:style-name="ce3" table:formula="of:=IF([.F$5]=[.$C45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45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45];IF([.H$5]&lt;&gt;&quot;&quot;;&quot;x&quot;;&quot;&quot;);&quot; &quot;)" office:value-type="string" office:string-value="x">
            <text:p>x</text:p>
          </table:table-cell>
          <table:table-cell table:style-name="ce3" table:formula="of:=IF([.I$5]=[.$C45];IF([.I$5]&lt;&gt;&quot;&quot;;&quot;x&quot;;&quot;&quot;);&quot; &quot;)" office:value-type="string" office:string-value="x">
            <text:p>x</text:p>
          </table:table-cell>
          <table:table-cell table:style-name="ce3" table:formula="of:=IF([.J$5]=[.$C45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45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45];IF([.L$5]&lt;&gt;&quot;&quot;;&quot;x&quot;;&quot;&quot;);&quot; &quot;)" office:value-type="string" office:string-value="x">
            <text:p>x</text:p>
          </table:table-cell>
          <table:table-cell table:style-name="ce3" table:formula="of:=IF([.M$5]=[.$C45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45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45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45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45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45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45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45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45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45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45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45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45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45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45];IF([.AA$5]&lt;&gt;&quot;&quot;;&quot;x&quot;;&quot;&quot;);&quot; &quot;)" office:value-type="string" office:string-value="x">
            <text:p>x</text:p>
          </table:table-cell>
          <table:table-cell table:style-name="ce3" table:formula="of:=IF([.AB$5]=[.$C45];IF([.AB$5]&lt;&gt;&quot;&quot;;&quot;x&quot;;&quot;&quot;);&quot; &quot;)" office:value-type="string" office:string-value="x">
            <text:p>x</text:p>
          </table:table-cell>
          <table:table-cell table:style-name="ce3" table:formula="of:=IF([.AC$5]=[.$C45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45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45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45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45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45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45];IF([.AI$5]&lt;&gt;&quot;&quot;;&quot;x&quot;;&quot;&quot;);&quot; &quot;)" office:value-type="string" office:string-value="x">
            <text:p>x</text:p>
          </table:table-cell>
          <table:table-cell table:style-name="ce3" table:formula="of:=IF([.AJ$5]=[.$C45];IF([.AJ$5]&lt;&gt;&quot;&quot;;&quot;x&quot;;&quot;&quot;);&quot; &quot;)" office:value-type="string" office:string-value="x">
            <text:p>x</text:p>
          </table:table-cell>
          <table:table-cell table:style-name="ce3" table:formula="of:=IF([.AK$5]=[.$C45];IF([.AK$5]&lt;&gt;&quot;&quot;;&quot;x&quot;;&quot;&quot;);&quot; &quot;)" office:value-type="string" office:string-value="x">
            <text:p>x</text:p>
          </table:table-cell>
          <table:table-cell table:style-name="ce3" table:formula="of:=IF([.AL$5]=[.$C45];IF([.AL$5]&lt;&gt;&quot;&quot;;&quot;x&quot;;&quot;&quot;);&quot; &quot;)" office:value-type="string" office:string-value=" ">
            <text:p><text:s/></text:p>
          </table:table-cell>
          <table:table-cell table:style-name="ce6" table:formula="of:=IF([.AM$5]=[.$C45];IF([.AM$5]&lt;&gt;&quot;&quot;;&quot;x&quot;;&quot;&quot;);&quot; &quot;)" office:value-type="string" office:string-value="x">
            <text:p>x</text:p>
          </table:table-cell>
          <table:table-cell table:style-name="ce3" table:formula="of:=IF([.AN$5]=[.$C45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45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45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45];IF([.AQ$5]&lt;&gt;&quot;&quot;;&quot;x&quot;;&quot;&quot;);&quot; &quot;)" office:value-type="string" office:string-value="x">
            <text:p>x</text:p>
          </table:table-cell>
          <table:table-cell table:style-name="ce3" table:formula="of:=IF([.AR$5]=[.$C45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45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45];IF([.AT$5]&lt;&gt;&quot;&quot;;&quot;x&quot;;&quot;&quot;);&quot; &quot;)" office:value-type="string" office:string-value="x">
            <text:p>x</text:p>
          </table:table-cell>
          <table:table-cell table:style-name="ce3" table:formula="of:=IF([.AU$5]=[.$C45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45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45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45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3" table:formula="of:=IF([.D$5]=[.$C46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46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46];IF([.F$5]&lt;&gt;&quot;&quot;;&quot;x&quot;;&quot;&quot;);&quot; &quot;)" office:value-type="string" office:string-value="x">
            <text:p>x</text:p>
          </table:table-cell>
          <table:table-cell table:style-name="ce3" table:formula="of:=IF([.G$5]=[.$C46];IF([.G$5]&lt;&gt;&quot;&quot;;&quot;x&quot;;&quot;&quot;);&quot; &quot;)" office:value-type="string" office:string-value="x">
            <text:p>x</text:p>
          </table:table-cell>
          <table:table-cell table:style-name="ce3" table:formula="of:=IF([.H$5]=[.$C46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46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46];IF([.J$5]&lt;&gt;&quot;&quot;;&quot;x&quot;;&quot;&quot;);&quot; &quot;)" office:value-type="string" office:string-value="x">
            <text:p>x</text:p>
          </table:table-cell>
          <table:table-cell table:style-name="ce3" table:formula="of:=IF([.K$5]=[.$C46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46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46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46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46];IF([.O$5]&lt;&gt;&quot;&quot;;&quot;x&quot;;&quot;&quot;);&quot; &quot;)" office:value-type="string" office:string-value="x">
            <text:p>x</text:p>
          </table:table-cell>
          <table:table-cell table:style-name="ce3" table:formula="of:=IF([.P$5]=[.$C46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46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46];IF([.R$5]&lt;&gt;&quot;&quot;;&quot;x&quot;;&quot;&quot;);&quot; &quot;)" office:value-type="string" office:string-value="x">
            <text:p>x</text:p>
          </table:table-cell>
          <table:table-cell table:style-name="ce3" table:formula="of:=IF([.S$5]=[.$C46];IF([.S$5]&lt;&gt;&quot;&quot;;&quot;x&quot;;&quot;&quot;);&quot; &quot;)" office:value-type="string" office:string-value="x">
            <text:p>x</text:p>
          </table:table-cell>
          <table:table-cell table:style-name="ce3" table:formula="of:=IF([.T$5]=[.$C46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46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46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46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46];IF([.X$5]&lt;&gt;&quot;&quot;;&quot;x&quot;;&quot;&quot;);&quot; &quot;)" office:value-type="string" office:string-value="x">
            <text:p>x</text:p>
          </table:table-cell>
          <table:table-cell table:style-name="ce3" table:formula="of:=IF([.Y$5]=[.$C46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46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46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46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46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46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46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46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46];IF([.AG$5]&lt;&gt;&quot;&quot;;&quot;x&quot;;&quot;&quot;);&quot; &quot;)" office:value-type="string" office:string-value="x">
            <text:p>x</text:p>
          </table:table-cell>
          <table:table-cell table:style-name="ce3" table:formula="of:=IF([.AH$5]=[.$C46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46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46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46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46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46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46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46];IF([.AO$5]&lt;&gt;&quot;&quot;;&quot;x&quot;;&quot;&quot;);&quot; &quot;)" office:value-type="string" office:string-value="x">
            <text:p>x</text:p>
          </table:table-cell>
          <table:table-cell table:style-name="ce3" table:formula="of:=IF([.AP$5]=[.$C46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46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46];IF([.AR$5]&lt;&gt;&quot;&quot;;&quot;x&quot;;&quot;&quot;);&quot; &quot;)" office:value-type="string" office:string-value="x">
            <text:p>x</text:p>
          </table:table-cell>
          <table:table-cell table:style-name="ce3" table:formula="of:=IF([.AS$5]=[.$C46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46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46];IF([.AU$5]&lt;&gt;&quot;&quot;;&quot;x&quot;;&quot;&quot;);&quot; &quot;)" office:value-type="string" office:string-value=" ">
            <text:p><text:s/></text:p>
          </table:table-cell>
          <table:table-cell table:style-name="ce6" table:formula="of:=IF([.AV$5]=[.$C46];IF([.AV$5]&lt;&gt;&quot;&quot;;&quot;x&quot;;&quot;&quot;);&quot; &quot;)" office:value-type="string" office:string-value="x">
            <text:p>x</text:p>
          </table:table-cell>
          <table:table-cell table:style-name="ce3" table:formula="of:=IF([.AW$5]=[.$C46];IF([.AW$5]&lt;&gt;&quot;&quot;;&quot;x&quot;;&quot;&quot;);&quot; &quot;)" office:value-type="string" office:string-value="x">
            <text:p>x</text:p>
          </table:table-cell>
          <table:table-cell table:style-name="ce3" table:formula="of:=IF([.AX$5]=[.$C46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style-name="ce3" table:formula="of:=IF([.D$5]=[.$C47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47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47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47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47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47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47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47];IF([.K$5]&lt;&gt;&quot;&quot;;&quot;x&quot;;&quot;&quot;);&quot; &quot;)" office:value-type="string" office:string-value="x">
            <text:p>x</text:p>
          </table:table-cell>
          <table:table-cell table:style-name="ce3" table:formula="of:=IF([.L$5]=[.$C47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47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47];IF([.N$5]&lt;&gt;&quot;&quot;;&quot;x&quot;;&quot;&quot;);&quot; &quot;)" office:value-type="string" office:string-value="x">
            <text:p>x</text:p>
          </table:table-cell>
          <table:table-cell table:style-name="ce3" table:formula="of:=IF([.O$5]=[.$C47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47];IF([.P$5]&lt;&gt;&quot;&quot;;&quot;x&quot;;&quot;&quot;);&quot; &quot;)" office:value-type="string" office:string-value="x">
            <text:p>x</text:p>
          </table:table-cell>
          <table:table-cell table:style-name="ce3" table:formula="of:=IF([.Q$5]=[.$C47];IF([.Q$5]&lt;&gt;&quot;&quot;;&quot;x&quot;;&quot;&quot;);&quot; &quot;)" office:value-type="string" office:string-value="x">
            <text:p>x</text:p>
          </table:table-cell>
          <table:table-cell table:style-name="ce3" table:formula="of:=IF([.R$5]=[.$C47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47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47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47];IF([.U$5]&lt;&gt;&quot;&quot;;&quot;x&quot;;&quot;&quot;);&quot; &quot;)" office:value-type="string" office:string-value="x">
            <text:p>x</text:p>
          </table:table-cell>
          <table:table-cell table:style-name="ce3" table:formula="of:=IF([.V$5]=[.$C47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47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47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47];IF([.Y$5]&lt;&gt;&quot;&quot;;&quot;x&quot;;&quot;&quot;);&quot; &quot;)" office:value-type="string" office:string-value="x">
            <text:p>x</text:p>
          </table:table-cell>
          <table:table-cell table:style-name="ce3" table:formula="of:=IF([.Z$5]=[.$C47];IF([.Z$5]&lt;&gt;&quot;&quot;;&quot;x&quot;;&quot;&quot;);&quot; &quot;)" office:value-type="string" office:string-value="x">
            <text:p>x</text:p>
          </table:table-cell>
          <table:table-cell table:style-name="ce3" table:formula="of:=IF([.AA$5]=[.$C47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47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47];IF([.AC$5]&lt;&gt;&quot;&quot;;&quot;x&quot;;&quot;&quot;);&quot; &quot;)" office:value-type="string" office:string-value="x">
            <text:p>x</text:p>
          </table:table-cell>
          <table:table-cell table:style-name="ce3" table:formula="of:=IF([.AD$5]=[.$C47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47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47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47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47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47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47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47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47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47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47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47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47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47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47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47];IF([.AS$5]&lt;&gt;&quot;&quot;;&quot;x&quot;;&quot;&quot;);&quot; &quot;)" office:value-type="string" office:string-value="x">
            <text:p>x</text:p>
          </table:table-cell>
          <table:table-cell table:style-name="ce3" table:formula="of:=IF([.AT$5]=[.$C47];IF([.AT$5]&lt;&gt;&quot;&quot;;&quot;x&quot;;&quot;&quot;);&quot; &quot;)" office:value-type="string" office:string-value=" ">
            <text:p><text:s/></text:p>
          </table:table-cell>
          <table:table-cell table:style-name="ce6" table:formula="of:=IF([.AU$5]=[.$C47];IF([.AU$5]&lt;&gt;&quot;&quot;;&quot;x&quot;;&quot;&quot;);&quot; &quot;)" office:value-type="string" office:string-value="x">
            <text:p>x</text:p>
          </table:table-cell>
          <table:table-cell table:style-name="ce3" table:formula="of:=IF([.AV$5]=[.$C47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47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47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style-name="ce3" table:formula="of:=IF([.D$5]=[.$C48];IF([.D$5]&lt;&gt;&quot;&quot;;&quot;x&quot;;&quot;&quot;);&quot; &quot;)" office:value-type="string" office:string-value="x">
            <text:p>x</text:p>
          </table:table-cell>
          <table:table-cell table:style-name="ce3" table:formula="of:=IF([.E$5]=[.$C48];IF([.E$5]&lt;&gt;&quot;&quot;;&quot;x&quot;;&quot;&quot;);&quot; &quot;)" office:value-type="string" office:string-value="x">
            <text:p>x</text:p>
          </table:table-cell>
          <table:table-cell table:style-name="ce3" table:formula="of:=IF([.F$5]=[.$C48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48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48];IF([.H$5]&lt;&gt;&quot;&quot;;&quot;x&quot;;&quot;&quot;);&quot; &quot;)" office:value-type="string" office:string-value="x">
            <text:p>x</text:p>
          </table:table-cell>
          <table:table-cell table:style-name="ce3" table:formula="of:=IF([.I$5]=[.$C48];IF([.I$5]&lt;&gt;&quot;&quot;;&quot;x&quot;;&quot;&quot;);&quot; &quot;)" office:value-type="string" office:string-value="x">
            <text:p>x</text:p>
          </table:table-cell>
          <table:table-cell table:style-name="ce3" table:formula="of:=IF([.J$5]=[.$C48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48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48];IF([.L$5]&lt;&gt;&quot;&quot;;&quot;x&quot;;&quot;&quot;);&quot; &quot;)" office:value-type="string" office:string-value="x">
            <text:p>x</text:p>
          </table:table-cell>
          <table:table-cell table:style-name="ce3" table:formula="of:=IF([.M$5]=[.$C48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48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48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48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48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48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48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48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48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48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48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48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48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48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48];IF([.AA$5]&lt;&gt;&quot;&quot;;&quot;x&quot;;&quot;&quot;);&quot; &quot;)" office:value-type="string" office:string-value="x">
            <text:p>x</text:p>
          </table:table-cell>
          <table:table-cell table:style-name="ce3" table:formula="of:=IF([.AB$5]=[.$C48];IF([.AB$5]&lt;&gt;&quot;&quot;;&quot;x&quot;;&quot;&quot;);&quot; &quot;)" office:value-type="string" office:string-value="x">
            <text:p>x</text:p>
          </table:table-cell>
          <table:table-cell table:style-name="ce3" table:formula="of:=IF([.AC$5]=[.$C48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48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48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48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48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48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48];IF([.AI$5]&lt;&gt;&quot;&quot;;&quot;x&quot;;&quot;&quot;);&quot; &quot;)" office:value-type="string" office:string-value="x">
            <text:p>x</text:p>
          </table:table-cell>
          <table:table-cell table:style-name="ce3" table:formula="of:=IF([.AJ$5]=[.$C48];IF([.AJ$5]&lt;&gt;&quot;&quot;;&quot;x&quot;;&quot;&quot;);&quot; &quot;)" office:value-type="string" office:string-value="x">
            <text:p>x</text:p>
          </table:table-cell>
          <table:table-cell table:style-name="ce3" table:formula="of:=IF([.AK$5]=[.$C48];IF([.AK$5]&lt;&gt;&quot;&quot;;&quot;x&quot;;&quot;&quot;);&quot; &quot;)" office:value-type="string" office:string-value="x">
            <text:p>x</text:p>
          </table:table-cell>
          <table:table-cell table:style-name="ce3" table:formula="of:=IF([.AL$5]=[.$C48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48];IF([.AM$5]&lt;&gt;&quot;&quot;;&quot;x&quot;;&quot;&quot;);&quot; &quot;)" office:value-type="string" office:string-value="x">
            <text:p>x</text:p>
          </table:table-cell>
          <table:table-cell table:style-name="ce3" table:formula="of:=IF([.AN$5]=[.$C48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48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48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48];IF([.AQ$5]&lt;&gt;&quot;&quot;;&quot;x&quot;;&quot;&quot;);&quot; &quot;)" office:value-type="string" office:string-value="x">
            <text:p>x</text:p>
          </table:table-cell>
          <table:table-cell table:style-name="ce3" table:formula="of:=IF([.AR$5]=[.$C48];IF([.AR$5]&lt;&gt;&quot;&quot;;&quot;x&quot;;&quot;&quot;);&quot; &quot;)" office:value-type="string" office:string-value=" ">
            <text:p><text:s/></text:p>
          </table:table-cell>
          <table:table-cell table:style-name="ce3" table:formula="of:=IF([.AS$5]=[.$C48];IF([.AS$5]&lt;&gt;&quot;&quot;;&quot;x&quot;;&quot;&quot;);&quot; &quot;)" office:value-type="string" office:string-value=" ">
            <text:p><text:s/></text:p>
          </table:table-cell>
          <table:table-cell table:style-name="ce6" table:formula="of:=IF([.AT$5]=[.$C48];IF([.AT$5]&lt;&gt;&quot;&quot;;&quot;x&quot;;&quot;&quot;);&quot; &quot;)" office:value-type="string" office:string-value="x">
            <text:p>x</text:p>
          </table:table-cell>
          <table:table-cell table:style-name="ce3" table:formula="of:=IF([.AU$5]=[.$C48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48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48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48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g</text:p>
          </table:table-cell>
          <table:table-cell table:style-name="ce3" table:formula="of:=IF([.D$5]=[.$C49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49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49];IF([.F$5]&lt;&gt;&quot;&quot;;&quot;x&quot;;&quot;&quot;);&quot; &quot;)" office:value-type="string" office:string-value=" ">
            <text:p><text:s/></text:p>
          </table:table-cell>
          <table:table-cell table:style-name="ce3" table:formula="of:=IF([.G$5]=[.$C49];IF([.G$5]&lt;&gt;&quot;&quot;;&quot;x&quot;;&quot;&quot;);&quot; &quot;)" office:value-type="string" office:string-value=" ">
            <text:p><text:s/></text:p>
          </table:table-cell>
          <table:table-cell table:style-name="ce3" table:formula="of:=IF([.H$5]=[.$C49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49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49];IF([.J$5]&lt;&gt;&quot;&quot;;&quot;x&quot;;&quot;&quot;);&quot; &quot;)" office:value-type="string" office:string-value=" ">
            <text:p><text:s/></text:p>
          </table:table-cell>
          <table:table-cell table:style-name="ce3" table:formula="of:=IF([.K$5]=[.$C49];IF([.K$5]&lt;&gt;&quot;&quot;;&quot;x&quot;;&quot;&quot;);&quot; &quot;)" office:value-type="string" office:string-value="x">
            <text:p>x</text:p>
          </table:table-cell>
          <table:table-cell table:style-name="ce3" table:formula="of:=IF([.L$5]=[.$C49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49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49];IF([.N$5]&lt;&gt;&quot;&quot;;&quot;x&quot;;&quot;&quot;);&quot; &quot;)" office:value-type="string" office:string-value="x">
            <text:p>x</text:p>
          </table:table-cell>
          <table:table-cell table:style-name="ce3" table:formula="of:=IF([.O$5]=[.$C49];IF([.O$5]&lt;&gt;&quot;&quot;;&quot;x&quot;;&quot;&quot;);&quot; &quot;)" office:value-type="string" office:string-value=" ">
            <text:p><text:s/></text:p>
          </table:table-cell>
          <table:table-cell table:style-name="ce3" table:formula="of:=IF([.P$5]=[.$C49];IF([.P$5]&lt;&gt;&quot;&quot;;&quot;x&quot;;&quot;&quot;);&quot; &quot;)" office:value-type="string" office:string-value="x">
            <text:p>x</text:p>
          </table:table-cell>
          <table:table-cell table:style-name="ce3" table:formula="of:=IF([.Q$5]=[.$C49];IF([.Q$5]&lt;&gt;&quot;&quot;;&quot;x&quot;;&quot;&quot;);&quot; &quot;)" office:value-type="string" office:string-value="x">
            <text:p>x</text:p>
          </table:table-cell>
          <table:table-cell table:style-name="ce3" table:formula="of:=IF([.R$5]=[.$C49];IF([.R$5]&lt;&gt;&quot;&quot;;&quot;x&quot;;&quot;&quot;);&quot; &quot;)" office:value-type="string" office:string-value=" ">
            <text:p><text:s/></text:p>
          </table:table-cell>
          <table:table-cell table:style-name="ce3" table:formula="of:=IF([.S$5]=[.$C49];IF([.S$5]&lt;&gt;&quot;&quot;;&quot;x&quot;;&quot;&quot;);&quot; &quot;)" office:value-type="string" office:string-value=" ">
            <text:p><text:s/></text:p>
          </table:table-cell>
          <table:table-cell table:style-name="ce3" table:formula="of:=IF([.T$5]=[.$C49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49];IF([.U$5]&lt;&gt;&quot;&quot;;&quot;x&quot;;&quot;&quot;);&quot; &quot;)" office:value-type="string" office:string-value="x">
            <text:p>x</text:p>
          </table:table-cell>
          <table:table-cell table:style-name="ce3" table:formula="of:=IF([.V$5]=[.$C49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49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49];IF([.X$5]&lt;&gt;&quot;&quot;;&quot;x&quot;;&quot;&quot;);&quot; &quot;)" office:value-type="string" office:string-value=" ">
            <text:p><text:s/></text:p>
          </table:table-cell>
          <table:table-cell table:style-name="ce3" table:formula="of:=IF([.Y$5]=[.$C49];IF([.Y$5]&lt;&gt;&quot;&quot;;&quot;x&quot;;&quot;&quot;);&quot; &quot;)" office:value-type="string" office:string-value="x">
            <text:p>x</text:p>
          </table:table-cell>
          <table:table-cell table:style-name="ce3" table:formula="of:=IF([.Z$5]=[.$C49];IF([.Z$5]&lt;&gt;&quot;&quot;;&quot;x&quot;;&quot;&quot;);&quot; &quot;)" office:value-type="string" office:string-value="x">
            <text:p>x</text:p>
          </table:table-cell>
          <table:table-cell table:style-name="ce3" table:formula="of:=IF([.AA$5]=[.$C49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49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49];IF([.AC$5]&lt;&gt;&quot;&quot;;&quot;x&quot;;&quot;&quot;);&quot; &quot;)" office:value-type="string" office:string-value="x">
            <text:p>x</text:p>
          </table:table-cell>
          <table:table-cell table:style-name="ce3" table:formula="of:=IF([.AD$5]=[.$C49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49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49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49];IF([.AG$5]&lt;&gt;&quot;&quot;;&quot;x&quot;;&quot;&quot;);&quot; &quot;)" office:value-type="string" office:string-value=" ">
            <text:p><text:s/></text:p>
          </table:table-cell>
          <table:table-cell table:style-name="ce3" table:formula="of:=IF([.AH$5]=[.$C49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49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49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49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49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49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49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49];IF([.AO$5]&lt;&gt;&quot;&quot;;&quot;x&quot;;&quot;&quot;);&quot; &quot;)" office:value-type="string" office:string-value=" ">
            <text:p><text:s/></text:p>
          </table:table-cell>
          <table:table-cell table:style-name="ce3" table:formula="of:=IF([.AP$5]=[.$C49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49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49];IF([.AR$5]&lt;&gt;&quot;&quot;;&quot;x&quot;;&quot;&quot;);&quot; &quot;)" office:value-type="string" office:string-value=" ">
            <text:p><text:s/></text:p>
          </table:table-cell>
          <table:table-cell table:style-name="ce6" table:formula="of:=IF([.AS$5]=[.$C49];IF([.AS$5]&lt;&gt;&quot;&quot;;&quot;x&quot;;&quot;&quot;);&quot; &quot;)" office:value-type="string" office:string-value="x">
            <text:p>x</text:p>
          </table:table-cell>
          <table:table-cell table:style-name="ce3" table:formula="of:=IF([.AT$5]=[.$C49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49];IF([.AU$5]&lt;&gt;&quot;&quot;;&quot;x&quot;;&quot;&quot;);&quot; &quot;)" office:value-type="string" office:string-value="x">
            <text:p>x</text:p>
          </table:table-cell>
          <table:table-cell table:style-name="ce3" table:formula="of:=IF([.AV$5]=[.$C49];IF([.AV$5]&lt;&gt;&quot;&quot;;&quot;x&quot;;&quot;&quot;);&quot; &quot;)" office:value-type="string" office:string-value=" ">
            <text:p><text:s/></text:p>
          </table:table-cell>
          <table:table-cell table:style-name="ce3" table:formula="of:=IF([.AW$5]=[.$C49];IF([.AW$5]&lt;&gt;&quot;&quot;;&quot;x&quot;;&quot;&quot;);&quot; &quot;)" office:value-type="string" office:string-value=" ">
            <text:p><text:s/></text:p>
          </table:table-cell>
          <table:table-cell table:style-name="ce3" table:formula="of:=IF([.AX$5]=[.$C49];IF([.AX$5]&lt;&gt;&quot;&quot;;&quot;x&quot;;&quot;&quot;);&quot; &quot;)" office:value-type="string" office:string-value=" ">
            <text:p><text:s/>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3" table:formula="of:=IF([.D$5]=[.$C50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50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50];IF([.F$5]&lt;&gt;&quot;&quot;;&quot;x&quot;;&quot;&quot;);&quot; &quot;)" office:value-type="string" office:string-value="x">
            <text:p>x</text:p>
          </table:table-cell>
          <table:table-cell table:style-name="ce3" table:formula="of:=IF([.G$5]=[.$C50];IF([.G$5]&lt;&gt;&quot;&quot;;&quot;x&quot;;&quot;&quot;);&quot; &quot;)" office:value-type="string" office:string-value="x">
            <text:p>x</text:p>
          </table:table-cell>
          <table:table-cell table:style-name="ce3" table:formula="of:=IF([.H$5]=[.$C50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50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50];IF([.J$5]&lt;&gt;&quot;&quot;;&quot;x&quot;;&quot;&quot;);&quot; &quot;)" office:value-type="string" office:string-value="x">
            <text:p>x</text:p>
          </table:table-cell>
          <table:table-cell table:style-name="ce3" table:formula="of:=IF([.K$5]=[.$C50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50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50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50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50];IF([.O$5]&lt;&gt;&quot;&quot;;&quot;x&quot;;&quot;&quot;);&quot; &quot;)" office:value-type="string" office:string-value="x">
            <text:p>x</text:p>
          </table:table-cell>
          <table:table-cell table:style-name="ce3" table:formula="of:=IF([.P$5]=[.$C50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50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50];IF([.R$5]&lt;&gt;&quot;&quot;;&quot;x&quot;;&quot;&quot;);&quot; &quot;)" office:value-type="string" office:string-value="x">
            <text:p>x</text:p>
          </table:table-cell>
          <table:table-cell table:style-name="ce3" table:formula="of:=IF([.S$5]=[.$C50];IF([.S$5]&lt;&gt;&quot;&quot;;&quot;x&quot;;&quot;&quot;);&quot; &quot;)" office:value-type="string" office:string-value="x">
            <text:p>x</text:p>
          </table:table-cell>
          <table:table-cell table:style-name="ce3" table:formula="of:=IF([.T$5]=[.$C50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50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50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50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50];IF([.X$5]&lt;&gt;&quot;&quot;;&quot;x&quot;;&quot;&quot;);&quot; &quot;)" office:value-type="string" office:string-value="x">
            <text:p>x</text:p>
          </table:table-cell>
          <table:table-cell table:style-name="ce3" table:formula="of:=IF([.Y$5]=[.$C50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50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50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50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50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50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50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50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50];IF([.AG$5]&lt;&gt;&quot;&quot;;&quot;x&quot;;&quot;&quot;);&quot; &quot;)" office:value-type="string" office:string-value="x">
            <text:p>x</text:p>
          </table:table-cell>
          <table:table-cell table:style-name="ce3" table:formula="of:=IF([.AH$5]=[.$C50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50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50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50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50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50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50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50];IF([.AO$5]&lt;&gt;&quot;&quot;;&quot;x&quot;;&quot;&quot;);&quot; &quot;)" office:value-type="string" office:string-value="x">
            <text:p>x</text:p>
          </table:table-cell>
          <table:table-cell table:style-name="ce3" table:formula="of:=IF([.AP$5]=[.$C50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50];IF([.AQ$5]&lt;&gt;&quot;&quot;;&quot;x&quot;;&quot;&quot;);&quot; &quot;)" office:value-type="string" office:string-value=" ">
            <text:p><text:s/></text:p>
          </table:table-cell>
          <table:table-cell table:style-name="ce6" table:formula="of:=IF([.AR$5]=[.$C50];IF([.AR$5]&lt;&gt;&quot;&quot;;&quot;x&quot;;&quot;&quot;);&quot; &quot;)" office:value-type="string" office:string-value="x">
            <text:p>x</text:p>
          </table:table-cell>
          <table:table-cell table:style-name="ce3" table:formula="of:=IF([.AS$5]=[.$C50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50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50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50];IF([.AV$5]&lt;&gt;&quot;&quot;;&quot;x&quot;;&quot;&quot;);&quot; &quot;)" office:value-type="string" office:string-value="x">
            <text:p>x</text:p>
          </table:table-cell>
          <table:table-cell table:style-name="ce3" table:formula="of:=IF([.AW$5]=[.$C50];IF([.AW$5]&lt;&gt;&quot;&quot;;&quot;x&quot;;&quot;&quot;);&quot; &quot;)" office:value-type="string" office:string-value="x">
            <text:p>x</text:p>
          </table:table-cell>
          <table:table-cell table:style-name="ce3" table:formula="of:=IF([.AX$5]=[.$C50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3" table:formula="of:=IF([.D$5]=[.$C51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51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51];IF([.F$5]&lt;&gt;&quot;&quot;;&quot;x&quot;;&quot;&quot;);&quot; &quot;)" office:value-type="string" office:string-value="x">
            <text:p>x</text:p>
          </table:table-cell>
          <table:table-cell table:style-name="ce3" table:formula="of:=IF([.G$5]=[.$C51];IF([.G$5]&lt;&gt;&quot;&quot;;&quot;x&quot;;&quot;&quot;);&quot; &quot;)" office:value-type="string" office:string-value="x">
            <text:p>x</text:p>
          </table:table-cell>
          <table:table-cell table:style-name="ce3" table:formula="of:=IF([.H$5]=[.$C51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51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51];IF([.J$5]&lt;&gt;&quot;&quot;;&quot;x&quot;;&quot;&quot;);&quot; &quot;)" office:value-type="string" office:string-value="x">
            <text:p>x</text:p>
          </table:table-cell>
          <table:table-cell table:style-name="ce3" table:formula="of:=IF([.K$5]=[.$C51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51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51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51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51];IF([.O$5]&lt;&gt;&quot;&quot;;&quot;x&quot;;&quot;&quot;);&quot; &quot;)" office:value-type="string" office:string-value="x">
            <text:p>x</text:p>
          </table:table-cell>
          <table:table-cell table:style-name="ce3" table:formula="of:=IF([.P$5]=[.$C51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51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51];IF([.R$5]&lt;&gt;&quot;&quot;;&quot;x&quot;;&quot;&quot;);&quot; &quot;)" office:value-type="string" office:string-value="x">
            <text:p>x</text:p>
          </table:table-cell>
          <table:table-cell table:style-name="ce3" table:formula="of:=IF([.S$5]=[.$C51];IF([.S$5]&lt;&gt;&quot;&quot;;&quot;x&quot;;&quot;&quot;);&quot; &quot;)" office:value-type="string" office:string-value="x">
            <text:p>x</text:p>
          </table:table-cell>
          <table:table-cell table:style-name="ce3" table:formula="of:=IF([.T$5]=[.$C51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51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51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51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51];IF([.X$5]&lt;&gt;&quot;&quot;;&quot;x&quot;;&quot;&quot;);&quot; &quot;)" office:value-type="string" office:string-value="x">
            <text:p>x</text:p>
          </table:table-cell>
          <table:table-cell table:style-name="ce3" table:formula="of:=IF([.Y$5]=[.$C51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51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51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51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51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51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51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51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51];IF([.AG$5]&lt;&gt;&quot;&quot;;&quot;x&quot;;&quot;&quot;);&quot; &quot;)" office:value-type="string" office:string-value="x">
            <text:p>x</text:p>
          </table:table-cell>
          <table:table-cell table:style-name="ce3" table:formula="of:=IF([.AH$5]=[.$C51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51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51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51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51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51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51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51];IF([.AO$5]&lt;&gt;&quot;&quot;;&quot;x&quot;;&quot;&quot;);&quot; &quot;)" office:value-type="string" office:string-value="x">
            <text:p>x</text:p>
          </table:table-cell>
          <table:table-cell table:style-name="ce3" table:formula="of:=IF([.AP$5]=[.$C51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51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51];IF([.AR$5]&lt;&gt;&quot;&quot;;&quot;x&quot;;&quot;&quot;);&quot; &quot;)" office:value-type="string" office:string-value="x">
            <text:p>x</text:p>
          </table:table-cell>
          <table:table-cell table:style-name="ce3" table:formula="of:=IF([.AS$5]=[.$C51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51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51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51];IF([.AV$5]&lt;&gt;&quot;&quot;;&quot;x&quot;;&quot;&quot;);&quot; &quot;)" office:value-type="string" office:string-value="x">
            <text:p>x</text:p>
          </table:table-cell>
          <table:table-cell table:style-name="ce3" table:formula="of:=IF([.AW$5]=[.$C51];IF([.AW$5]&lt;&gt;&quot;&quot;;&quot;x&quot;;&quot;&quot;);&quot; &quot;)" office:value-type="string" office:string-value="x">
            <text:p>x</text:p>
          </table:table-cell>
          <table:table-cell table:style-name="ce3" table:formula="of:=IF([.AX$5]=[.$C51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>
            <text:p>a</text:p>
          </table:table-cell>
          <table:table-cell table:style-name="ce3" table:formula="of:=IF([.D$5]=[.$C52];IF([.D$5]&lt;&gt;&quot;&quot;;&quot;x&quot;;&quot;&quot;);&quot; &quot;)" office:value-type="string" office:string-value=" ">
            <text:p><text:s/></text:p>
          </table:table-cell>
          <table:table-cell table:style-name="ce3" table:formula="of:=IF([.E$5]=[.$C52];IF([.E$5]&lt;&gt;&quot;&quot;;&quot;x&quot;;&quot;&quot;);&quot; &quot;)" office:value-type="string" office:string-value=" ">
            <text:p><text:s/></text:p>
          </table:table-cell>
          <table:table-cell table:style-name="ce3" table:formula="of:=IF([.F$5]=[.$C52];IF([.F$5]&lt;&gt;&quot;&quot;;&quot;x&quot;;&quot;&quot;);&quot; &quot;)" office:value-type="string" office:string-value="x">
            <text:p>x</text:p>
          </table:table-cell>
          <table:table-cell table:style-name="ce3" table:formula="of:=IF([.G$5]=[.$C52];IF([.G$5]&lt;&gt;&quot;&quot;;&quot;x&quot;;&quot;&quot;);&quot; &quot;)" office:value-type="string" office:string-value="x">
            <text:p>x</text:p>
          </table:table-cell>
          <table:table-cell table:style-name="ce3" table:formula="of:=IF([.H$5]=[.$C52];IF([.H$5]&lt;&gt;&quot;&quot;;&quot;x&quot;;&quot;&quot;);&quot; &quot;)" office:value-type="string" office:string-value=" ">
            <text:p><text:s/></text:p>
          </table:table-cell>
          <table:table-cell table:style-name="ce3" table:formula="of:=IF([.I$5]=[.$C52];IF([.I$5]&lt;&gt;&quot;&quot;;&quot;x&quot;;&quot;&quot;);&quot; &quot;)" office:value-type="string" office:string-value=" ">
            <text:p><text:s/></text:p>
          </table:table-cell>
          <table:table-cell table:style-name="ce3" table:formula="of:=IF([.J$5]=[.$C52];IF([.J$5]&lt;&gt;&quot;&quot;;&quot;x&quot;;&quot;&quot;);&quot; &quot;)" office:value-type="string" office:string-value="x">
            <text:p>x</text:p>
          </table:table-cell>
          <table:table-cell table:style-name="ce3" table:formula="of:=IF([.K$5]=[.$C52];IF([.K$5]&lt;&gt;&quot;&quot;;&quot;x&quot;;&quot;&quot;);&quot; &quot;)" office:value-type="string" office:string-value=" ">
            <text:p><text:s/></text:p>
          </table:table-cell>
          <table:table-cell table:style-name="ce3" table:formula="of:=IF([.L$5]=[.$C52];IF([.L$5]&lt;&gt;&quot;&quot;;&quot;x&quot;;&quot;&quot;);&quot; &quot;)" office:value-type="string" office:string-value=" ">
            <text:p><text:s/></text:p>
          </table:table-cell>
          <table:table-cell table:style-name="ce3" table:formula="of:=IF([.M$5]=[.$C52];IF([.M$5]&lt;&gt;&quot;&quot;;&quot;x&quot;;&quot;&quot;);&quot; &quot;)" office:value-type="string" office:string-value=" ">
            <text:p><text:s/></text:p>
          </table:table-cell>
          <table:table-cell table:style-name="ce3" table:formula="of:=IF([.N$5]=[.$C52];IF([.N$5]&lt;&gt;&quot;&quot;;&quot;x&quot;;&quot;&quot;);&quot; &quot;)" office:value-type="string" office:string-value=" ">
            <text:p><text:s/></text:p>
          </table:table-cell>
          <table:table-cell table:style-name="ce3" table:formula="of:=IF([.O$5]=[.$C52];IF([.O$5]&lt;&gt;&quot;&quot;;&quot;x&quot;;&quot;&quot;);&quot; &quot;)" office:value-type="string" office:string-value="x">
            <text:p>x</text:p>
          </table:table-cell>
          <table:table-cell table:style-name="ce3" table:formula="of:=IF([.P$5]=[.$C52];IF([.P$5]&lt;&gt;&quot;&quot;;&quot;x&quot;;&quot;&quot;);&quot; &quot;)" office:value-type="string" office:string-value=" ">
            <text:p><text:s/></text:p>
          </table:table-cell>
          <table:table-cell table:style-name="ce3" table:formula="of:=IF([.Q$5]=[.$C52];IF([.Q$5]&lt;&gt;&quot;&quot;;&quot;x&quot;;&quot;&quot;);&quot; &quot;)" office:value-type="string" office:string-value=" ">
            <text:p><text:s/></text:p>
          </table:table-cell>
          <table:table-cell table:style-name="ce3" table:formula="of:=IF([.R$5]=[.$C52];IF([.R$5]&lt;&gt;&quot;&quot;;&quot;x&quot;;&quot;&quot;);&quot; &quot;)" office:value-type="string" office:string-value="x">
            <text:p>x</text:p>
          </table:table-cell>
          <table:table-cell table:style-name="ce3" table:formula="of:=IF([.S$5]=[.$C52];IF([.S$5]&lt;&gt;&quot;&quot;;&quot;x&quot;;&quot;&quot;);&quot; &quot;)" office:value-type="string" office:string-value="x">
            <text:p>x</text:p>
          </table:table-cell>
          <table:table-cell table:style-name="ce3" table:formula="of:=IF([.T$5]=[.$C52];IF([.T$5]&lt;&gt;&quot;&quot;;&quot;x&quot;;&quot;&quot;);&quot; &quot;)" office:value-type="string" office:string-value=" ">
            <text:p><text:s/></text:p>
          </table:table-cell>
          <table:table-cell table:style-name="ce3" table:formula="of:=IF([.U$5]=[.$C52];IF([.U$5]&lt;&gt;&quot;&quot;;&quot;x&quot;;&quot;&quot;);&quot; &quot;)" office:value-type="string" office:string-value=" ">
            <text:p><text:s/></text:p>
          </table:table-cell>
          <table:table-cell table:style-name="ce3" table:formula="of:=IF([.V$5]=[.$C52];IF([.V$5]&lt;&gt;&quot;&quot;;&quot;x&quot;;&quot;&quot;);&quot; &quot;)" office:value-type="string" office:string-value=" ">
            <text:p><text:s/></text:p>
          </table:table-cell>
          <table:table-cell table:style-name="ce3" table:formula="of:=IF([.W$5]=[.$C52];IF([.W$5]&lt;&gt;&quot;&quot;;&quot;x&quot;;&quot;&quot;);&quot; &quot;)" office:value-type="string" office:string-value=" ">
            <text:p><text:s/></text:p>
          </table:table-cell>
          <table:table-cell table:style-name="ce3" table:formula="of:=IF([.X$5]=[.$C52];IF([.X$5]&lt;&gt;&quot;&quot;;&quot;x&quot;;&quot;&quot;);&quot; &quot;)" office:value-type="string" office:string-value="x">
            <text:p>x</text:p>
          </table:table-cell>
          <table:table-cell table:style-name="ce3" table:formula="of:=IF([.Y$5]=[.$C52];IF([.Y$5]&lt;&gt;&quot;&quot;;&quot;x&quot;;&quot;&quot;);&quot; &quot;)" office:value-type="string" office:string-value=" ">
            <text:p><text:s/></text:p>
          </table:table-cell>
          <table:table-cell table:style-name="ce3" table:formula="of:=IF([.Z$5]=[.$C52];IF([.Z$5]&lt;&gt;&quot;&quot;;&quot;x&quot;;&quot;&quot;);&quot; &quot;)" office:value-type="string" office:string-value=" ">
            <text:p><text:s/></text:p>
          </table:table-cell>
          <table:table-cell table:style-name="ce3" table:formula="of:=IF([.AA$5]=[.$C52];IF([.AA$5]&lt;&gt;&quot;&quot;;&quot;x&quot;;&quot;&quot;);&quot; &quot;)" office:value-type="string" office:string-value=" ">
            <text:p><text:s/></text:p>
          </table:table-cell>
          <table:table-cell table:style-name="ce3" table:formula="of:=IF([.AB$5]=[.$C52];IF([.AB$5]&lt;&gt;&quot;&quot;;&quot;x&quot;;&quot;&quot;);&quot; &quot;)" office:value-type="string" office:string-value=" ">
            <text:p><text:s/></text:p>
          </table:table-cell>
          <table:table-cell table:style-name="ce3" table:formula="of:=IF([.AC$5]=[.$C52];IF([.AC$5]&lt;&gt;&quot;&quot;;&quot;x&quot;;&quot;&quot;);&quot; &quot;)" office:value-type="string" office:string-value=" ">
            <text:p><text:s/></text:p>
          </table:table-cell>
          <table:table-cell table:style-name="ce3" table:formula="of:=IF([.AD$5]=[.$C52];IF([.AD$5]&lt;&gt;&quot;&quot;;&quot;x&quot;;&quot;&quot;);&quot; &quot;)" office:value-type="string" office:string-value=" ">
            <text:p><text:s/></text:p>
          </table:table-cell>
          <table:table-cell table:style-name="ce3" table:formula="of:=IF([.AE$5]=[.$C52];IF([.AE$5]&lt;&gt;&quot;&quot;;&quot;x&quot;;&quot;&quot;);&quot; &quot;)" office:value-type="string" office:string-value=" ">
            <text:p><text:s/></text:p>
          </table:table-cell>
          <table:table-cell table:style-name="ce3" table:formula="of:=IF([.AF$5]=[.$C52];IF([.AF$5]&lt;&gt;&quot;&quot;;&quot;x&quot;;&quot;&quot;);&quot; &quot;)" office:value-type="string" office:string-value=" ">
            <text:p><text:s/></text:p>
          </table:table-cell>
          <table:table-cell table:style-name="ce3" table:formula="of:=IF([.AG$5]=[.$C52];IF([.AG$5]&lt;&gt;&quot;&quot;;&quot;x&quot;;&quot;&quot;);&quot; &quot;)" office:value-type="string" office:string-value="x">
            <text:p>x</text:p>
          </table:table-cell>
          <table:table-cell table:style-name="ce3" table:formula="of:=IF([.AH$5]=[.$C52];IF([.AH$5]&lt;&gt;&quot;&quot;;&quot;x&quot;;&quot;&quot;);&quot; &quot;)" office:value-type="string" office:string-value=" ">
            <text:p><text:s/></text:p>
          </table:table-cell>
          <table:table-cell table:style-name="ce3" table:formula="of:=IF([.AI$5]=[.$C52];IF([.AI$5]&lt;&gt;&quot;&quot;;&quot;x&quot;;&quot;&quot;);&quot; &quot;)" office:value-type="string" office:string-value=" ">
            <text:p><text:s/></text:p>
          </table:table-cell>
          <table:table-cell table:style-name="ce3" table:formula="of:=IF([.AJ$5]=[.$C52];IF([.AJ$5]&lt;&gt;&quot;&quot;;&quot;x&quot;;&quot;&quot;);&quot; &quot;)" office:value-type="string" office:string-value=" ">
            <text:p><text:s/></text:p>
          </table:table-cell>
          <table:table-cell table:style-name="ce3" table:formula="of:=IF([.AK$5]=[.$C52];IF([.AK$5]&lt;&gt;&quot;&quot;;&quot;x&quot;;&quot;&quot;);&quot; &quot;)" office:value-type="string" office:string-value=" ">
            <text:p><text:s/></text:p>
          </table:table-cell>
          <table:table-cell table:style-name="ce3" table:formula="of:=IF([.AL$5]=[.$C52];IF([.AL$5]&lt;&gt;&quot;&quot;;&quot;x&quot;;&quot;&quot;);&quot; &quot;)" office:value-type="string" office:string-value=" ">
            <text:p><text:s/></text:p>
          </table:table-cell>
          <table:table-cell table:style-name="ce3" table:formula="of:=IF([.AM$5]=[.$C52];IF([.AM$5]&lt;&gt;&quot;&quot;;&quot;x&quot;;&quot;&quot;);&quot; &quot;)" office:value-type="string" office:string-value=" ">
            <text:p><text:s/></text:p>
          </table:table-cell>
          <table:table-cell table:style-name="ce3" table:formula="of:=IF([.AN$5]=[.$C52];IF([.AN$5]&lt;&gt;&quot;&quot;;&quot;x&quot;;&quot;&quot;);&quot; &quot;)" office:value-type="string" office:string-value=" ">
            <text:p><text:s/></text:p>
          </table:table-cell>
          <table:table-cell table:style-name="ce3" table:formula="of:=IF([.AO$5]=[.$C52];IF([.AO$5]&lt;&gt;&quot;&quot;;&quot;x&quot;;&quot;&quot;);&quot; &quot;)" office:value-type="string" office:string-value="x">
            <text:p>x</text:p>
          </table:table-cell>
          <table:table-cell table:style-name="ce3" table:formula="of:=IF([.AP$5]=[.$C52];IF([.AP$5]&lt;&gt;&quot;&quot;;&quot;x&quot;;&quot;&quot;);&quot; &quot;)" office:value-type="string" office:string-value=" ">
            <text:p><text:s/></text:p>
          </table:table-cell>
          <table:table-cell table:style-name="ce3" table:formula="of:=IF([.AQ$5]=[.$C52];IF([.AQ$5]&lt;&gt;&quot;&quot;;&quot;x&quot;;&quot;&quot;);&quot; &quot;)" office:value-type="string" office:string-value=" ">
            <text:p><text:s/></text:p>
          </table:table-cell>
          <table:table-cell table:style-name="ce3" table:formula="of:=IF([.AR$5]=[.$C52];IF([.AR$5]&lt;&gt;&quot;&quot;;&quot;x&quot;;&quot;&quot;);&quot; &quot;)" office:value-type="string" office:string-value="x">
            <text:p>x</text:p>
          </table:table-cell>
          <table:table-cell table:style-name="ce3" table:formula="of:=IF([.AS$5]=[.$C52];IF([.AS$5]&lt;&gt;&quot;&quot;;&quot;x&quot;;&quot;&quot;);&quot; &quot;)" office:value-type="string" office:string-value=" ">
            <text:p><text:s/></text:p>
          </table:table-cell>
          <table:table-cell table:style-name="ce3" table:formula="of:=IF([.AT$5]=[.$C52];IF([.AT$5]&lt;&gt;&quot;&quot;;&quot;x&quot;;&quot;&quot;);&quot; &quot;)" office:value-type="string" office:string-value=" ">
            <text:p><text:s/></text:p>
          </table:table-cell>
          <table:table-cell table:style-name="ce3" table:formula="of:=IF([.AU$5]=[.$C52];IF([.AU$5]&lt;&gt;&quot;&quot;;&quot;x&quot;;&quot;&quot;);&quot; &quot;)" office:value-type="string" office:string-value=" ">
            <text:p><text:s/></text:p>
          </table:table-cell>
          <table:table-cell table:style-name="ce3" table:formula="of:=IF([.AV$5]=[.$C52];IF([.AV$5]&lt;&gt;&quot;&quot;;&quot;x&quot;;&quot;&quot;);&quot; &quot;)" office:value-type="string" office:string-value="x">
            <text:p>x</text:p>
          </table:table-cell>
          <table:table-cell table:style-name="ce3" table:formula="of:=IF([.AW$5]=[.$C52];IF([.AW$5]&lt;&gt;&quot;&quot;;&quot;x&quot;;&quot;&quot;);&quot; &quot;)" office:value-type="string" office:string-value="x">
            <text:p>x</text:p>
          </table:table-cell>
          <table:table-cell table:style-name="ce3" table:formula="of:=IF([.AX$5]=[.$C52];IF([.AX$5]&lt;&gt;&quot;&quot;;&quot;x&quot;;&quot;&quot;);&quot; &quot;)" office:value-type="string" office:string-value="x">
            <text:p>x</text:p>
          </table:table-cell>
          <table:table-cell table:number-columns-repeated="974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Arial Unicode MS" svg:font-family="'Arial Unicode M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/00/0000</text:date>, <text:time style:data-style-name="N2" text:time-value="0000-00-00T10:19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pty" style:display-name="PageStyle_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e" style:display-name="PageStyle_s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w_20_compl" style:display-name="PageStyle_low comp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rt_20_rep" style:display-name="PageStyle_short r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ng_20_rep" style:display-name="PageStyle_long r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20_repeats" style:display-name="PageStyle_inv repe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fferent" style:display-name="PageStyle_differ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orn</meta:initial-creator>
    <meta:creation-date>2006-10-10T14:58:25</meta:creation-date>
    <dc:creator>Sandra </dc:creator>
    <dc:date>2012-12-20T10:20:20</dc:date>
    <meta:editing-cycles>12</meta:editing-cycles>
    <meta:editing-duration>PT12M31S</meta:editing-duration>
    <meta:generator>LibreOffice/3.6$Linux_X86_64 LibreOffice_project/360m1$Build-102</meta:generator>
    <meta:document-statistic meta:table-count="1" meta:cell-count="2399" meta:object-count="0"/>
  </office:meta>
</office:document-meta>
</file>

<file path=Basic/Standard/Sheet10.xml><?xml version="1.0" encoding="utf-8"?>
<!DOCTYPE module  PUBLIC '-//OpenOffice.org//DTD OfficeDocument 1.0//EN'  'module.dtd'>
<script:module xmlns:script="http://openoffice.org/2000/script" script:name="Sheet10" script:language="StarBasic">Rem Attribute VBA_ModuleType=VBADocumentModule
Option VBASupport 1
</script:module>
</file>

<file path=Basic/Standard/Sheet11.xml><?xml version="1.0" encoding="utf-8"?>
<!DOCTYPE module  PUBLIC '-//OpenOffice.org//DTD OfficeDocument 1.0//EN'  'module.dtd'>
<script:module xmlns:script="http://openoffice.org/2000/script" script:name="Sheet11" script:language="StarBasic">Rem Attribute VBA_ModuleType=VBADocumentModule
Option VBASupport 1
</script:module>
</file>

<file path=Basic/Standard/Sheet12.xml><?xml version="1.0" encoding="utf-8"?>
<!DOCTYPE module  PUBLIC '-//OpenOffice.org//DTD OfficeDocument 1.0//EN'  'module.dtd'>
<script:module xmlns:script="http://openoffice.org/2000/script" script:name="Sheet12" script:language="StarBasic">Rem Attribute VBA_ModuleType=VBADocumentModule
Option VBASupport 1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Option VBASupport 1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Option VBASupport 1
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>Rem Attribute VBA_ModuleType=VBADocumentModule
Option VBASupport 1
</script:module>
</file>

<file path=Basic/Standard/Sheet9.xml><?xml version="1.0" encoding="utf-8"?>
<!DOCTYPE module  PUBLIC '-//OpenOffice.org//DTD OfficeDocument 1.0//EN'  'module.dtd'>
<script:module xmlns:script="http://openoffice.org/2000/script" script:name="Sheet9" script:language="StarBasic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8"/>
  <library:element library:name="Sheet7"/>
  <library:element library:name="Sheet10"/>
  <library:element library:name="Sheet9"/>
  <library:element library:name="ThisWorkbook"/>
  <library:element library:name="Sheet6"/>
  <library:element library:name="Sheet11"/>
  <library:element library:name="Sheet1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